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47b8b8" draw:textarea-horizontal-align="justify" draw:textarea-vertical-align="middle" draw:auto-grow-height="false" draw:shadow="hidden"/>
    </style:style>
    <style:style style:name="gr4" style:family="graphic" style:parent-style-name="standard">
      <style:graphic-properties draw:stroke="none" svg:stroke-color="#000000" draw:fill="none" draw:fill-color="#ffffff" draw:textarea-horizontal-align="left" draw:auto-grow-height="true" draw:auto-grow-width="true" fo:min-height="1.655cm" fo:min-width="0cm"/>
    </style:style>
    <style:style style:name="gr5" style:family="graphic" style:parent-style-name="standard">
      <style:graphic-properties svg:stroke-color="#008080" draw:fill="solid" draw:fill-color="#47b8b8" draw:textarea-horizontal-align="justify" draw:textarea-vertical-align="middle" draw:auto-grow-height="false"/>
    </style:style>
    <style:style style:name="gr6" style:family="graphic" style:parent-style-name="standard">
      <style:graphic-properties svg:stroke-color="#99ccff" draw:textarea-horizontal-align="justify" draw:textarea-vertical-align="middle" draw:auto-grow-height="false" fo:min-height="0cm" fo:min-width="0cm" fo:wrap-option="no-wrap"/>
    </style:style>
    <style:style style:name="gr7" style:family="graphic" style:parent-style-name="standard">
      <style:graphic-properties svg:stroke-color="#99ccff" draw:marker-start="" draw:marker-start-width="0.3cm" draw:marker-end="Arrow" draw:marker-end-width="0.3cm" draw:textarea-horizontal-align="center" draw:textarea-vertical-align="middle"/>
    </style:style>
    <style:style style:name="gr8" style:family="graphic" style:parent-style-name="standard">
      <style:graphic-properties svg:stroke-color="#99ccff" draw:marker-end="Arrow" draw:marker-end-width="0.3cm" draw:textarea-horizontal-align="center" draw:textarea-vertical-align="middle"/>
    </style:style>
    <style:style style:name="gr9" style:family="graphic">
      <style:graphic-properties style:protect="size"/>
    </style:style>
    <style:style style:name="gr10" style:family="graphic" style:parent-style-name="standard">
      <style:graphic-properties draw:stroke="none" svg:stroke-color="#000000" draw:fill="none" draw:fill-color="#ffffff" draw:textarea-horizontal-align="left" draw:auto-grow-height="true" draw:auto-grow-width="true" fo:min-height="0.904cm" fo:min-width="2.674cm"/>
    </style:style>
    <style:style style:name="gr11" style:family="graphic" style:parent-style-name="standard">
      <style:graphic-properties draw:stroke="none" svg:stroke-color="#000000" draw:fill="none" draw:fill-color="#ffffff" draw:textarea-horizontal-align="left" draw:auto-grow-height="true" draw:auto-grow-width="true" fo:min-height="1.595cm" fo:min-width="4.272cm"/>
    </style:style>
    <style:style style:name="gr12" style:family="graphic" style:parent-style-name="standard">
      <style:graphic-properties draw:stroke="none" svg:stroke-color="#000000" draw:fill="none" draw:fill-color="#ffffff" draw:textarea-horizontal-align="left" draw:auto-grow-height="true" draw:auto-grow-width="true" fo:min-height="1.88cm" fo:min-width="3.332cm"/>
    </style:style>
    <style:style style:name="gr13" style:family="graphic" style:parent-style-name="standard">
      <style:graphic-properties draw:stroke="none" svg:stroke-color="#000000" draw:fill="none" draw:fill-color="#ffffff" draw:textarea-horizontal-align="left" draw:auto-grow-height="true" draw:auto-grow-width="true" fo:min-height="2.668cm" fo:min-width="3.508cm"/>
    </style:style>
    <style:style style:name="gr14" style:family="graphic" style:parent-style-name="standard">
      <style:graphic-properties svg:stroke-color="#ff6633"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true" fo:min-height="1.717cm" fo:min-width="4.283cm"/>
    </style:style>
    <style:style style:name="gr16" style:family="graphic" style:parent-style-name="standard">
      <style:graphic-properties draw:stroke="none" svg:stroke-color="#000000" draw:fill="none" draw:fill-color="#ffffff" draw:textarea-horizontal-align="left" draw:auto-grow-height="true" draw:auto-grow-width="true" fo:min-height="1.309cm" fo:min-width="4.598cm"/>
    </style:style>
    <style:style style:name="gr17" style:family="graphic" style:parent-style-name="standard">
      <style:graphic-properties draw:stroke="none" svg:stroke-color="#000000" draw:fill="none" draw:fill-color="#ffffff" draw:textarea-horizontal-align="left" draw:auto-grow-height="true" draw:auto-grow-width="true" fo:min-height="0.91cm" fo:min-width="2.356cm"/>
    </style:style>
    <style:style style:name="gr18" style:family="graphic" style:parent-style-name="standard">
      <style:graphic-properties svg:stroke-color="#cc6633" draw:fill="solid" draw:fill-color="#ff6633" draw:textarea-horizontal-align="justify" draw:textarea-vertical-align="middle" draw:auto-grow-height="false"/>
    </style:style>
    <style:style style:name="gr19" style:family="graphic" style:parent-style-name="standard">
      <style:graphic-properties draw:stroke="none" svg:stroke-color="#99ccff" draw:fill="none" draw:fill-color="#ffffff" draw:textarea-horizontal-align="left" draw:auto-grow-height="true" draw:auto-grow-width="true" fo:min-height="1.786cm" fo:min-width="3.513cm"/>
    </style:style>
    <style:style style:name="gr20" style:family="graphic" style:parent-style-name="standard">
      <style:graphic-properties draw:stroke="none" svg:stroke-color="#000000" draw:fill="none" draw:fill-color="#ffffff" draw:textarea-horizontal-align="left" draw:auto-grow-height="true" draw:auto-grow-width="true" fo:min-height="0.903cm" fo:min-width="1.844cm"/>
    </style:style>
    <style:style style:name="gr21" style:family="graphic" style:parent-style-name="standard">
      <style:graphic-properties svg:stroke-color="#cc6633" draw:textarea-horizontal-align="justify" draw:textarea-vertical-align="middle" draw:auto-grow-height="false" draw:shadow="hidden"/>
    </style:style>
    <style:style style:name="gr22" style:family="graphic" style:parent-style-name="standard">
      <style:graphic-properties draw:stroke="none" svg:stroke-color="#000000" draw:fill="none" draw:fill-color="#ffffff" draw:textarea-horizontal-align="left" draw:auto-grow-height="true" draw:auto-grow-width="true" fo:min-height="2.294cm" fo:min-width="3.95cm"/>
    </style:style>
    <style:style style:name="gr23" style:family="graphic" style:parent-style-name="standard">
      <style:graphic-properties svg:stroke-width="0.05cm" svg:stroke-color="#333333" draw:marker-start="Arrow" draw:marker-start-width="0.225cm" draw:marker-start-center="true" draw:marker-end="Arrow" draw:marker-end-width="0.225cm" draw:marker-end-center="true" draw:textarea-horizontal-align="center" draw:textarea-vertical-align="middle" fo:padding-top="0.05cm" fo:padding-bottom="0.05cm" fo:padding-left="0.175cm" fo:padding-right="0.175cm"/>
    </style:style>
    <style:style style:name="gr24" style:family="graphic" style:parent-style-name="standard">
      <style:graphic-properties draw:stroke="dash" draw:stroke-dash="Ultrafine_20_Dashed" svg:stroke-width="0.05cm" svg:stroke-color="#333333" draw:marker-start="Arrow" draw:marker-start-width="0.225cm" draw:marker-end="Arrow" draw:marker-end-width="0.225cm" draw:textarea-horizontal-align="center" draw:textarea-vertical-align="middle" fo:padding-top="0.05cm" fo:padding-bottom="0.05cm" fo:padding-left="0.175cm" fo:padding-right="0.175cm"/>
    </style:style>
    <style:style style:name="gr25" style:family="graphic" style:parent-style-name="standard">
      <style:graphic-properties draw:stroke="none" svg:stroke-color="#000000" draw:fill="none" draw:fill-color="#ffffff" draw:textarea-horizontal-align="left" draw:auto-grow-height="true" draw:auto-grow-width="true" fo:min-height="1.231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0.796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1.576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1.232cm" fo:min-width="0cm"/>
    </style:style>
    <style:style style:name="gr29" style:family="graphic" style:parent-style-name="standard">
      <style:graphic-properties svg:stroke-color="#47b8b8" draw:textarea-horizontal-align="justify" draw:textarea-vertical-align="middle" draw:auto-grow-height="false"/>
    </style:style>
    <style:style style:name="gr30" style:family="graphic" style:parent-style-name="standard">
      <style:graphic-properties svg:stroke-color="#280099" draw:textarea-horizontal-align="justify" draw:textarea-vertical-align="middle" draw:auto-grow-height="false"/>
    </style:style>
    <style:style style:name="gr31" style:family="graphic" style:parent-style-name="standard">
      <style:graphic-properties svg:stroke-color="#280099" draw:textarea-horizontal-align="center" draw:textarea-vertical-align="middle"/>
    </style:style>
    <style:style style:name="gr32" style:family="graphic" style:parent-style-name="standard">
      <style:graphic-properties svg:stroke-color="#47b8b8" draw:textarea-horizontal-align="justify" draw:textarea-vertical-align="middle" draw:auto-grow-height="false"/>
    </style:style>
    <style:style style:name="gr33" style:family="graphic" style:parent-style-name="standard">
      <style:graphic-properties svg:stroke-width="0.05cm" svg:stroke-color="#666666" draw:marker-start-width="0.325cm" draw:marker-end="Arrow" draw:marker-end-width="0.325cm" draw:textarea-horizontal-align="center" draw:textarea-vertical-align="middle" fo:padding-top="0.05cm" fo:padding-bottom="0.05cm" fo:padding-left="0.175cm" fo:padding-right="0.175cm"/>
    </style:style>
    <style:style style:name="gr34" style:family="graphic" style:parent-style-name="standard">
      <style:graphic-properties svg:stroke-color="#99ccff" draw:textarea-horizontal-align="justify" draw:textarea-vertical-align="middle" draw:auto-grow-height="false"/>
    </style:style>
    <style:style style:name="gr35" style:family="graphic" style:parent-style-name="standard">
      <style:graphic-properties draw:stroke="none" svg:stroke-color="#000000" draw:fill="none" draw:fill-color="#ffffff" draw:textarea-horizontal-align="left" draw:auto-grow-height="true" draw:auto-grow-width="true" fo:min-height="0.904cm" fo:min-width="4.16cm"/>
    </style:style>
    <style:style style:name="gr36" style:family="graphic" style:parent-style-name="standard">
      <style:graphic-properties svg:stroke-color="#000080" draw:fill="solid" draw:fill-color="#99ccff" draw:textarea-horizontal-align="justify" draw:textarea-vertical-align="middle" draw:auto-grow-height="false"/>
    </style:style>
    <style:style style:name="gr37" style:family="graphic" style:parent-style-name="standard">
      <style:graphic-properties svg:stroke-color="#280099" draw:marker-end="Arrow" draw:marker-end-width="0.3cm" draw:textarea-horizontal-align="center" draw:textarea-vertical-align="middle"/>
    </style:style>
    <style:style style:name="gr38" style:family="graphic" style:parent-style-name="objectwithoutfill">
      <style:graphic-properties svg:stroke-color="#808080" draw:fill="none" draw:textarea-horizontal-align="center" draw:textarea-vertical-align="middle"/>
    </style:style>
    <style:style style:name="gr39" style:family="graphic" style:parent-style-name="standard">
      <style:graphic-properties draw:stroke="none" svg:stroke-color="#000000" draw:fill="none" draw:fill-color="#ffffff" draw:textarea-horizontal-align="left" draw:auto-grow-height="true" draw:auto-grow-width="true" fo:min-height="0.904cm" fo:min-width="1.871cm"/>
    </style:style>
    <style:style style:name="gr40" style:family="graphic" style:parent-style-name="standard">
      <style:graphic-properties draw:stroke="none" svg:stroke-color="#000000" draw:fill="none" draw:fill-color="#ffffff" draw:textarea-horizontal-align="left" draw:auto-grow-height="true" draw:auto-grow-width="true" fo:min-height="0.528cm" fo:min-width="0cm"/>
    </style:style>
    <style:style style:name="gr41" style:family="graphic" style:parent-style-name="standard">
      <style:graphic-properties svg:stroke-color="#000080" draw:marker-end="Arrow" draw:marker-end-width="0.3cm" draw:textarea-horizontal-align="center" draw:textarea-vertical-align="middle"/>
    </style:style>
    <style:style style:name="gr42" style:family="graphic" style:parent-style-name="standard">
      <style:graphic-properties draw:stroke="none" svg:stroke-color="#000000" draw:fill="none" draw:fill-color="#ffffff" draw:textarea-horizontal-align="left" draw:auto-grow-height="true" draw:auto-grow-width="true" fo:min-height="0.159cm" fo:min-width="0cm"/>
    </style:style>
    <style:style style:name="gr43" style:family="graphic" style:parent-style-name="standard">
      <style:graphic-properties svg:stroke-color="#008000" draw:fill="solid" draw:fill-color="#94bd5e" draw:textarea-horizontal-align="justify" draw:textarea-vertical-align="middle" draw:auto-grow-height="false"/>
    </style:style>
    <style:style style:name="gr44" style:family="graphic" style:parent-style-name="standard">
      <style:graphic-properties draw:stroke="none" svg:stroke-color="#000000" draw:fill="none" draw:fill-color="#ffffff" draw:textarea-horizontal-align="left" draw:auto-grow-height="true" draw:auto-grow-width="true" fo:min-height="0.382cm" fo:min-width="0cm"/>
    </style:style>
    <style:style style:name="gr45" style:family="graphic" style:parent-style-name="standard">
      <style:graphic-properties svg:stroke-color="#94bd5e" draw:marker-end="Arrow" draw:marker-end-width="0.3cm" draw:textarea-horizontal-align="center" draw:textarea-vertical-align="middle"/>
    </style:style>
    <style:style style:name="gr46" style:family="graphic" style:parent-style-name="standard">
      <style:graphic-properties draw:stroke="none" svg:stroke-color="#000000" draw:fill="none" draw:fill-color="#ffffff" draw:textarea-horizontal-align="left" draw:auto-grow-height="true" draw:auto-grow-width="true" fo:min-height="0.004cm" fo:min-width="0cm"/>
    </style:style>
    <style:style style:name="gr47" style:family="graphic" style:parent-style-name="standard">
      <style:graphic-properties svg:stroke-color="#94bd5e" draw:textarea-horizontal-align="justify" draw:textarea-vertical-align="middle" draw:auto-grow-height="false"/>
    </style:style>
    <style:style style:name="gr48" style:family="graphic" style:parent-style-name="standard">
      <style:graphic-properties svg:stroke-color="#008000" draw:marker-end="Arrow" draw:marker-end-width="0.3cm" draw:textarea-horizontal-align="center" draw:textarea-vertical-align="middle"/>
    </style:style>
    <style:style style:name="gr49" style:family="graphic" style:parent-style-name="standard">
      <style:graphic-properties svg:stroke-color="#99ccff" draw:textarea-horizontal-align="center" draw:textarea-vertical-align="middle"/>
    </style:style>
    <style:style style:name="gr50" style:family="graphic" style:parent-style-name="standard">
      <style:graphic-properties svg:stroke-color="#ff6633" draw:textarea-horizontal-align="center" draw:textarea-vertical-align="middle"/>
    </style:style>
    <style:style style:name="gr51" style:family="graphic" style:parent-style-name="standard">
      <style:graphic-properties svg:stroke-color="#008000" draw:textarea-horizontal-align="justify" draw:textarea-vertical-align="middle" draw:auto-grow-height="false"/>
    </style:style>
    <style:style style:name="gr52" style:family="graphic" style:parent-style-name="standard">
      <style:graphic-properties svg:stroke-color="#dc2300" draw:textarea-horizontal-align="justify" draw:textarea-vertical-align="middle" draw:auto-grow-height="false"/>
    </style:style>
    <style:style style:name="gr53" style:family="graphic" style:parent-style-name="standard">
      <style:graphic-properties draw:stroke="dash" draw:stroke-dash="Fine_20_Dashed" svg:stroke-color="#dc2300" draw:textarea-horizontal-align="center" draw:textarea-vertical-align="middle"/>
    </style:style>
    <style:style style:name="gr54" style:family="graphic" style:parent-style-name="standard">
      <style:graphic-properties svg:stroke-width="0.05cm" svg:stroke-color="#333333" draw:marker-start="Arrow" draw:marker-start-width="0.3cm" draw:marker-end="" draw:marker-end-width="0.075cm" draw:textarea-horizontal-align="center" draw:textarea-vertical-align="middle" fo:padding-top="0.05cm" fo:padding-bottom="0.05cm" fo:padding-left="0.175cm" fo:padding-right="0.175cm"/>
    </style:style>
    <style:style style:name="gr55" style:family="graphic" style:parent-style-name="standard">
      <style:graphic-properties draw:stroke="none" svg:stroke-color="#000000" draw:fill="none" draw:fill-color="#ffffff" draw:textarea-horizontal-align="left" draw:auto-grow-height="true" draw:auto-grow-width="true" fo:min-height="0.783cm" fo:min-width="0cm"/>
    </style:style>
    <style:style style:name="gr56" style:family="graphic" style:parent-style-name="standard">
      <style:graphic-properties draw:stroke="none" svg:stroke-color="#000000" draw:fill="none" draw:fill-color="#ffffff" draw:textarea-horizontal-align="left" draw:auto-grow-height="true" draw:auto-grow-width="true" fo:min-height="0.349cm" fo:min-width="0cm"/>
    </style:style>
    <style:style style:name="gr57" style:family="graphic" style:parent-style-name="standard">
      <style:graphic-properties draw:stroke="none" svg:stroke-color="#000000" draw:fill="none" draw:fill-color="#ffffff" draw:textarea-horizontal-align="left" draw:auto-grow-height="true" draw:auto-grow-width="true" fo:min-height="0.736cm" fo:min-width="0cm"/>
    </style:style>
    <style:style style:name="gr58" style:family="graphic" style:parent-style-name="standard">
      <style:graphic-properties draw:stroke="none" svg:stroke-color="#000000" draw:fill="none" draw:fill-color="#ffffff" draw:textarea-horizontal-align="left" draw:auto-grow-height="true" draw:auto-grow-width="true" fo:min-height="0.762cm" fo:min-width="0cm"/>
    </style:style>
    <style:style style:name="gr59" style:family="graphic" style:parent-style-name="standard">
      <style:graphic-properties svg:stroke-width="0cm" svg:stroke-color="#333333" draw:marker-start-width="0cm" draw:marker-end="Arrow" draw:marker-end-width="0.15cm" draw:textarea-horizontal-align="center" draw:textarea-vertical-align="middle" fo:padding-top="0.025cm" fo:padding-bottom="0.025cm" fo:padding-left="0.15cm" fo:padding-right="0.15cm"/>
    </style:style>
    <style:style style:name="gr60" style:family="graphic" style:parent-style-name="standard">
      <style:graphic-properties draw:stroke="dash" draw:stroke-dash="Fine_20_Dashed_20__28_var_29_" svg:stroke-color="#ff6633" draw:textarea-horizontal-align="center" draw:textarea-vertical-align="middle"/>
    </style:style>
    <style:style style:name="gr61" style:family="graphic" style:parent-style-name="standard">
      <style:graphic-properties draw:stroke="dash" draw:stroke-dash="Ultrafine_20_Dashed" svg:stroke-width="0cm" svg:stroke-color="#333333" draw:marker-start-width="0cm" draw:marker-end="Arrow" draw:marker-end-width="0.15cm" draw:textarea-horizontal-align="center" draw:textarea-vertical-align="middle" fo:padding-top="0.025cm" fo:padding-bottom="0.025cm" fo:padding-left="0.15cm" fo:padding-right="0.15cm"/>
    </style:style>
    <style:style style:name="gr62" style:family="graphic" style:parent-style-name="standard">
      <style:graphic-properties draw:stroke="dash" draw:stroke-dash="Fine_20_Dashed_20__28_var_29_" svg:stroke-color="#99ccff" draw:textarea-horizontal-align="center" draw:textarea-vertical-align="middle"/>
    </style:style>
    <style:style style:name="gr63" style:family="graphic" style:parent-style-name="standard">
      <style:graphic-properties svg:stroke-color="#e6e6ff" draw:textarea-horizontal-align="center" draw:textarea-vertical-align="middle"/>
    </style:style>
    <style:style style:name="gr64" style:family="graphic" style:parent-style-name="standard">
      <style:graphic-properties svg:stroke-color="#ffcc99" draw:textarea-horizontal-align="center" draw:textarea-vertical-align="middle"/>
    </style:style>
    <style:style style:name="gr65" style:family="graphic" style:parent-style-name="standard">
      <style:graphic-properties draw:stroke="dash" draw:stroke-dash="Fine_20_Dotted" draw:textarea-horizontal-align="center" draw:textarea-vertical-align="middle"/>
    </style:style>
    <style:style style:name="gr66" style:family="graphic" style:parent-style-name="standard">
      <style:graphic-properties svg:stroke-color="#666666" draw:textarea-horizontal-align="justify" draw:textarea-vertical-align="middle" draw:auto-grow-height="false"/>
    </style:style>
    <style:style style:name="gr67" style:family="graphic" style:parent-style-name="standard">
      <style:graphic-properties draw:fill="solid" draw:fill-color="#ffffff" draw:textarea-horizontal-align="center" draw:textarea-vertical-align="middle"/>
    </style:style>
    <style:style style:name="gr68" style:family="graphic" style:parent-style-name="standard">
      <style:graphic-properties svg:stroke-color="#c0c0c0" draw:fill="solid" draw:fill-color="#ffffff" draw:textarea-horizontal-align="center" draw:textarea-vertical-align="middle"/>
    </style:style>
    <style:style style:name="gr69" style:family="graphic" style:parent-style-name="standard">
      <style:graphic-properties svg:stroke-color="#47b8b8" draw:fill="none" draw:textarea-vertical-align="middle" draw:auto-grow-height="false" fo:min-height="0.749cm" fo:min-width="0.499cm"/>
    </style:style>
    <style:style style:name="gr70" style:family="graphic" style:parent-style-name="standard">
      <style:graphic-properties svg:stroke-width="0.1cm" svg:stroke-color="#333333"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71" style:family="graphic" style:parent-style-name="standard">
      <style:graphic-properties svg:stroke-width="0.1cm" svg:stroke-color="#00ff00"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72" style:family="graphic" style:parent-style-name="standard">
      <style:graphic-properties svg:stroke-color="#666666" draw:fill="solid" draw:fill-color="#ffffff" draw:textarea-horizontal-align="justify" draw:textarea-vertical-align="middle" draw:auto-grow-height="false"/>
    </style:style>
    <style:style style:name="gr73" style:family="graphic" style:parent-style-name="standard">
      <style:graphic-properties svg:stroke-width="0.1cm" svg:stroke-color="#333333"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74" style:family="graphic" style:parent-style-name="standard">
      <style:graphic-properties svg:stroke-width="0.1cm" svg:stroke-color="#ff0000"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75" style:family="graphic" style:parent-style-name="standard">
      <style:graphic-properties svg:stroke-width="0.1cm" svg:stroke-color="#00ff00"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76" style:family="graphic" style:parent-style-name="standard">
      <style:graphic-properties draw:stroke="dash" draw:stroke-dash="Fine_20_Dashed_20__28_var_29_" svg:stroke-color="#ff3333" draw:textarea-horizontal-align="center" draw:textarea-vertical-align="middle"/>
    </style:style>
    <style:style style:name="gr77" style:family="graphic" style:parent-style-name="standard">
      <style:graphic-properties draw:stroke="none" svg:stroke-color="#000000" draw:fill="none" draw:fill-color="#ffffff" draw:textarea-horizontal-align="left" draw:auto-grow-height="true" draw:auto-grow-width="true" fo:min-height="0.93cm" fo:min-width="0cm"/>
    </style:style>
    <style:style style:name="gr78" style:family="graphic" style:parent-style-name="standard">
      <style:graphic-properties draw:stroke="none" svg:stroke-color="#000000" draw:fill="none" draw:fill-color="#ffffff" draw:textarea-horizontal-align="left" draw:auto-grow-height="true" draw:auto-grow-width="true" fo:min-height="0.427cm" fo:min-width="0cm"/>
    </style:style>
    <style:style style:name="gr79" style:family="graphic" style:parent-style-name="standard">
      <style:graphic-properties draw:stroke="none" svg:stroke-color="#000000" draw:fill="none" draw:fill-color="#ffffff" draw:textarea-horizontal-align="left" draw:auto-grow-height="true" draw:auto-grow-width="true" fo:min-height="0.684cm" fo:min-width="0cm"/>
    </style:style>
    <style:style style:name="gr80" style:family="graphic" style:parent-style-name="standard">
      <style:graphic-properties draw:stroke="none" svg:stroke-color="#000000" draw:fill="none" draw:fill-color="#ffffff" draw:textarea-horizontal-align="left" draw:auto-grow-height="true" draw:auto-grow-width="true" fo:min-height="0.52cm" fo:min-width="0cm"/>
    </style:style>
    <style:style style:name="gr81" style:family="graphic" style:parent-style-name="standard">
      <style:graphic-properties draw:fill="solid" draw:fill-color="#ffffff" draw:textarea-horizontal-align="justify" draw:textarea-vertical-align="middle" draw:auto-grow-height="false"/>
    </style:style>
    <style:style style:name="gr82" style:family="graphic" style:parent-style-name="standard">
      <style:graphic-properties svg:stroke-color="#ff6633" draw:fill="none" draw:textarea-vertical-align="middle" draw:auto-grow-height="false" fo:min-height="0.749cm" fo:min-width="0.499cm"/>
    </style:style>
    <style:style style:name="gr83" style:family="graphic" style:parent-style-name="standard">
      <style:graphic-properties draw:stroke="none" svg:stroke-color="#000000" draw:fill="none" draw:fill-color="#ffffff" draw:textarea-horizontal-align="left" draw:auto-grow-height="true" draw:auto-grow-width="true" fo:min-height="0.902cm" fo:min-width="0cm"/>
    </style:style>
    <style:style style:name="gr84" style:family="graphic" style:parent-style-name="standard">
      <style:graphic-properties draw:stroke="none" svg:stroke-color="#000000" draw:fill="none" draw:fill-color="#ffffff" draw:textarea-horizontal-align="left" draw:auto-grow-height="true" draw:auto-grow-width="true" fo:min-height="0.467cm" fo:min-width="0cm"/>
    </style:style>
    <style:style style:name="gr85" style:family="graphic" style:parent-style-name="standard">
      <style:graphic-properties draw:stroke="none" svg:stroke-color="#000000" draw:fill="none" draw:fill-color="#ffffff" draw:textarea-horizontal-align="left" draw:auto-grow-height="true" draw:auto-grow-width="true" fo:min-height="0.504cm" fo:min-width="0cm"/>
    </style:style>
    <style:style style:name="gr86" style:family="graphic" style:parent-style-name="standard">
      <style:graphic-properties draw:stroke="none" svg:stroke-color="#000000" draw:fill="none" draw:fill-color="#ffffff" draw:textarea-horizontal-align="left" draw:auto-grow-height="true" draw:auto-grow-width="true" fo:min-height="0.141cm" fo:min-width="0cm"/>
    </style:style>
    <style:style style:name="gr87" style:family="graphic" style:parent-style-name="standard">
      <style:graphic-properties draw:stroke="none" svg:stroke-color="#ff6633" draw:fill="none" draw:fill-color="#ffffff" draw:textarea-horizontal-align="left" draw:auto-grow-height="true" draw:auto-grow-width="true" fo:min-height="0.374cm" fo:min-width="0cm"/>
    </style:style>
    <style:style style:name="gr88" style:family="graphic" style:parent-style-name="standard">
      <style:graphic-properties draw:stroke="none" svg:stroke-color="#000000" draw:fill="none" draw:fill-color="#ffffff" draw:textarea-horizontal-align="left" draw:auto-grow-height="true" draw:auto-grow-width="true" fo:min-height="0.564cm" fo:min-width="0cm"/>
    </style:style>
    <style:style style:name="gr89" style:family="graphic" style:parent-style-name="standard">
      <style:graphic-properties svg:stroke-width="0.1cm" svg:stroke-color="#00ff00" draw:marker-start-width="0.15cm" draw:marker-end="Rounded_20_large_20_Arrow" draw:marker-end-width="0.45cm" draw:textarea-horizontal-align="center" draw:textarea-vertical-align="middle" fo:padding-top="0.075cm" fo:padding-bottom="0.075cm" fo:padding-left="0.2cm" fo:padding-right="0.2cm"/>
    </style:style>
    <style:style style:name="gr90" style:family="graphic" style:parent-style-name="standard">
      <style:graphic-properties draw:stroke="dash" draw:stroke-dash="Fine_20_Dashed" svg:stroke-width="0.1cm" svg:stroke-color="#47b8b8"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91" style:family="graphic" style:parent-style-name="standard">
      <style:graphic-properties draw:stroke="dash" draw:stroke-dash="Fine_20_Dashed" svg:stroke-width="0.1cm" svg:stroke-color="#47b8b8"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92" style:family="graphic" style:parent-style-name="standard">
      <style:graphic-properties svg:stroke-color="#c0c0c0" draw:fill="solid" draw:fill-color="#ffffff" draw:textarea-horizontal-align="justify" draw:textarea-vertical-align="middle" draw:auto-grow-height="false"/>
    </style:style>
    <style:style style:name="gr93" style:family="graphic" style:parent-style-name="standard">
      <style:graphic-properties draw:stroke="none" svg:stroke-color="#000000" draw:fill="none" draw:fill-color="#ffffff" draw:textarea-horizontal-align="left" draw:auto-grow-height="true" draw:auto-grow-width="true" fo:min-height="0.591cm" fo:min-width="0cm"/>
    </style:style>
    <style:style style:name="gr94" style:family="graphic" style:parent-style-name="standard">
      <style:graphic-properties svg:stroke-width="0.1cm" svg:stroke-color="#ff0000"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95" style:family="graphic" style:parent-style-name="standard">
      <style:graphic-properties draw:stroke="none" svg:stroke-color="#000000" draw:fill="none" draw:fill-color="#ffffff" draw:textarea-horizontal-align="left" draw:auto-grow-height="true" draw:auto-grow-width="true" fo:min-height="0.34cm" fo:min-width="0cm"/>
    </style:style>
    <style:style style:name="gr96" style:family="graphic" style:parent-style-name="standard">
      <style:graphic-properties draw:stroke="none" svg:stroke-color="#000000" draw:fill="none" draw:fill-color="#ffffff" draw:textarea-horizontal-align="left" draw:auto-grow-height="true" draw:auto-grow-width="true" fo:min-height="0.384cm" fo:min-width="0cm"/>
    </style:style>
    <style:style style:name="gr97" style:family="graphic" style:parent-style-name="standard">
      <style:graphic-properties draw:stroke="none" svg:stroke-color="#000000" draw:fill="none" draw:fill-color="#ffffff" draw:textarea-horizontal-align="left" draw:auto-grow-height="true" draw:auto-grow-width="true" fo:min-height="0.476cm" fo:min-width="0cm"/>
    </style:style>
    <style:style style:name="gr98" style:family="graphic" style:parent-style-name="standard">
      <style:graphic-properties draw:stroke="none" svg:stroke-color="#000000" draw:fill="none" draw:fill-color="#ffffff" draw:textarea-horizontal-align="left" draw:auto-grow-height="true" draw:auto-grow-width="true" fo:min-height="0.664cm" fo:min-width="2.948cm"/>
    </style:style>
    <style:style style:name="gr99" style:family="graphic" style:parent-style-name="standard">
      <style:graphic-properties draw:stroke="none" svg:stroke-color="#000000" draw:fill="none" draw:fill-color="#ffffff" draw:textarea-horizontal-align="left" draw:auto-grow-height="true" draw:auto-grow-width="true" fo:min-height="1.211cm" fo:min-width="3.484cm"/>
    </style:style>
    <style:style style:name="gr100" style:family="graphic" style:parent-style-name="standard">
      <style:graphic-properties draw:stroke="none" svg:stroke-color="#000000" draw:fill="none" draw:fill-color="#ffffff" draw:textarea-horizontal-align="left" draw:auto-grow-height="true" draw:auto-grow-width="true" fo:min-height="1.893cm" fo:min-width="2.7cm"/>
    </style:style>
    <style:style style:name="gr101" style:family="graphic" style:parent-style-name="standard">
      <style:graphic-properties draw:stroke="none" svg:stroke-color="#000000" draw:fill="none" draw:fill-color="#ffffff" draw:textarea-horizontal-align="left" draw:auto-grow-height="true" draw:auto-grow-width="true" fo:min-height="1.065cm" fo:min-width="2.674cm"/>
    </style:style>
    <style:style style:name="gr102" style:family="graphic" style:parent-style-name="standard">
      <style:graphic-properties draw:stroke="none" svg:stroke-color="#000000" draw:fill="none" draw:fill-color="#ffffff" draw:textarea-horizontal-align="left" draw:auto-grow-height="true" draw:auto-grow-width="true" fo:min-height="1.122cm" fo:min-width="3.618cm"/>
    </style:style>
    <style:style style:name="gr103" style:family="graphic" style:parent-style-name="standard">
      <style:graphic-properties draw:stroke="none" svg:stroke-color="#000000" draw:fill="none" draw:fill-color="#ffffff" draw:textarea-horizontal-align="left" draw:auto-grow-height="true" draw:auto-grow-width="true" fo:min-height="1.123cm" fo:min-width="3.618cm"/>
    </style:style>
    <style:style style:name="gr104" style:family="graphic" style:parent-style-name="standard">
      <style:graphic-properties svg:stroke-width="0cm" svg:stroke-color="#ff6633" draw:marker-start-width="0.2cm" draw:marker-end-width="0.2cm" draw:textarea-vertical-align="middle" draw:auto-grow-height="false" fo:min-height="0.749cm" fo:min-width="0.499cm" fo:padding-top="0.025cm" fo:padding-bottom="0.025cm" fo:padding-left="0.15cm" fo:padding-right="0.15cm"/>
    </style:style>
    <style:style style:name="gr105" style:family="graphic" style:parent-style-name="standard">
      <style:graphic-properties svg:stroke-width="0.05cm" draw:marker-start-width="0.275cm" draw:marker-end-width="0.275cm" draw:fill="solid" draw:fill-color="#ffffff" draw:textarea-horizontal-align="justify" draw:textarea-vertical-align="middle" draw:auto-grow-height="false" fo:min-height="0cm" fo:min-width="0cm" fo:padding-top="0.05cm" fo:padding-bottom="0.05cm" fo:padding-left="0.175cm" fo:padding-right="0.175cm" fo:wrap-option="no-wrap"/>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r3"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color="#808080" fo:font-family="'Arial Rounded MT Bold'" style:font-family-generic="swiss" style:font-pitch="variable" fo:font-size="26pt" fo:font-weight="bold" style:font-size-asian="26pt" style:font-weight-asian="bold" style:font-size-complex="26pt" style:font-weight-complex="bold"/>
    </style:style>
    <style:style style:name="P3" style:family="paragraph">
      <style:paragraph-properties fo:text-align="center"/>
      <style:text-properties fo:font-family="'Arial Rounded MT Bold'" style:font-family-generic="swiss" style:font-pitch="variable" fo:font-size="26pt" style:font-size-asian="26pt" style:font-size-complex="26pt"/>
    </style:style>
    <style:style style:name="P4" style:family="paragraph">
      <style:text-properties fo:color="#47b8b8" fo:font-family="'Arial Rounded MT Bold'" style:font-family-generic="swiss" style:font-pitch="variable" fo:font-size="26pt" fo:font-weight="bold" style:font-size-asian="26pt" style:font-weight-asian="bold" style:font-size-complex="26pt" style:font-weight-complex="bold"/>
    </style:style>
    <style:style style:name="P5" style:family="paragraph">
      <style:text-properties fo:color="#47b8b8" fo:font-family="'Arial Rounded MT Bold'" style:font-family-generic="swiss" style:font-pitch="variable" fo:font-size="26pt" style:font-size-asian="26pt" style:font-size-complex="26pt"/>
    </style:style>
    <style:style style:name="P6" style:family="paragraph">
      <style:text-properties fo:color="#99ccff" fo:font-family="'Arial Rounded MT Bold'" style:font-family-generic="swiss" style:font-pitch="variable" fo:font-size="20pt" fo:font-weight="bold" style:font-size-asian="20pt" style:font-weight-asian="bold" style:font-size-complex="20pt" style:font-weight-complex="bold"/>
    </style:style>
    <style:style style:name="P7" style:family="paragraph">
      <style:text-properties fo:color="#808080" fo:font-family="'Arial Rounded MT Bold'" style:font-family-generic="swiss" style:font-pitch="variable" fo:font-size="20pt" fo:font-weight="bold" style:font-size-asian="20pt" style:font-weight-asian="bold" style:font-size-complex="20pt" style:font-weight-complex="bold"/>
    </style:style>
    <style:style style:name="P8" style:family="paragraph">
      <style:text-properties fo:color="#47b8b8" fo:font-family="'Arial Rounded MT Bold'" style:font-family-generic="swiss" style:font-pitch="variable" fo:font-size="16pt" fo:font-weight="bold" style:font-size-asian="16pt" style:font-weight-asian="bold" style:font-size-complex="16pt" style:font-weight-complex="bold"/>
    </style:style>
    <style:style style:name="P9" style:family="paragraph">
      <style:text-properties fo:color="#47b8b8" fo:font-family="'Arial Rounded MT Bold'" style:font-family-generic="swiss" style:font-pitch="variable" fo:font-size="12pt" style:font-size-asian="12pt" style:font-size-complex="12pt"/>
    </style:style>
    <style:style style:name="P10" style:family="paragraph">
      <style:paragraph-properties fo:text-align="start"/>
    </style:style>
    <style:style style:name="P11" style:family="paragraph">
      <style:paragraph-properties fo:text-align="start"/>
      <style:text-properties fo:color="#ff6633" fo:font-family="'Arial Rounded MT Bold'" style:font-family-generic="swiss" style:font-pitch="variable" fo:font-size="16pt" fo:font-weight="bold" style:font-size-asian="16pt" style:font-weight-asian="bold" style:font-size-complex="16pt" style:font-weight-complex="bold"/>
    </style:style>
    <style:style style:name="P12" style:family="paragraph">
      <style:paragraph-properties fo:text-align="start"/>
      <style:text-properties fo:color="#ff6633" fo:font-family="'Arial Rounded MT Bold'" style:font-family-generic="swiss" style:font-pitch="variable" fo:font-size="12pt" fo:font-weight="normal" style:font-size-asian="12pt" style:font-weight-asian="normal" style:font-size-complex="12pt" style:font-weight-complex="normal"/>
    </style:style>
    <style:style style:name="P13" style:family="paragraph">
      <style:text-properties fo:color="#47b8b8" fo:font-family="'Arial Rounded MT Bold'" style:font-family-generic="swiss" style:font-pitch="variable" fo:font-size="20pt" fo:font-weight="bold" style:font-size-asian="20pt" style:font-weight-asian="bold" style:font-size-complex="20pt" style:font-weight-complex="bold"/>
    </style:style>
    <style:style style:name="P14" style:family="paragraph">
      <style:text-properties fo:color="#47b8b8" fo:font-family="'Arial Rounded MT Bold'" style:font-family-generic="swiss" style:font-pitch="variable" fo:font-size="14pt" fo:font-weight="normal" style:font-size-asian="14pt" style:font-weight-asian="normal" style:font-size-complex="14pt" style:font-weight-complex="normal"/>
    </style:style>
    <style:style style:name="P15" style:family="paragraph">
      <style:text-properties fo:color="#ff6633" fo:font-family="'Arial Rounded MT Bold'" style:font-family-generic="swiss" style:font-pitch="variable" fo:font-size="20pt" fo:font-weight="bold" style:font-size-asian="20pt" style:font-weight-asian="bold" style:font-size-complex="20pt" style:font-weight-complex="bold"/>
    </style:style>
    <style:style style:name="P16" style:family="paragraph">
      <style:text-properties fo:color="#ff6633" fo:font-family="'Arial Rounded MT Bold'" style:font-family-generic="swiss" style:font-pitch="variable" fo:font-size="14pt" fo:font-weight="normal" style:font-size-asian="14pt" style:font-weight-asian="normal" style:font-size-complex="14pt" style:font-weight-complex="normal"/>
    </style:style>
    <style:style style:name="P17" style:family="paragraph">
      <style:text-properties fo:color="#808080" fo:font-family="'Arial Rounded MT Bold'" style:font-family-generic="swiss" style:font-pitch="variable" fo:font-size="12pt" style:font-size-asian="12pt" style:font-size-complex="12pt"/>
    </style:style>
    <style:style style:name="P18" style:family="paragraph">
      <style:paragraph-properties fo:text-align="center"/>
      <style:text-properties fo:color="#808080" fo:font-family="'Arial Rounded MT Bold'" style:font-family-generic="swiss" style:font-pitch="variable"/>
    </style:style>
    <style:style style:name="P19" style:family="paragraph">
      <style:text-properties fo:color="#47b8b8" fo:font-family="'Arial Rounded MT Bold'" style:font-family-generic="swiss" style:font-pitch="variable"/>
    </style:style>
    <style:style style:name="P20" style:family="paragraph">
      <style:text-properties fo:color="#ff6633" fo:font-family="'Arial Rounded MT Bold'" style:font-family-generic="swiss" style:font-pitch="variable"/>
    </style:style>
    <style:style style:name="P21" style:family="paragraph">
      <style:text-properties fo:color="#808080" fo:font-family="'Arial Rounded MT Bold'" style:font-family-generic="swiss" style:font-pitch="variable" fo:font-size="18pt" style:font-size-asian="18pt" style:font-size-complex="18pt"/>
    </style:style>
    <style:style style:name="P22" style:family="paragraph">
      <style:text-properties fo:color="#808080" fo:font-family="'Arial Rounded MT Bold'" style:font-family-generic="swiss" style:font-pitch="variable"/>
    </style:style>
    <style:style style:name="P23" style:family="paragraph">
      <style:paragraph-properties fo:text-align="center"/>
      <style:text-properties fo:color="#808080" fo:font-family="'Arial Rounded MT Bold'" style:font-family-generic="swiss" style:font-pitch="variable" fo:font-size="28pt" style:font-size-asian="28pt" style:font-size-complex="28pt"/>
    </style:style>
    <style:style style:name="P24" style:family="paragraph">
      <style:paragraph-properties fo:text-align="center"/>
      <style:text-properties fo:color="#808080" fo:font-family="'Arial Rounded MT Bold'" style:font-family-generic="swiss" style:font-pitch="variable" fo:font-size="26pt" style:font-size-asian="26pt" style:font-size-complex="26pt"/>
    </style:style>
    <style:style style:name="P25" style:family="paragraph">
      <style:text-properties fo:color="#808080" fo:font-family="'Arial Rounded MT Bold'" style:font-family-generic="swiss" style:font-pitch="variable" fo:font-size="16pt" fo:font-weight="bold" style:font-size-asian="16pt" style:font-weight-asian="bold" style:font-size-complex="16pt" style:font-weight-complex="bold"/>
    </style:style>
    <style:style style:name="P26" style:family="paragraph">
      <style:text-properties fo:color="#000080" fo:font-family="'Arial Rounded MT Bold'" style:font-family-generic="swiss" style:font-pitch="variable" fo:font-size="14pt" style:font-size-asian="14pt" style:font-size-complex="14pt"/>
    </style:style>
    <style:style style:name="P27" style:family="paragraph">
      <style:text-properties fo:color="#99ccff" fo:font-family="'Arial Rounded MT Bold'" style:font-family-generic="swiss" style:font-pitch="variable" fo:font-size="14pt" style:font-size-asian="14pt" style:font-size-complex="14pt"/>
    </style:style>
    <style:style style:name="P28" style:family="paragraph">
      <style:text-properties fo:font-family="'Arial Rounded MT Bold'" style:font-family-generic="swiss" style:font-pitch="variable"/>
    </style:style>
    <style:style style:name="P29" style:family="paragraph">
      <style:text-properties fo:color="#dc2300" fo:font-family="'Arial Rounded MT Bold'" style:font-family-generic="swiss" style:font-pitch="variable"/>
    </style:style>
    <style:style style:name="P30" style:family="paragraph">
      <style:text-properties fo:font-family="'Arial Rounded MT Bold'" style:font-family-generic="swiss" style:font-pitch="variable" fo:font-size="14pt" style:font-size-asian="14pt" style:font-size-complex="14pt"/>
    </style:style>
    <style:style style:name="P31" style:family="paragraph">
      <style:paragraph-properties fo:text-align="center"/>
      <style:text-properties fo:font-family="'Arial Rounded MT Bold'" style:font-family-generic="swiss" style:font-pitch="variable"/>
    </style:style>
    <style:style style:name="P32" style:family="paragraph">
      <style:text-properties fo:font-family="'Arial Rounded MT Bold'" style:font-family-generic="swiss" style:font-pitch="variable" fo:font-size="12pt" style:font-size-asian="12pt" style:font-size-complex="12pt"/>
    </style:style>
    <style:style style:name="P33" style:family="paragraph">
      <style:text-properties fo:color="#ff0000" fo:font-family="'Arial Rounded MT Bold'" style:font-family-generic="swiss" style:font-pitch="variable" fo:font-size="12pt" style:font-size-asian="12pt" style:font-size-complex="12pt"/>
    </style:style>
    <style:style style:name="P34" style:family="paragraph">
      <style:text-properties fo:color="#ff6633" fo:font-family="'Arial Rounded MT Bold'" style:font-family-generic="swiss" style:font-pitch="variable" fo:font-size="12pt" style:font-size-asian="12pt" style:font-size-complex="12pt"/>
    </style:style>
    <style:style style:name="P35" style:family="paragraph">
      <style:text-properties fo:color="#ff0000" fo:font-family="'Arial Rounded MT Bold'" style:font-family-generic="swiss" style:font-pitch="variable" fo:font-size="26pt" style:font-size-asian="26pt" style:font-size-complex="26pt"/>
    </style:style>
    <style:style style:name="P36" style:family="paragraph">
      <style:text-properties fo:color="#000000" fo:font-family="'Arial Rounded MT Bold'" style:font-family-generic="swiss" style:font-pitch="variable" fo:font-size="12pt" style:font-size-asian="12pt" style:font-size-complex="12pt"/>
    </style:style>
    <style:style style:name="P37" style:family="paragraph">
      <style:paragraph-properties fo:text-align="center"/>
      <style:text-properties fo:color="#47b8b8" fo:font-family="'Arial Rounded MT Bold'" style:font-family-generic="swiss" style:font-pitch="variable" fo:font-size="14pt" style:font-size-asian="14pt" style:font-size-complex="14pt"/>
    </style:style>
    <style:style style:name="P38" style:family="paragraph">
      <style:text-properties fo:font-size="20pt"/>
    </style:style>
    <style:style style:name="P39" style:family="paragraph">
      <style:text-properties fo:font-size="18pt"/>
    </style:style>
    <style:style style:name="P40" style:family="paragraph">
      <style:paragraph-properties fo:text-align="center"/>
      <style:text-properties fo:font-size="28pt"/>
    </style:style>
    <style:style style:name="P41" style:family="paragraph">
      <style:paragraph-properties fo:text-align="center"/>
      <style:text-properties fo:font-size="26pt"/>
    </style:style>
    <style:style style:name="T1" style:family="text">
      <style:text-properties fo:color="#808080" fo:font-family="'Arial Rounded MT Bold'" style:font-family-generic="swiss" style:font-pitch="variable" fo:font-size="26pt" fo:font-weight="bold" style:font-size-asian="26pt" style:font-weight-asian="bold" style:font-size-complex="26pt" style:font-weight-complex="bold"/>
    </style:style>
    <style:style style:name="T2" style:family="text">
      <style:text-properties fo:color="#47b8b8" fo:font-family="'Arial Rounded MT Bold'" style:font-family-generic="swiss" style:font-pitch="variable" fo:font-size="26pt" fo:font-weight="bold" style:font-size-asian="26pt" style:font-weight-asian="bold" style:font-size-complex="26pt" style:font-weight-complex="bold"/>
    </style:style>
    <style:style style:name="T3" style:family="text">
      <style:text-properties fo:color="#47b8b8" fo:font-family="'Arial Rounded MT Bold'" style:font-family-generic="swiss" style:font-pitch="variable" fo:font-size="26pt" style:font-size-asian="26pt" style:font-size-complex="26pt"/>
    </style:style>
    <style:style style:name="T4" style:family="text">
      <style:text-properties fo:color="#99ccff" fo:font-family="'Arial Rounded MT Bold'" style:font-family-generic="swiss" style:font-pitch="variable" fo:font-size="20pt" fo:font-weight="bold" style:font-size-asian="20pt" style:font-weight-asian="bold" style:font-size-complex="20pt" style:font-weight-complex="bold"/>
    </style:style>
    <style:style style:name="T5" style:family="text">
      <style:text-properties fo:color="#808080" fo:font-family="'Arial Rounded MT Bold'" style:font-family-generic="swiss" style:font-pitch="variable" fo:font-size="20pt" fo:font-weight="bold" style:font-size-asian="20pt" style:font-weight-asian="bold" style:font-size-complex="20pt" style:font-weight-complex="bold"/>
    </style:style>
    <style:style style:name="T6" style:family="text">
      <style:text-properties fo:color="#47b8b8" fo:font-family="'Arial Rounded MT Bold'" style:font-family-generic="swiss" style:font-pitch="variable" fo:font-size="16pt" fo:font-weight="bold" style:font-size-asian="16pt" style:font-weight-asian="bold" style:font-size-complex="16pt" style:font-weight-complex="bold"/>
    </style:style>
    <style:style style:name="T7" style:family="text">
      <style:text-properties fo:color="#47b8b8" fo:font-family="'Arial Rounded MT Bold'" style:font-family-generic="swiss" style:font-pitch="variable" fo:font-size="12pt" style:font-size-asian="12pt" style:font-size-complex="12pt"/>
    </style:style>
    <style:style style:name="T8" style:family="text">
      <style:text-properties fo:color="#ff6633" fo:font-family="'Arial Rounded MT Bold'" style:font-family-generic="swiss" style:font-pitch="variable" fo:font-size="16pt" fo:font-weight="bold" style:font-size-asian="16pt" style:font-weight-asian="bold" style:font-size-complex="16pt" style:font-weight-complex="bold"/>
    </style:style>
    <style:style style:name="T9" style:family="text">
      <style:text-properties fo:color="#ff6633" fo:font-family="'Arial Rounded MT Bold'" style:font-family-generic="swiss" style:font-pitch="variable" fo:font-size="12pt" fo:font-weight="normal" style:font-size-asian="12pt" style:font-weight-asian="normal" style:font-size-complex="12pt" style:font-weight-complex="normal"/>
    </style:style>
    <style:style style:name="T10" style:family="text">
      <style:text-properties fo:color="#47b8b8" fo:font-family="'Arial Rounded MT Bold'" style:font-family-generic="swiss" style:font-pitch="variable" fo:font-size="20pt" fo:font-weight="bold" style:font-size-asian="20pt" style:font-weight-asian="bold" style:font-size-complex="20pt" style:font-weight-complex="bold"/>
    </style:style>
    <style:style style:name="T11" style:family="text">
      <style:text-properties fo:color="#47b8b8" fo:font-family="'Arial Rounded MT Bold'" style:font-family-generic="swiss" style:font-pitch="variable" fo:font-size="14pt" fo:font-weight="bold" style:font-size-asian="14pt" style:font-weight-asian="bold" style:font-size-complex="14pt" style:font-weight-complex="bold"/>
    </style:style>
    <style:style style:name="T12" style:family="text">
      <style:text-properties fo:color="#47b8b8" fo:font-family="'Arial Rounded MT Bold'" style:font-family-generic="swiss" style:font-pitch="variable" fo:font-size="14pt" fo:font-weight="normal" style:font-size-asian="14pt" style:font-weight-asian="normal" style:font-size-complex="14pt" style:font-weight-complex="normal"/>
    </style:style>
    <style:style style:name="T13" style:family="text">
      <style:text-properties fo:color="#ff6633" fo:font-family="'Arial Rounded MT Bold'" style:font-family-generic="swiss" style:font-pitch="variable" fo:font-size="20pt" fo:font-weight="bold" style:font-size-asian="20pt" style:font-weight-asian="bold" style:font-size-complex="20pt" style:font-weight-complex="bold"/>
    </style:style>
    <style:style style:name="T14" style:family="text">
      <style:text-properties fo:color="#ff6633" fo:font-family="'Arial Rounded MT Bold'" style:font-family-generic="swiss" style:font-pitch="variable" fo:font-size="14pt" fo:font-weight="normal" style:font-size-asian="14pt" style:font-weight-asian="normal" style:font-size-complex="14pt" style:font-weight-complex="normal"/>
    </style:style>
    <style:style style:name="T15" style:family="text">
      <style:text-properties fo:color="#808080" fo:font-family="'Arial Rounded MT Bold'" style:font-family-generic="swiss" style:font-pitch="variable" fo:font-size="12pt" style:font-size-asian="12pt" style:font-size-complex="12pt"/>
    </style:style>
    <style:style style:name="T16" style:family="text">
      <style:text-properties fo:color="#47b8b8" fo:font-family="'Arial Rounded MT Bold'" style:font-family-generic="swiss" style:font-pitch="variable" fo:font-size="10pt" style:font-size-asian="10pt" style:font-size-complex="10pt"/>
    </style:style>
    <style:style style:name="T17" style:family="text">
      <style:text-properties fo:color="#47b8b8" fo:font-family="'Arial Rounded MT Bold'" style:font-family-generic="swiss" style:font-pitch="variable"/>
    </style:style>
    <style:style style:name="T18" style:family="text">
      <style:text-properties fo:color="#ff6633" fo:font-family="'Arial Rounded MT Bold'" style:font-family-generic="swiss" style:font-pitch="variable" fo:font-size="10pt" style:font-size-asian="10pt" style:font-size-complex="10pt"/>
    </style:style>
    <style:style style:name="T19" style:family="text">
      <style:text-properties fo:color="#ff6633" fo:font-family="'Arial Rounded MT Bold'" style:font-family-generic="swiss" style:font-pitch="variable"/>
    </style:style>
    <style:style style:name="T20" style:family="text">
      <style:text-properties fo:color="#808080" fo:font-family="'Arial Rounded MT Bold'" style:font-family-generic="swiss" style:font-pitch="variable" fo:font-size="18pt" fo:font-weight="normal" style:font-size-asian="18pt" style:font-weight-asian="normal" style:font-size-complex="18pt" style:font-weight-complex="normal"/>
    </style:style>
    <style:style style:name="T21" style:family="text">
      <style:text-properties fo:color="#808080" fo:font-family="'Arial Rounded MT Bold'" style:font-family-generic="swiss" style:font-pitch="variable" fo:font-size="18pt" style:font-size-asian="18pt" style:font-size-complex="18pt"/>
    </style:style>
    <style:style style:name="T22" style:family="text">
      <style:text-properties fo:color="#47b8b8" fo:font-family="'Arial Rounded MT Bold'" style:font-family-generic="swiss" style:font-pitch="variable" fo:font-weight="bold" style:font-weight-asian="bold" style:font-weight-complex="bold"/>
    </style:style>
    <style:style style:name="T23" style:family="text">
      <style:text-properties fo:color="#808080" fo:font-family="'Arial Rounded MT Bold'" style:font-family-generic="swiss" style:font-pitch="variable"/>
    </style:style>
    <style:style style:name="T24" style:family="text">
      <style:text-properties fo:color="#808080" fo:font-family="'Arial Rounded MT Bold'" style:font-family-generic="swiss" style:font-pitch="variable" fo:font-size="28pt" fo:font-weight="normal" style:font-size-asian="28pt" style:font-weight-asian="normal" style:font-size-complex="28pt" style:font-weight-complex="normal"/>
    </style:style>
    <style:style style:name="T25" style:family="text">
      <style:text-properties fo:color="#808080" fo:font-family="'Arial Rounded MT Bold'" style:font-family-generic="swiss" style:font-pitch="variable" fo:font-size="16pt" fo:font-weight="normal" style:font-size-asian="16pt" style:font-weight-asian="normal" style:font-size-complex="16pt" style:font-weight-complex="normal"/>
    </style:style>
    <style:style style:name="T26" style:family="text">
      <style:text-properties fo:color="#808080" fo:font-family="'Arial Rounded MT Bold'" style:font-family-generic="swiss" style:font-pitch="variable" fo:font-size="28pt" style:font-size-asian="28pt" style:font-size-complex="28pt"/>
    </style:style>
    <style:style style:name="T27" style:family="text">
      <style:text-properties fo:color="#808080" fo:font-family="'Arial Rounded MT Bold'" style:font-family-generic="swiss" style:font-pitch="variable" fo:font-size="26pt" style:font-size-asian="26pt" style:font-size-complex="26pt"/>
    </style:style>
    <style:style style:name="T28" style:family="text">
      <style:text-properties fo:color="#808080" fo:font-family="'Arial Rounded MT Bold'" style:font-family-generic="swiss" style:font-pitch="variable" fo:font-size="16pt" fo:font-weight="bold" style:font-size-asian="16pt" style:font-weight-asian="bold" style:font-size-complex="16pt" style:font-weight-complex="bold"/>
    </style:style>
    <style:style style:name="T29" style:family="text">
      <style:text-properties fo:color="#000080" fo:font-family="'Arial Rounded MT Bold'" style:font-family-generic="swiss" style:font-pitch="variable" fo:font-size="14pt" style:font-size-asian="14pt" style:font-size-complex="14pt"/>
    </style:style>
    <style:style style:name="T30" style:family="text">
      <style:text-properties fo:color="#99ccff" fo:font-family="'Arial Rounded MT Bold'" style:font-family-generic="swiss" style:font-pitch="variable" fo:font-size="14pt" style:font-size-asian="14pt" style:font-size-complex="14pt"/>
    </style:style>
    <style:style style:name="T31" style:family="text">
      <style:text-properties fo:color="#000080" fo:font-family="'Arial Rounded MT Bold'" style:font-family-generic="swiss" style:font-pitch="variable" fo:font-size="14pt" fo:font-weight="normal" style:font-size-asian="14pt" style:font-weight-asian="normal" style:font-size-complex="14pt" style:font-weight-complex="normal"/>
    </style:style>
    <style:style style:name="T32" style:family="text">
      <style:text-properties fo:color="#008000" fo:font-family="'Arial Rounded MT Bold'" style:font-family-generic="swiss" style:font-pitch="variable" fo:font-size="14pt" fo:font-weight="normal" style:font-size-asian="14pt" style:font-weight-asian="normal" style:font-size-complex="14pt" style:font-weight-complex="normal"/>
    </style:style>
    <style:style style:name="T33" style:family="text">
      <style:text-properties fo:color="#008000" fo:font-family="'Arial Rounded MT Bold'" style:font-family-generic="swiss" style:font-pitch="variable" fo:font-size="14pt" style:font-size-asian="14pt" style:font-size-complex="14pt"/>
    </style:style>
    <style:style style:name="T34" style:family="text">
      <style:text-properties fo:font-family="'Arial Rounded MT Bold'" style:font-family-generic="swiss" style:font-pitch="variable"/>
    </style:style>
    <style:style style:name="T35" style:family="text">
      <style:text-properties fo:color="#dc2300" fo:font-family="'Arial Rounded MT Bold'" style:font-family-generic="swiss" style:font-pitch="variable"/>
    </style:style>
    <style:style style:name="T36" style:family="text">
      <style:text-properties fo:font-family="'Arial Rounded MT Bold'" style:font-family-generic="swiss" style:font-pitch="variable" fo:font-size="14pt" style:font-size-asian="14pt" style:font-size-complex="14pt"/>
    </style:style>
    <style:style style:name="T37" style:family="text">
      <style:text-properties fo:font-family="'Arial Rounded MT Bold'" style:font-family-generic="swiss" style:font-pitch="variable" fo:font-size="12pt" style:font-size-asian="12pt" style:font-size-complex="12pt"/>
    </style:style>
    <style:style style:name="T38" style:family="text">
      <style:text-properties fo:color="#ff0000" fo:font-family="'Arial Rounded MT Bold'" style:font-family-generic="swiss" style:font-pitch="variable" fo:font-size="12pt" style:font-size-asian="12pt" style:font-size-complex="12pt"/>
    </style:style>
    <style:style style:name="T39" style:family="text">
      <style:text-properties fo:color="#ff6633" fo:font-family="'Arial Rounded MT Bold'" style:font-family-generic="swiss" style:font-pitch="variable" fo:font-size="12pt" style:font-size-asian="12pt" style:font-size-complex="12pt"/>
    </style:style>
    <style:style style:name="T40" style:family="text">
      <style:text-properties fo:color="#ff0000" fo:font-family="'Arial Rounded MT Bold'" style:font-family-generic="swiss" style:font-pitch="variable" fo:font-size="26pt" style:font-size-asian="26pt" style:font-size-complex="26pt"/>
    </style:style>
    <style:style style:name="T41" style:family="text">
      <style:text-properties fo:color="#000000" fo:font-family="'Arial Rounded MT Bold'" style:font-family-generic="swiss" style:font-pitch="variable" fo:font-size="12pt" style:font-size-asian="12pt" style:font-size-complex="12pt"/>
    </style:style>
    <style:style style:name="T42" style:family="text">
      <style:text-properties fo:color="#808080" fo:font-family="'Arial Rounded MT Bold'" style:font-family-generic="swiss" style:font-pitch="variable" fo:font-size="14pt" fo:font-weight="bold" style:font-size-asian="14pt" style:font-weight-asian="bold" style:font-size-complex="14pt" style:font-weight-complex="bold"/>
    </style:style>
    <style:style style:name="T43" style:family="text">
      <style:text-properties fo:color="#47b8b8" fo:font-family="'Arial Rounded MT Bold'" style:font-family-generic="swiss" style:font-pitch="variable"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14.605cm" svg:height="12.065cm" svg:x="2.54cm" svg:y="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3.398cm" svg:height="1.314cm" svg:x="12.477cm" svg:y="3.131cm">
          <draw:text-box>
            <text:p><text:span text:style-name="T1">server</text:span></text:p>
          </draw:text-box>
        </draw:frame>
        <draw:custom-shape draw:style-name="gr3" draw:text-style-name="P3" xml:id="id2" draw:id="id2" draw:layer="layout" svg:width="6.986cm" svg:height="8.89cm" svg:x="5.08cm" svg:y="3.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5.667cm" svg:height="2.377cm" svg:x="5.764cm" svg:y="4.445cm">
          <draw:text-box>
            <text:p><text:span text:style-name="T2">subversion </text:span></text:p>
            <text:p><text:span text:style-name="T2">repository</text:span></text:p>
          </draw:text-box>
        </draw:frame>
        <draw:frame draw:style-name="gr2" draw:text-style-name="P5" draw:layer="layout" svg:width="4.943cm" svg:height="3.44cm" svg:x="5.853cm" svg:y="7.62cm">
          <draw:text-box>
            <text:p><text:span text:style-name="T3">/trunk</text:span></text:p>
            <text:p><text:span text:style-name="T3">/branches</text:span></text:p>
            <text:p><text:span text:style-name="T3">/tags</text:span></text:p>
          </draw:text-box>
        </draw:frame>
        <draw:g>
          <draw:custom-shape draw:style-name="gr5" draw:text-style-name="P1" draw:layer="layout" svg:width="1.033cm" svg:height="1.062cm" draw:transform="skewX (-0.000872664625997001) rotate (1.55055050747147) translate (20.32cm 3.85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0.512cm" svg:y="2.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1.033cm" svg:height="1.062cm" draw:transform="skewX (-0.000872664625997001) rotate (1.55055050747147) translate (23.682cm 3.85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3.874cm" svg:y="2.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 draw:id="id1">
          <draw:custom-shape draw:style-name="gr6" draw:text-style-name="P1" draw:layer="layout" svg:width="5.715cm" svg:height="5.08cm" svg:x="19.267cm" svg:y="5.8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6" draw:layer="layout" svg:width="3.711cm" svg:height="2.702cm" svg:x="20.2cm" svg:y="7.137cm">
            <draw:text-box>
              <text:p><text:span text:style-name="T4">http(s) or</text:span></text:p>
              <text:p><text:span text:style-name="T4">svn or</text:span></text:p>
              <text:p><text:span text:style-name="T4">svn+ssh</text:span></text:p>
            </draw:text-box>
          </draw:frame>
        </draw:g>
        <draw:frame draw:style-name="gr2" draw:text-style-name="P6" draw:layer="layout" svg:width="2.644cm" svg:height="1.068cm" svg:x="19.05cm" svg:y="12.065cm">
          <draw:text-box>
            <text:p><text:span text:style-name="T4">file://..</text:span></text:p>
          </draw:text-box>
        </draw:frame>
        <draw:connector draw:style-name="gr7" draw:text-style-name="P1" draw:layer="layout" draw:type="curve" svg:x1="19.267cm" svg:y1="8.407cm" svg:x2="12.066cm" svg:y2="8.255cm" draw:start-shape="id1" draw:end-shape="id2" draw:end-glue-point="1" svg:d="m19267 8407c-5400 0-1800-152-7201-152">
          <text:p/>
        </draw:connector>
        <draw:connector draw:style-name="gr8" draw:text-style-name="P1" draw:layer="layout" draw:type="curve" svg:x1="20.917cm" svg:y1="4.141cm" svg:x2="22.111cm" svg:y2="5.715cm" svg:d="m20917 4141c0 1180 1194 394 1194 1574">
          <text:p/>
        </draw:connector>
        <draw:connector draw:style-name="gr8" draw:text-style-name="P1" draw:layer="layout" draw:type="curve" svg:x1="24.146cm" svg:y1="4.169cm" svg:x2="23.394cm" svg:y2="5.64cm" svg:d="m24146 4169c0 654-752-81-752 1471">
          <text:p/>
        </draw:connector>
        <draw:connector draw:style-name="gr8" draw:text-style-name="P1" draw:layer="layout" draw:type="curve" svg:x1="21.872cm" svg:y1="13.785cm" svg:x2="12.066cm" svg:y2="8.255cm" draw:end-shape="id2" draw:end-glue-point="1" svg:d="m21872 13785c-6903 0-2000-5530-9806-5530">
          <text:p/>
        </draw:connector>
        <draw:g>
          <draw:custom-shape draw:style-name="gr5" draw:text-style-name="P1" draw:layer="layout" svg:width="1.033cm" svg:height="1.062cm" draw:transform="skewX (-0.000872664625997001) rotate (1.55055050747147) translate (22.225cm 13.31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2.417cm" svg:y="11.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9"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custom-shape draw:style-name="gr1" draw:text-style-name="P1" draw:layer="layout" svg:width="10.219cm" svg:height="7.168cm" svg:x="8.889cm" svg:y="5.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7" draw:layer="layout" svg:width="3.174cm" svg:height="1.154cm" svg:x="15.841cm" svg:y="5.87cm">
          <draw:text-box>
            <text:p><text:span text:style-name="T5">server</text:span></text:p>
          </draw:text-box>
        </draw:frame>
        <draw:custom-shape draw:style-name="gr3" draw:text-style-name="P3" xml:id="id4" draw:id="id4" draw:layer="layout" svg:width="4.887cm" svg:height="4.78cm" svg:x="13.777cm" svg:y="7.257cm">
          <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8" draw:layer="layout" svg:width="4.772cm" svg:height="1.845cm" svg:x="14.379cm" svg:y="7.459cm">
          <draw:text-box>
            <text:p><text:span text:style-name="T6">subversion </text:span></text:p>
            <text:p><text:span text:style-name="T6">repository</text:span></text:p>
          </draw:text-box>
        </draw:frame>
        <draw:frame draw:style-name="gr12" draw:text-style-name="P9" draw:layer="layout" svg:width="3.832cm" svg:height="2.13cm" svg:x="14.415cm" svg:y="9.488cm">
          <draw:text-box>
            <text:p><text:span text:style-name="T7">/trunk</text:span></text:p>
            <text:p><text:span text:style-name="T7">/branches</text:span></text:p>
            <text:p><text:span text:style-name="T7">/tags</text:span></text:p>
          </draw:text-box>
        </draw:frame>
        <draw:g>
          <draw:custom-shape draw:style-name="gr5" draw:text-style-name="P1" draw:layer="layout" svg:width="1.116cm" svg:height="1.147cm" draw:transform="skewX (-0.001745329251994) rotate (1.55055050747147) translate (21.375cm 5.2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21.582cm" svg:y="3.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1.116cm" svg:height="1.147cm" draw:transform="skewX (-0.000872664625997) rotate (1.55055050747147) translate (25.007cm 5.2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25.214cm" svg:y="3.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3" draw:id="id3">
          <draw:custom-shape draw:style-name="gr6" draw:text-style-name="P1" draw:layer="layout" svg:width="6.173cm" svg:height="5.487cm" svg:x="20.716cm" svg:y="7.3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3" draw:text-style-name="P6" draw:layer="layout" svg:width="4.008cm" svg:height="2.918cm" svg:x="21.724cm" svg:y="8.721cm">
            <draw:text-box>
              <text:p><text:span text:style-name="T4">http(s) or</text:span></text:p>
              <text:p><text:span text:style-name="T4">svn or</text:span></text:p>
              <text:p><text:span text:style-name="T4">svn+ssh</text:span></text:p>
            </draw:text-box>
          </draw:frame>
        </draw:g>
        <draw:connector draw:style-name="gr8" draw:text-style-name="P1" draw:layer="layout" draw:type="curve" svg:x1="22.02cm" svg:y1="5.563cm" svg:x2="23.31cm" svg:y2="7.263cm" svg:d="m22020 5563c0 1275 1290 426 1290 1700">
          <text:p/>
        </draw:connector>
        <draw:connector draw:style-name="gr8" draw:text-style-name="P1" draw:layer="layout" draw:type="curve" svg:x1="25.508cm" svg:y1="5.594cm" svg:x2="24.695cm" svg:y2="7.182cm" svg:d="m25508 5594c0 706-813-88-813 1588">
          <text:p/>
        </draw:connector>
        <draw:g>
          <draw:custom-shape draw:style-name="gr5" draw:text-style-name="P1" draw:layer="layout" svg:width="1.116cm" svg:height="1.148cm" draw:transform="skewX (-0.002617993877991) rotate (1.55055050747147) translate (23.698cm 15.76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23.906cm" svg:y="14.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4" draw:text-style-name="P1" xml:id="id6" draw:id="id6" draw:layer="layout" svg:width="4.887cm" svg:height="4.66cm" svg:x="9.333cm" svg:y="5.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11" draw:layer="layout" svg:width="4.783cm" svg:height="1.967cm" svg:x="9.749cm" svg:y="6.353cm">
          <draw:text-box>
            <text:p text:style-name="P10"><text:span text:style-name="T8">git </text:span></text:p>
            <text:p text:style-name="P10"><text:span text:style-name="T8">repository</text:span></text:p>
          </draw:text-box>
        </draw:frame>
        <draw:connector draw:style-name="gr8" draw:text-style-name="P1" draw:layer="layout" draw:type="curve" svg:x1="20.716cm" svg:y1="10.092cm" svg:x2="18.664cm" svg:y2="9.647cm" draw:start-shape="id3" draw:start-glue-point="3" draw:end-shape="id4" svg:d="m20716 10092c-1539 0-513-445-2052-445">
          <text:p/>
        </draw:connector>
        <draw:connector draw:style-name="gr8" draw:text-style-name="P1" draw:layer="layout" draw:type="curve" draw:line-skew="-0.983cm" svg:x1="23.06cm" svg:y1="16.058cm" svg:x2="18.664cm" svg:y2="9.647cm" draw:end-shape="id4" svg:d="m23060 16058c-4321 0-2124-6411-4396-6411">
          <text:p/>
        </draw:connector>
        <draw:frame draw:style-name="gr16" draw:text-style-name="P12" draw:layer="layout" svg:width="5.098cm" svg:height="1.559cm" svg:x="9.513cm" svg:y="8.612cm">
          <draw:text-box>
            <text:p text:style-name="P10"><text:span text:style-name="T9"><text:s/></text:span><text:span text:style-name="T9">/refs/../master</text:span></text:p>
            <text:p text:style-name="P10"><text:span text:style-name="T9"><text:s text:c="2"/></text:span><text:span text:style-name="T9">...</text:span></text:p>
          </draw:text-box>
        </draw:frame>
        <draw:frame draw:style-name="gr17" draw:text-style-name="P6" draw:layer="layout" svg:width="2.856cm" svg:height="1.16cm" svg:x="20.589cm" svg:y="13.957cm">
          <draw:text-box>
            <text:p><text:span text:style-name="T4">file://..</text:span></text:p>
          </draw:text-box>
        </draw:frame>
        <draw:g>
          <draw:custom-shape draw:style-name="gr18" draw:text-style-name="P1" draw:layer="layout" svg:width="1.116cm" svg:height="1.147cm" draw:transform="skewX (-0.001745329251994) rotate (1.55055050747147) translate (1.497cm 5.738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1.705cm" svg:y="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 draw:layer="layout" svg:width="1.116cm" svg:height="1.147cm" draw:transform="skewX (-0.001745329251994) rotate (1.55055050747147) translate (5.857cm 5.738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6.064cm" svg:y="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5" draw:id="id5">
          <draw:custom-shape draw:style-name="gr6" draw:text-style-name="P1" draw:layer="layout" svg:width="6.173cm" svg:height="4.962cm" svg:x="0.538cm" svg:y="8.1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text-style-name="P6" draw:layer="layout" svg:width="4.013cm" svg:height="2.036cm" svg:x="1.546cm" svg:y="9.359cm">
            <draw:text-box>
              <text:p><text:span text:style-name="T4">http(s) or</text:span></text:p>
              <text:p><text:span text:style-name="T4">git or ssh</text:span></text:p>
            </draw:text-box>
          </draw:frame>
        </draw:g>
        <draw:connector draw:style-name="gr8" draw:text-style-name="P1" draw:layer="layout" draw:type="curve" svg:x1="6.711cm" svg:y1="10.599cm" svg:x2="9.333cm" svg:y2="8.231cm" draw:start-shape="id5" draw:end-shape="id6" draw:end-glue-point="3" svg:d="m6711 10599c1966 0 656-2368 2622-2368">
          <text:p/>
        </draw:connector>
        <draw:g>
          <draw:custom-shape draw:style-name="gr18" draw:text-style-name="P1" draw:layer="layout" svg:width="1.116cm" svg:height="1.147cm" draw:transform="skewX (-0.002617993877991) rotate (1.55055050747147) translate (3.785cm 15.76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3.992cm" svg:y="14.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8" draw:text-style-name="P1" draw:layer="layout" draw:type="curve" svg:x1="5.221cm" svg:y1="14.649cm" svg:x2="11.776cm" svg:y2="10.561cm" draw:end-shape="id6" draw:end-glue-point="2" svg:d="m5221 14649c0-2614 6555-571 6555-4088">
          <text:p/>
        </draw:connector>
        <draw:connector draw:style-name="gr8" draw:text-style-name="P1" draw:layer="layout" draw:type="curve" svg:x1="1.95cm" svg:y1="6.354cm" svg:x2="3.624cm" svg:y2="8.118cm" draw:end-shape="id5" svg:d="m1950 6354c0 873 1674-9 1674 1764">
          <text:p/>
        </draw:connector>
        <draw:connector draw:style-name="gr8" draw:text-style-name="P1" draw:layer="layout" draw:type="curve" svg:x1="6.311cm" svg:y1="6.115cm" svg:x2="4.822cm" svg:y2="7.949cm" svg:d="m6311 6115c0 1375-1489 459-1489 1834">
          <text:p/>
        </draw:connector>
        <draw:frame draw:style-name="gr20" draw:text-style-name="P6" draw:layer="layout" svg:width="2.344cm" svg:height="1.153cm" svg:x="5.567cm" svg:y="14.176cm">
          <draw:text-box>
            <text:p><text:span text:style-name="T4">local</text:span></text:p>
          </draw:text-box>
        </draw:frame>
        <presentation:notes draw:style-name="dp2">
          <draw:page-thumbnail draw:style-name="gr9"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custom-shape draw:style-name="gr3" draw:text-style-name="P3" draw:layer="layout" svg:width="5.552cm" svg:height="5.395cm" svg:x="4.12cm" svg:y="2.4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3" draw:layer="layout" svg:width="4.49cm" svg:height="1.905cm" svg:x="4.779cm" svg:y="2.722cm">
          <draw:text-box>
            <text:p><text:span text:style-name="T10">subversion </text:span></text:p>
            <text:p><text:span text:style-name="T10">repository</text:span></text:p>
          </draw:text-box>
        </draw:frame>
        <draw:frame draw:style-name="gr2" draw:text-style-name="P14" draw:layer="layout" svg:width="3.144cm" svg:height="2.555cm" svg:x="4.78cm" svg:y="4.471cm">
          <draw:text-box>
            <text:p><text:span text:style-name="T11">/</text:span></text:p>
            <text:p><text:span text:style-name="T12"><text:s text:c="2"/></text:span><text:span text:style-name="T12">/trunk</text:span></text:p>
            <text:p><text:span text:style-name="T12"><text:s text:c="2"/></text:span><text:span text:style-name="T12">/branches</text:span></text:p>
            <text:p><text:span text:style-name="T12"><text:s text:c="2"/></text:span><text:span text:style-name="T12">/tags</text:span></text:p>
          </draw:text-box>
        </draw:frame>
        <draw:custom-shape draw:style-name="gr21" draw:text-style-name="P3" draw:layer="layout" svg:width="6.325cm" svg:height="5.396cm" svg:x="12.134cm" svg:y="2.4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5" draw:layer="layout" svg:width="4.062cm" svg:height="1.905cm" svg:x="13.346cm" svg:y="2.647cm">
          <draw:text-box>
            <text:p><text:span text:style-name="T13">git </text:span></text:p>
            <text:p><text:span text:style-name="T13">repository</text:span></text:p>
          </draw:text-box>
        </draw:frame>
        <draw:frame draw:style-name="gr22" draw:text-style-name="P16" draw:layer="layout" svg:width="5.134cm" svg:height="2.544cm" svg:x="12.902cm" svg:y="4.913cm">
          <draw:text-box>
            <text:p><text:span text:style-name="T14"><text:s/></text:span><text:span text:style-name="T14">/refs/heads/master</text:span></text:p>
            <text:p><text:span text:style-name="T14"><text:s/></text:span><text:span text:style-name="T14">/refs/heads/*</text:span></text:p>
            <text:p><text:span text:style-name="T14"><text:s/></text:span><text:span text:style-name="T14">/refs/tags/*</text:span></text:p>
          </draw:text-box>
        </draw:frame>
        <draw:line draw:style-name="gr23" draw:text-style-name="P1" draw:layer="layout" svg:x1="8.048cm" svg:y1="5.365cm" svg:x2="12.872cm" svg:y2="5.348cm">
          <text:p/>
        </draw:line>
        <draw:frame draw:style-name="gr2" draw:text-style-name="P17" draw:layer="layout" svg:width="4.181cm" svg:height="0.742cm" svg:x="12.9cm" svg:y="1.523cm">
          <draw:text-box>
            <text:p><text:span text:style-name="T15">/var/svn/repos/.git</text:span></text:p>
          </draw:text-box>
        </draw:frame>
        <draw:frame draw:style-name="gr2" draw:text-style-name="P17" draw:layer="layout" svg:width="3.402cm" svg:height="0.742cm" svg:x="5.073cm" svg:y="1.572cm">
          <draw:text-box>
            <text:p><text:span text:style-name="T15">/var/svn/repos</text:span></text:p>
          </draw:text-box>
        </draw:frame>
        <draw:line draw:style-name="gr23" draw:text-style-name="P1" draw:layer="layout" svg:x1="8.068cm" svg:y1="5.956cm" svg:x2="12.844cm" svg:y2="5.956cm">
          <text:p/>
        </draw:line>
        <draw:line draw:style-name="gr23" draw:text-style-name="P1" draw:layer="layout" svg:x1="8.068cm" svg:y1="6.548cm" svg:x2="12.844cm" svg:y2="6.548cm">
          <text:p/>
        </draw:line>
        <draw:connector draw:style-name="gr24" draw:text-style-name="P1" draw:layer="layout" draw:type="curve" svg:x1="6.694cm" svg:y1="4.972cm" svg:x2="11.937cm" svg:y2="3.372cm" svg:d="m6694 4972c3933 0 1312-1600 5243-1600">
          <text:p/>
        </draw:connector>
        <presentation:notes draw:style-name="dp2">
          <draw:page-thumbnail draw:style-name="gr9"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draw:custom-shape draw:style-name="gr3" draw:text-style-name="P3" draw:layer="layout" svg:width="5.552cm" svg:height="12.681cm" svg:x="4.121cm" svg:y="2.4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3" draw:layer="layout" svg:width="4.49cm" svg:height="1.905cm" svg:x="4.805cm" svg:y="2.919cm">
          <draw:text-box>
            <text:p><text:span text:style-name="T10">subversion </text:span></text:p>
            <text:p><text:span text:style-name="T10">repository</text:span></text:p>
          </draw:text-box>
        </draw:frame>
        <draw:frame draw:style-name="gr2" draw:text-style-name="P14" draw:layer="layout" svg:width="3.266cm" svg:height="8.891cm" svg:x="4.756cm" svg:y="4.963cm">
          <draw:text-box>
            <text:p><text:span text:style-name="T11">/project1</text:span></text:p>
            <text:p><text:span text:style-name="T12"><text:s text:c="3"/></text:span><text:span text:style-name="T12">/trunk</text:span></text:p>
            <text:p><text:span text:style-name="T12"><text:s text:c="3"/></text:span><text:span text:style-name="T12">/branches</text:span></text:p>
            <text:p><text:span text:style-name="T12"><text:s text:c="3"/></text:span><text:span text:style-name="T12">/tags</text:span></text:p>
            <text:p><text:span text:style-name="T12"/></text:p>
            <text:p><text:span text:style-name="T11"/></text:p>
            <text:p><text:span text:style-name="T11"/></text:p>
            <text:p><text:span text:style-name="T11"/></text:p>
            <text:p><text:span text:style-name="T11"/></text:p>
            <text:p><text:span text:style-name="T11"/></text:p>
            <text:p><text:span text:style-name="T11"/></text:p>
            <text:p><text:span text:style-name="T11">/project2</text:span></text:p>
            <text:p><text:span text:style-name="T12"><text:s text:c="3"/></text:span><text:span text:style-name="T12">/main</text:span></text:p>
            <text:p><text:span text:style-name="T12"><text:s text:c="3"/></text:span><text:span text:style-name="T12">/versions</text:span></text:p>
            <text:p><text:span text:style-name="T12"><text:s text:c="3"/></text:span><text:span text:style-name="T12">/stamps</text:span></text:p>
          </draw:text-box>
        </draw:frame>
        <draw:custom-shape draw:style-name="gr21" draw:text-style-name="P3" draw:layer="layout" svg:width="6.325cm" svg:height="5.593cm" svg:x="12.627cm" svg:y="2.4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5" draw:layer="layout" svg:width="5.138cm" svg:height="1.905cm" svg:x="13.544cm" svg:y="2.968cm">
          <draw:text-box>
            <text:p><text:span text:style-name="T13">project1.git </text:span></text:p>
            <text:p><text:span text:style-name="T13">git repository</text:span></text:p>
          </draw:text-box>
        </draw:frame>
        <draw:frame draw:style-name="gr22" draw:text-style-name="P16" draw:layer="layout" svg:width="5.011cm" svg:height="2.555cm" svg:x="13.469cm" svg:y="4.963cm">
          <draw:text-box>
            <text:p><text:span text:style-name="T14"/></text:p>
            <text:p><text:span text:style-name="T14">/refs/heads/master</text:span></text:p>
            <text:p><text:span text:style-name="T14">/refs/heads/*</text:span></text:p>
            <text:p><text:span text:style-name="T14">/refs/tags/*</text:span></text:p>
          </draw:text-box>
        </draw:frame>
        <draw:frame draw:style-name="gr2" draw:text-style-name="P17" draw:layer="layout" svg:width="6.53cm" svg:height="0.742cm" svg:x="12.58cm" svg:y="1.548cm">
          <draw:text-box>
            <text:p><text:span text:style-name="T15">/var/svn/repos/git/project1.git</text:span></text:p>
          </draw:text-box>
        </draw:frame>
        <draw:frame draw:style-name="gr2" draw:text-style-name="P17" draw:layer="layout" svg:width="3.402cm" svg:height="0.742cm" svg:x="5.073cm" svg:y="1.548cm">
          <draw:text-box>
            <text:p><text:span text:style-name="T15">/var/svn/repos</text:span></text:p>
          </draw:text-box>
        </draw:frame>
        <draw:line draw:style-name="gr23" draw:text-style-name="P1" draw:layer="layout" svg:x1="8.393cm" svg:y1="5.907cm" svg:x2="13.217cm" svg:y2="5.89cm">
          <text:p/>
        </draw:line>
        <draw:line draw:style-name="gr23" draw:text-style-name="P1" draw:layer="layout" svg:x1="8.393cm" svg:y1="6.498cm" svg:x2="13.169cm" svg:y2="6.498cm">
          <text:p/>
        </draw:line>
        <draw:line draw:style-name="gr23" draw:text-style-name="P1" draw:layer="layout" svg:x1="8.393cm" svg:y1="7.09cm" svg:x2="13.169cm" svg:y2="7.09cm">
          <text:p/>
        </draw:line>
        <draw:custom-shape draw:style-name="gr21" draw:text-style-name="P3" draw:layer="layout" svg:width="6.325cm" svg:height="5.593cm" svg:x="12.627cm" svg:y="9.42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5" draw:layer="layout" svg:width="5.138cm" svg:height="1.905cm" svg:x="13.544cm" svg:y="9.908cm">
          <draw:text-box>
            <text:p><text:span text:style-name="T13">project2.git </text:span></text:p>
            <text:p><text:span text:style-name="T13">git repository</text:span></text:p>
          </draw:text-box>
        </draw:frame>
        <draw:frame draw:style-name="gr22" draw:text-style-name="P16" draw:layer="layout" svg:width="5.011cm" svg:height="2.544cm" svg:x="13.469cm" svg:y="11.903cm">
          <draw:text-box>
            <text:p><text:span text:style-name="T14">/refs/heads/master</text:span></text:p>
            <text:p><text:span text:style-name="T14">/refs/heads/*</text:span></text:p>
            <text:p><text:span text:style-name="T14">/refs/tags/*</text:span></text:p>
          </draw:text-box>
        </draw:frame>
        <draw:frame draw:style-name="gr2" draw:text-style-name="P17" draw:layer="layout" svg:width="6.53cm" svg:height="0.742cm" svg:x="12.58cm" svg:y="8.488cm">
          <draw:text-box>
            <text:p><text:span text:style-name="T15">/var/svn/repos/git/project2.git</text:span></text:p>
          </draw:text-box>
        </draw:frame>
        <draw:line draw:style-name="gr23" draw:text-style-name="P1" draw:layer="layout" svg:x1="8.393cm" svg:y1="12.307cm" svg:x2="13.217cm" svg:y2="12.29cm">
          <text:p/>
        </draw:line>
        <draw:line draw:style-name="gr23" draw:text-style-name="P1" draw:layer="layout" svg:x1="8.393cm" svg:y1="12.898cm" svg:x2="13.169cm" svg:y2="12.898cm">
          <text:p/>
        </draw:line>
        <draw:line draw:style-name="gr23" draw:text-style-name="P1" draw:layer="layout" svg:x1="8.393cm" svg:y1="13.49cm" svg:x2="13.169cm" svg:y2="13.49cm">
          <text:p/>
        </draw:line>
        <draw:connector draw:style-name="gr24" draw:text-style-name="P1" draw:layer="layout" draw:type="curve" svg:x1="7.335cm" svg:y1="5.39cm" svg:x2="12.578cm" svg:y2="3.79cm" svg:d="m7335 5390c3933 0 1312-1600 5243-1600">
          <text:p/>
        </draw:connector>
        <draw:connector draw:style-name="gr24" draw:text-style-name="P1" draw:layer="layout" draw:type="curve" svg:x1="7.386cm" svg:y1="11.666cm" svg:x2="12.552cm" svg:y2="10.411cm" svg:d="m7386 11666c3874 0 1292-1255 5166-1255">
          <text:p/>
        </draw:connector>
        <presentation:notes draw:style-name="dp2">
          <draw:page-thumbnail draw:style-name="gr9"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draw:custom-shape draw:style-name="gr1" draw:text-style-name="P18" draw:layer="layout" svg:width="10.141cm" svg:height="9.746cm" svg:x="4.356cm" svg:y="1.79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19" draw:layer="layout" svg:width="2.123cm" svg:height="1.481cm" svg:x="5.095cm" svg:y="3.248cm">
          <draw:text-box>
            <text:p><text:span text:style-name="T16">folder:</text:span></text:p>
            <text:p><text:span text:style-name="T17">trunk</text:span></text:p>
          </draw:text-box>
        </draw:frame>
        <draw:frame draw:style-name="gr25" draw:text-style-name="P20" draw:layer="layout" svg:width="6.272cm" svg:height="1.481cm" svg:x="7.874cm" svg:y="3.224cm">
          <draw:text-box>
            <text:p><text:span text:style-name="T18">reference:</text:span></text:p>
            <text:p><text:span text:style-name="T19">/refs/heads/master</text:span></text:p>
          </draw:text-box>
        </draw:frame>
        <draw:frame draw:style-name="gr26" draw:text-style-name="P21" draw:layer="layout" svg:width="7.114cm" svg:height="1.046cm" svg:x="5.095cm" svg:y="2.361cm">
          <draw:text-box>
            <text:p><text:span text:style-name="T20">trunk</text:span><text:span text:style-name="T21"> 1-to-1 mapping:</text:span></text:p>
          </draw:text-box>
        </draw:frame>
        <draw:frame draw:style-name="gr25" draw:text-style-name="P19" draw:layer="layout" svg:width="3.851cm" svg:height="1.481cm" svg:x="5.095cm" svg:y="6.646cm">
          <draw:text-box>
            <text:p><text:span text:style-name="T16">folder mask:</text:span></text:p>
            <text:p><text:span text:style-name="T17">branches/</text:span><text:span text:style-name="T22">*</text:span></text:p>
          </draw:text-box>
        </draw:frame>
        <draw:frame draw:style-name="gr25" draw:text-style-name="P20" draw:layer="layout" svg:width="4.388cm" svg:height="1.481cm" svg:x="9.305cm" svg:y="6.646cm">
          <draw:text-box>
            <text:p><text:span text:style-name="T18">reference mask:</text:span></text:p>
            <text:p><text:span text:style-name="T19">/refs/heads/*</text:span></text:p>
          </draw:text-box>
        </draw:frame>
        <draw:frame draw:style-name="gr27" draw:text-style-name="P21" draw:layer="layout" svg:width="9.232cm" svg:height="1.826cm" svg:x="5.095cm" svg:y="4.896cm">
          <draw:text-box>
            <text:p><text:span text:style-name="T20">branches</text:span><text:span text:style-name="T21">, </text:span><text:span text:style-name="T20">tags</text:span><text:span text:style-name="T21"> and </text:span><text:span text:style-name="T20">sheleves</text:span></text:p>
            <text:p><text:span text:style-name="T21">wildcard mappings:</text:span></text:p>
          </draw:text-box>
        </draw:frame>
        <draw:frame draw:style-name="gr25" draw:text-style-name="P19" draw:layer="layout" svg:width="2.61cm" svg:height="1.481cm" svg:x="5.095cm" svg:y="8.099cm">
          <draw:text-box>
            <text:p><text:span text:style-name="T16">folder mask:</text:span></text:p>
            <text:p><text:span text:style-name="T17">tags/</text:span><text:span text:style-name="T22">*</text:span></text:p>
          </draw:text-box>
        </draw:frame>
        <draw:frame draw:style-name="gr25" draw:text-style-name="P20" draw:layer="layout" svg:width="3.842cm" svg:height="1.481cm" svg:x="9.305cm" svg:y="8.099cm">
          <draw:text-box>
            <text:p><text:span text:style-name="T18">reference mask:</text:span></text:p>
            <text:p><text:span text:style-name="T19">/refs/tags/*</text:span></text:p>
          </draw:text-box>
        </draw:frame>
        <draw:frame draw:style-name="gr28" draw:text-style-name="P19" draw:layer="layout" svg:width="3.296cm" svg:height="1.482cm" svg:x="5.095cm" svg:y="9.526cm">
          <draw:text-box>
            <text:p><text:span text:style-name="T16">folder mask:</text:span></text:p>
            <text:p><text:span text:style-name="T17">shelves/</text:span><text:span text:style-name="T22">*</text:span></text:p>
          </draw:text-box>
        </draw:frame>
        <draw:frame draw:style-name="gr28" draw:text-style-name="P20" draw:layer="layout" svg:width="4.841cm" svg:height="1.482cm" svg:x="9.305cm" svg:y="9.526cm">
          <draw:text-box>
            <text:p><text:span text:style-name="T18">reference mask:</text:span></text:p>
            <text:p><text:span text:style-name="T19">/refs/shelves/*</text:span></text:p>
          </draw:text-box>
        </draw:frame>
        <draw:frame draw:style-name="gr2" draw:text-style-name="P22" draw:layer="layout" svg:width="4.079cm" svg:height="0.988cm" svg:x="8.959cm" svg:y="0.789cm">
          <draw:text-box>
            <text:p><text:span text:style-name="T23">project at '/'</text:span></text:p>
          </draw:text-box>
        </draw:frame>
        <presentation:notes draw:style-name="dp2">
          <draw:page-thumbnail draw:style-name="gr9"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draw:frame draw:style-name="gr26" draw:text-style-name="P21" draw:layer="layout" svg:width="7.758cm" svg:height="3.346cm" svg:x="6.571cm" svg:y="1.725cm">
          <draw:text-box>
            <text:p><text:span text:style-name="T24">configure</text:span></text:p>
            <text:p><text:span text:style-name="T25"><text:s text:c="4"/></text:span><text:span text:style-name="T25">projects detected</text:span></text:p>
            <text:p><text:span text:style-name="T25"><text:s text:c="4"/></text:span><text:span text:style-name="T25">mappings generated</text:span></text:p>
            <text:p><text:span text:style-name="T25"><text:s text:c="4"/></text:span><text:span text:style-name="T25">and configuration stored</text:span></text:p>
          </draw:text-box>
        </draw:frame>
        <draw:custom-shape draw:style-name="gr29" draw:text-style-name="P23" xml:id="id7" draw:id="id7" draw:layer="layout" svg:width="1.797cm" svg:height="1.944cm" svg:x="4.65cm" svg:y="2.242cm">
          <text:p text:style-name="P1"><text:span text:style-name="T2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4" xml:id="id8" draw:id="id8" draw:layer="layout" svg:width="1.797cm" svg:height="1.944cm" svg:x="4.627cm" svg:y="6.179cm">
          <text:p text:style-name="P1"><text:span text:style-name="T2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4" xml:id="id9" draw:id="id9" draw:layer="layout" svg:width="1.797cm" svg:height="1.944cm" svg:x="4.626cm" svg:y="9.921cm">
          <text:p text:style-name="P1"><text:span text:style-name="T27">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6" draw:text-style-name="P21" draw:layer="layout" svg:width="10.069cm" svg:height="1.39cm" svg:x="8.444cm" svg:y="6.228cm">
          <draw:text-box>
            <text:p><text:span text:style-name="T24">adjust configuration</text:span></text:p>
          </draw:text-box>
        </draw:frame>
        <draw:frame draw:style-name="gr26" draw:text-style-name="P21" draw:layer="layout" svg:width="7.686cm" svg:height="2.694cm" svg:x="6.521cm" svg:y="9.405cm">
          <draw:text-box>
            <text:p><text:span text:style-name="T24">install</text:span></text:p>
            <text:p><text:span text:style-name="T25"><text:s text:c="4"/></text:span><text:span text:style-name="T25">git repositories created</text:span></text:p>
            <text:p><text:span text:style-name="T25"><text:s text:c="4"/></text:span><text:span text:style-name="T25">synchronization enabled</text:span></text:p>
          </draw:text-box>
        </draw:frame>
        <draw:g>
          <draw:custom-shape draw:style-name="gr30" draw:text-style-name="P1" draw:layer="layout" svg:width="1.033cm" svg:height="1.378cm" svg:x="7.236cm" svg:y="6.42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1" draw:text-style-name="P1" draw:layer="layout" svg:x1="7.457cm" svg:y1="6.868cm" svg:x2="7.974cm" svg:y2="6.868cm">
            <text:p/>
          </draw:line>
          <draw:line draw:style-name="gr31" draw:text-style-name="P1" draw:layer="layout" svg:x1="7.458cm" svg:y1="7.238cm" svg:x2="7.975cm" svg:y2="7.238cm">
            <text:p/>
          </draw:line>
        </draw:g>
        <draw:g>
          <draw:custom-shape draw:style-name="gr32" draw:text-style-name="P1" draw:layer="layout" svg:width="1.181cm" svg:height="1.625cm" svg:x="14.496cm" svg:y="2.48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30" draw:text-style-name="P1" draw:layer="layout" svg:width="1.033cm" svg:height="1.378cm" svg:x="15.284cm" svg:y="3.44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1" draw:text-style-name="P1" draw:layer="layout" svg:x1="15.505cm" svg:y1="3.889cm" svg:x2="16.022cm" svg:y2="3.889cm">
              <text:p/>
            </draw:line>
            <draw:line draw:style-name="gr31" draw:text-style-name="P1" draw:layer="layout" svg:x1="15.506cm" svg:y1="4.259cm" svg:x2="16.023cm" svg:y2="4.259cm">
              <text:p/>
            </draw:line>
          </draw:g>
        </draw:g>
        <draw:g>
          <draw:custom-shape draw:style-name="gr32" draw:text-style-name="P1" draw:layer="layout" svg:width="1.181cm" svg:height="1.625cm" svg:x="14.594cm" svg:y="9.84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 draw:layer="layout" svg:width="1.181cm" svg:height="1.625cm" svg:x="15.136cm" svg:y="10.53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onnector draw:style-name="gr33" draw:text-style-name="P1" draw:layer="layout" draw:type="line" svg:x1="5.549cm" svg:y1="4.186cm" svg:x2="5.526cm" svg:y2="6.179cm" draw:start-shape="id7" draw:start-glue-point="8" draw:end-shape="id8" draw:end-glue-point="4" svg:d="m5549 4186-23 1993">
          <text:p/>
        </draw:connector>
        <draw:connector draw:style-name="gr33" draw:text-style-name="P1" draw:layer="layout" draw:type="line" svg:x1="5.501cm" svg:y1="8.246cm" svg:x2="5.525cm" svg:y2="9.921cm" draw:end-shape="id9" draw:end-glue-point="4" svg:d="m5501 8246 24 1675">
          <text:p/>
        </draw:connector>
        <presentation:notes draw:style-name="dp2">
          <draw:page-thumbnail draw:style-name="gr9"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draw:custom-shape draw:style-name="gr34" draw:text-style-name="P1" draw:layer="layout" svg:width="5.563cm" svg:height="5.009cm" svg:x="4.971cm" svg:y="1.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25" draw:layer="layout" svg:width="4.862cm" svg:height="1.154cm" svg:x="5.431cm" svg:y="2.032cm">
          <draw:text-box>
            <text:p><text:span text:style-name="T28">Apache Service</text:span></text:p>
          </draw:text-box>
        </draw:frame>
        <draw:g>
          <draw:custom-shape draw:style-name="gr5" draw:text-style-name="P1" draw:layer="layout" svg:width="1.116cm" svg:height="1.147cm" draw:transform="skewX (-0.001745329251994) rotate (1.55055050747147) translate (12.664cm 4.8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12.871cm" svg:y="3.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 draw:layer="layout" svg:width="1.116cm" svg:height="1.147cm" draw:transform="skewX (-0.001745329251994) rotate (1.55055050747147) translate (1.182cm 4.853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1.389cm" svg:y="3.2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6" draw:text-style-name="P1" draw:layer="layout" svg:width="1.116cm" svg:height="1.147cm" draw:transform="skewX (-0.001745329251994) rotate (1.55055050747147) translate (7.077cm 4.61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36" draw:text-style-name="P1" draw:layer="layout" svg:width="0.754cm" svg:height="0.754cm" svg:x="7.284cm" svg:y="3.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 draw:text-style-name="P1" draw:layer="layout" svg:width="1.181cm" svg:height="1.625cm" svg:x="8.614cm" svg:y="7.78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 draw:layer="layout" svg:width="1.181cm" svg:height="1.625cm" svg:x="5.686cm" svg:y="7.80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8" draw:text-style-name="P1" draw:layer="layout" draw:type="curve" svg:x1="2.682cm" svg:y1="3.766cm" svg:x2="6.694cm" svg:y2="4.406cm" svg:d="m2682 3766c3009 0 1003 640 4012 640">
          <text:p/>
        </draw:connector>
        <draw:connector draw:style-name="gr8" draw:text-style-name="P1" draw:layer="layout" draw:type="curve" svg:x1="12.355cm" svg:y1="3.988cm" svg:x2="8.54cm" svg:y2="4.308cm" svg:d="m12355 3988c-2860 0-953 320-3815 320">
          <text:p/>
        </draw:connector>
        <draw:connector draw:style-name="gr37" draw:text-style-name="P1" draw:layer="layout" draw:type="curve" svg:x1="7.211cm" svg:y1="5.735cm" svg:x2="6.35cm" svg:y2="7.581cm" svg:d="m7211 5735c0 1384-861 462-861 1846">
          <text:p/>
        </draw:connector>
        <draw:connector draw:style-name="gr37" draw:text-style-name="P1" draw:layer="layout" draw:type="curve" svg:x1="8.196cm" svg:y1="5.76cm" svg:x2="9.131cm" svg:y2="7.507cm" svg:d="m8196 5760c0 1311 935 438 935 1747">
          <text:p/>
        </draw:connector>
        <draw:frame draw:style-name="gr2" draw:text-style-name="P26" draw:layer="layout" svg:width="5.527cm" svg:height="0.827cm" svg:x="4.972cm" svg:y="4.8cm">
          <draw:text-box>
            <text:p><text:span text:style-name="T29">www-data:www-data</text:span></text:p>
          </draw:text-box>
        </draw:frame>
        <draw:rect draw:style-name="gr38" draw:text-style-name="P1" draw:layer="layout" svg:width="5.957cm" svg:height="9.426cm" svg:x="4.774cm" svg:y="0.69cm" draw:corner-radius="0.5cm">
          <text:p/>
        </draw:rect>
        <draw:frame draw:style-name="gr39" draw:text-style-name="P25" draw:layer="layout" svg:width="2.371cm" svg:height="1.154cm" svg:x="8.163cm" svg:y="0.727cm">
          <draw:text-box>
            <text:p><text:span text:style-name="T28">server</text:span></text:p>
          </draw:text-box>
        </draw:frame>
        <draw:frame draw:style-name="gr2" draw:text-style-name="P27" draw:layer="layout" svg:width="2.877cm" svg:height="0.827cm" svg:x="10.877cm" svg:y="2.462cm">
          <draw:text-box>
            <text:p><text:span text:style-name="T30">HTTP(s)://</text:span></text:p>
          </draw:text-box>
        </draw:frame>
        <draw:frame draw:style-name="gr40" draw:text-style-name="P27" draw:layer="layout" svg:width="2.877cm" svg:height="0.827cm" svg:x="1.918cm" svg:y="2.413cm">
          <draw:text-box>
            <text:p><text:span text:style-name="T30">HTTP(s)://</text:span></text:p>
          </draw:text-box>
        </draw:frame>
        <draw:custom-shape draw:style-name="gr1" draw:text-style-name="P1" draw:layer="layout" svg:width="1.132cm" svg:height="1.009cm" svg:x="7.211cm" svg:y="8.12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9"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draw:connector draw:style-name="gr41" draw:text-style-name="P1" draw:layer="layout" draw:type="curve" svg:x1="6.694cm" svg:y1="11.666cm" svg:x2="6.054cm" svg:y2="9.23cm" svg:d="m6694 11666c0-1827-640-609-640-2436">
          <text:p/>
        </draw:connector>
        <draw:custom-shape draw:style-name="gr34" draw:text-style-name="P1" draw:layer="layout" svg:width="5.563cm" svg:height="4.467cm" svg:x="4.972cm" svg:y="1.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25" draw:layer="layout" svg:width="4.862cm" svg:height="1.154cm" svg:x="5.432cm" svg:y="2.032cm">
          <draw:text-box>
            <text:p><text:span text:style-name="T28">Apache Service</text:span></text:p>
          </draw:text-box>
        </draw:frame>
        <draw:g>
          <draw:custom-shape draw:style-name="gr5" draw:text-style-name="P1" draw:layer="layout" svg:width="1.116cm" svg:height="1.147cm" draw:transform="skewX (-0.001745329251994) rotate (1.55055050747147) translate (12.665cm 4.8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12.872cm" svg:y="3.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 draw:layer="layout" svg:width="1.116cm" svg:height="1.147cm" draw:transform="skewX (-0.001745329251994) rotate (1.55055050747147) translate (12.552cm 12.532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12.759cm" svg:y="10.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6" draw:text-style-name="P1" draw:layer="layout" svg:width="1.116cm" svg:height="1.147cm" draw:transform="skewX (-0.001745329251994) rotate (1.55055050747147) translate (7.078cm 4.61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36" draw:text-style-name="P1" draw:layer="layout" svg:width="0.754cm" svg:height="0.754cm" svg:x="7.285cm" svg:y="3.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 draw:text-style-name="P1" draw:layer="layout" svg:width="1.181cm" svg:height="1.625cm" svg:x="8.615cm" svg:y="7.3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 draw:layer="layout" svg:width="1.181cm" svg:height="1.625cm" svg:x="5.687cm" svg:y="7.36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8" draw:text-style-name="P1" draw:layer="layout" draw:type="curve" svg:x1="12.356cm" svg:y1="3.988cm" svg:x2="8.541cm" svg:y2="4.308cm" svg:d="m12356 3988c-2860 0-953 320-3815 320">
          <text:p/>
        </draw:connector>
        <draw:connector draw:style-name="gr37" draw:text-style-name="P1" draw:layer="layout" draw:type="curve" svg:x1="8.197cm" svg:y1="5.76cm" svg:x2="9.106cm" svg:y2="7.187cm" svg:d="m8197 5760c0 1071 909 358 909 1427">
          <text:p/>
        </draw:connector>
        <draw:frame draw:style-name="gr2" draw:text-style-name="P26" draw:layer="layout" svg:width="5.527cm" svg:height="0.827cm" svg:x="4.973cm" svg:y="4.8cm">
          <draw:text-box>
            <text:p><text:span text:style-name="T29">www-data:www-data</text:span></text:p>
          </draw:text-box>
        </draw:frame>
        <draw:custom-shape draw:style-name="gr34" draw:text-style-name="P1" draw:layer="layout" svg:width="5.659cm" svg:height="4.121cm" svg:x="4.924cm" svg:y="9.9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38" draw:text-style-name="P1" draw:layer="layout" svg:width="5.957cm" svg:height="13.61cm" svg:x="4.775cm" svg:y="0.69cm" draw:corner-radius="0.5cm">
          <text:p/>
        </draw:rect>
        <draw:frame draw:style-name="gr39" draw:text-style-name="P25" draw:layer="layout" svg:width="2.371cm" svg:height="1.154cm" svg:x="8.164cm" svg:y="0.727cm">
          <draw:text-box>
            <text:p><text:span text:style-name="T28">server</text:span></text:p>
          </draw:text-box>
        </draw:frame>
        <draw:frame draw:style-name="gr2" draw:text-style-name="P27" draw:layer="layout" svg:width="2.877cm" svg:height="0.827cm" svg:x="10.878cm" svg:y="2.462cm">
          <draw:text-box>
            <text:p><text:span text:style-name="T30">HTTP(s)://</text:span></text:p>
          </draw:text-box>
        </draw:frame>
        <draw:custom-shape draw:style-name="gr1" draw:text-style-name="P1" draw:layer="layout" svg:width="1.132cm" svg:height="1.009cm" svg:x="7.212cm" svg:y="7.6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36" draw:text-style-name="P1" draw:layer="layout" svg:width="1.116cm" svg:height="1.147cm" draw:transform="skewX (-0.001745329251994) rotate (1.55055050747147) translate (6.957cm 12.71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36" draw:text-style-name="P1" draw:layer="layout" svg:width="0.754cm" svg:height="0.754cm" svg:x="7.164cm" svg:y="11.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 draw:text-style-name="P26" draw:layer="layout" svg:width="5.527cm" svg:height="0.827cm" svg:x="4.877cm" svg:y="12.849cm">
          <draw:text-box>
            <text:p><text:span text:style-name="T29">www-data:www-data</text:span></text:p>
          </draw:text-box>
        </draw:frame>
        <draw:frame draw:style-name="gr35" draw:text-style-name="P25" draw:layer="layout" svg:width="4.66cm" svg:height="1.154cm" svg:x="5.309cm" svg:y="10.155cm">
          <draw:text-box>
            <text:p><text:span text:style-name="T28">GitBlit Service</text:span></text:p>
          </draw:text-box>
        </draw:frame>
        <draw:connector draw:style-name="gr8" draw:text-style-name="P1" draw:layer="layout" draw:type="curve" svg:x1="12.258cm" svg:y1="12.012cm" svg:x2="8.443cm" svg:y2="12.332cm" svg:d="m12258 12012c-2860 0-953 320-3815 320">
          <text:p/>
        </draw:connector>
        <draw:frame draw:style-name="gr2" draw:text-style-name="P27" draw:layer="layout" svg:width="2.877cm" svg:height="0.827cm" svg:x="10.854cm" svg:y="9.896cm">
          <draw:text-box>
            <text:p><text:span text:style-name="T30">HTTP(s)://</text:span></text:p>
          </draw:text-box>
        </draw:frame>
        <presentation:notes draw:style-name="dp2">
          <draw:page-thumbnail draw:style-name="gr9"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draw:custom-shape draw:style-name="gr34" draw:text-style-name="P1" draw:layer="layout" svg:width="5.563cm" svg:height="4.467cm" svg:x="4.973cm" svg:y="1.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25" draw:layer="layout" svg:width="5.167cm" svg:height="1.154cm" svg:x="5.163cm" svg:y="2.032cm">
          <draw:text-box>
            <text:p><text:span text:style-name="T28">svnserve service</text:span></text:p>
          </draw:text-box>
        </draw:frame>
        <draw:g>
          <draw:custom-shape draw:style-name="gr5" draw:text-style-name="P1" draw:layer="layout" svg:width="1.116cm" svg:height="1.147cm" draw:transform="skewX (-0.001745329251994) rotate (1.55055050747147) translate (12.666cm 4.8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12.873cm" svg:y="3.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 draw:layer="layout" svg:width="1.116cm" svg:height="1.147cm" draw:transform="skewX (-0.001745329251994) rotate (1.55055050747147) translate (12.553cm 12.532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12.76cm" svg:y="10.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6" draw:text-style-name="P1" draw:layer="layout" svg:width="1.116cm" svg:height="1.147cm" draw:transform="skewX (-0.001745329251994) rotate (1.55055050747147) translate (7.079cm 4.61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36" draw:text-style-name="P1" draw:layer="layout" svg:width="0.754cm" svg:height="0.754cm" svg:x="7.286cm" svg:y="3.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 draw:text-style-name="P1" draw:layer="layout" svg:width="1.181cm" svg:height="1.625cm" svg:x="8.616cm" svg:y="7.3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 xml:id="id11" draw:id="id11" draw:layer="layout" svg:width="1.181cm" svg:height="1.625cm" svg:x="5.688cm" svg:y="7.36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8" draw:text-style-name="P1" draw:layer="layout" draw:type="curve" svg:x1="12.357cm" svg:y1="3.988cm" svg:x2="8.542cm" svg:y2="4.308cm" svg:d="m12357 3988c-2860 0-953 320-3815 320">
          <text:p/>
        </draw:connector>
        <draw:connector draw:style-name="gr37" draw:text-style-name="P1" draw:layer="layout" draw:type="curve" svg:x1="8.198cm" svg:y1="5.76cm" svg:x2="9.107cm" svg:y2="7.187cm" svg:d="m8198 5760c0 1071 909 358 909 1427">
          <text:p/>
        </draw:connector>
        <draw:frame draw:style-name="gr2" draw:text-style-name="P26" draw:layer="layout" svg:width="3.068cm" svg:height="0.827cm" svg:x="6.524cm" svg:y="4.75cm">
          <draw:text-box>
            <text:p><text:span text:style-name="T29">svn:</text:span><text:span text:style-name="T31">svn </text:span><text:span text:style-name="T32">git</text:span></text:p>
          </draw:text-box>
        </draw:frame>
        <draw:rect draw:style-name="gr38" draw:text-style-name="P1" draw:layer="layout" svg:width="5.957cm" svg:height="13.61cm" svg:x="4.776cm" svg:y="0.69cm" draw:corner-radius="0.5cm">
          <text:p/>
        </draw:rect>
        <draw:frame draw:style-name="gr39" draw:text-style-name="P25" draw:layer="layout" svg:width="2.371cm" svg:height="1.154cm" svg:x="8.165cm" svg:y="0.727cm">
          <draw:text-box>
            <text:p><text:span text:style-name="T28">server</text:span></text:p>
          </draw:text-box>
        </draw:frame>
        <draw:frame draw:style-name="gr42" draw:text-style-name="P27" draw:layer="layout" svg:width="1.772cm" svg:height="0.827cm" svg:x="10.879cm" svg:y="2.88cm">
          <draw:text-box>
            <text:p><text:span text:style-name="T30">svn://</text:span></text:p>
          </draw:text-box>
        </draw:frame>
        <draw:custom-shape draw:style-name="gr1" draw:text-style-name="P1" draw:layer="layout" svg:width="1.132cm" svg:height="1.009cm" svg:x="7.213cm" svg:y="7.6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43" draw:text-style-name="P1" draw:layer="layout" svg:width="1.116cm" svg:height="1.147cm" draw:transform="skewX (-0.001745329251994) rotate (1.55055050747147) translate (6.958cm 13.107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3" draw:text-style-name="P1" draw:layer="layout" svg:width="0.754cm" svg:height="0.754cm" svg:x="7.165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4" draw:text-style-name="P26" xml:id="id10" draw:id="id10" draw:layer="layout" svg:width="2.852cm" svg:height="0.827cm" svg:x="6.452cm" svg:y="10.608cm">
          <draw:text-box>
            <text:p><text:span text:style-name="T33">git:git </text:span><text:span text:style-name="T31">svn</text:span></text:p>
          </draw:text-box>
        </draw:frame>
        <draw:frame draw:style-name="gr35" draw:text-style-name="P25" draw:layer="layout" svg:width="4.66cm" svg:height="1.154cm" svg:x="5.434cm" svg:y="13.109cm">
          <draw:text-box>
            <text:p><text:span text:style-name="T28">SSH daemon</text:span></text:p>
          </draw:text-box>
        </draw:frame>
        <draw:connector draw:style-name="gr45" draw:text-style-name="P1" draw:layer="layout" draw:type="curve" svg:x1="12.259cm" svg:y1="12.012cm" svg:x2="8.444cm" svg:y2="12.332cm" svg:d="m12259 12012c-2860 0-953 320-3815 320">
          <text:p/>
        </draw:connector>
        <draw:frame draw:style-name="gr46" draw:text-style-name="P27" draw:layer="layout" svg:width="1.975cm" svg:height="0.827cm" svg:x="10.855cm" svg:y="10.723cm">
          <draw:text-box>
            <text:p><text:span text:style-name="T30">SSH://</text:span></text:p>
          </draw:text-box>
        </draw:frame>
        <draw:custom-shape draw:style-name="gr47" draw:text-style-name="P1" draw:layer="layout" svg:width="5.563cm" svg:height="4.467cm" svg:x="4.949cm" svg:y="9.6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7.878cm" svg:y1="10.608cm" svg:x2="6.278cm" svg:y2="8.989cm" draw:start-shape="id10" draw:start-glue-point="0" draw:end-shape="id11" svg:d="m7878 10608c0-1138-1600-329-1600-1619">
          <text:p/>
        </draw:connector>
        <presentation:notes draw:style-name="dp2">
          <draw:page-thumbnail draw:style-name="gr9"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draw:circle draw:style-name="gr49" draw:text-style-name="P1" draw:layer="layout" svg:width="1.624cm" svg:height="1.624cm" svg:x="3.15cm" svg:y="6.063cm">
          <text:p/>
        </draw:circle>
        <draw:circle draw:style-name="gr50" draw:text-style-name="P1" draw:layer="layout" svg:width="1.624cm" svg:height="1.624cm" svg:x="7.534cm" svg:y="6.063cm">
          <text:p/>
        </draw:circle>
        <draw:custom-shape draw:style-name="gr51" draw:text-style-name="P1" draw:layer="layout" svg:width="1.427cm" svg:height="0.935cm" svg:x="5.465cm" svg:y="6.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3.15cm" svg:y="6.063cm">
          <text:p/>
        </draw:circle>
        <draw:circle draw:style-name="gr50" draw:text-style-name="P1" draw:layer="layout" svg:width="1.624cm" svg:height="1.624cm" svg:x="7.53cm" svg:y="6.063cm">
          <text:p/>
        </draw:circle>
        <draw:custom-shape draw:style-name="gr51" draw:text-style-name="P1" draw:layer="layout" svg:width="1.427cm" svg:height="0.935cm" svg:x="5.465cm" svg:y="6.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3.15cm" svg:y="3.601cm">
          <text:p/>
        </draw:circle>
        <draw:custom-shape draw:style-name="gr52" draw:text-style-name="P1" draw:layer="layout" svg:width="1.427cm" svg:height="0.935cm" svg:x="5.465cm" svg:y="3.9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3.2cm" svg:y="1.165cm">
          <text:p/>
        </draw:circle>
        <draw:frame draw:style-name="gr2" draw:text-style-name="P28" draw:layer="layout" svg:width="1.158cm" svg:height="0.988cm" svg:x="1.539cm" svg:y="6.394cm">
          <draw:text-box>
            <text:p><text:span text:style-name="T34">r1</text:span></text:p>
          </draw:text-box>
        </draw:frame>
        <draw:frame draw:style-name="gr2" draw:text-style-name="P28" draw:layer="layout" svg:width="1.158cm" svg:height="0.988cm" svg:x="1.539cm" svg:y="1.496cm">
          <draw:text-box>
            <text:p><text:span text:style-name="T34">r3</text:span></text:p>
          </draw:text-box>
        </draw:frame>
        <draw:frame draw:style-name="gr2" draw:text-style-name="P28" draw:layer="layout" svg:width="1.158cm" svg:height="0.988cm" svg:x="1.539cm" svg:y="3.932cm">
          <draw:text-box>
            <text:p><text:span text:style-name="T34">r2</text:span></text:p>
          </draw:text-box>
        </draw:frame>
        <draw:line draw:style-name="gr53" draw:text-style-name="P1" draw:layer="layout" svg:x1="8.355cm" svg:y1="5.415cm" svg:x2="8.355cm" svg:y2="0.517cm">
          <text:p/>
        </draw:line>
        <draw:frame draw:style-name="gr2" draw:text-style-name="P28" draw:layer="layout" svg:width="4.092cm" svg:height="1.725cm" svg:x="8.958cm" svg:y="0.887cm">
          <draw:text-box>
            <text:p><text:span text:style-name="T34">Git pushes</text:span></text:p>
            <text:p><text:span text:style-name="T34">are blocked</text:span></text:p>
          </draw:text-box>
        </draw:frame>
        <draw:frame draw:style-name="gr2" draw:text-style-name="P29" draw:layer="layout" svg:width="5.387cm" svg:height="1.725cm" svg:x="8.884cm" svg:y="3.472cm">
          <draw:text-box>
            <text:p><text:span text:style-name="T35">Svn to Git</text:span></text:p>
            <text:p><text:span text:style-name="T35">translation <text:s/>fails</text:span></text:p>
          </draw:text-box>
        </draw:frame>
        <draw:frame draw:style-name="gr2" draw:text-style-name="P28" draw:layer="layout" svg:width="2.788cm" svg:height="0.988cm" svg:x="9.414cm" svg:y="6.395cm">
          <draw:text-box>
            <text:p><text:span text:style-name="T34">commit</text:span></text:p>
          </draw:text-box>
        </draw:frame>
        <draw:line draw:style-name="gr54" draw:text-style-name="P1" draw:layer="layout" svg:x1="0.898cm" svg:y1="0.591cm" svg:x2="0.898cm" svg:y2="7.999cm">
          <text:p/>
        </draw:line>
        <draw:frame draw:style-name="gr2" draw:text-style-name="P30" draw:layer="layout" svg:width="0.676cm" svg:height="0.827cm" svg:x="0.934cm" svg:y="7.531cm">
          <draw:text-box>
            <text:p><text:span text:style-name="T36">t</text:span></text:p>
          </draw:text-box>
        </draw:frame>
        <presentation:notes draw:style-name="dp2">
          <draw:page-thumbnail draw:style-name="gr9"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draw:circle draw:style-name="gr49" draw:text-style-name="P1" draw:layer="layout" svg:width="1.624cm" svg:height="1.624cm" svg:x="3.175cm" svg:y="5.989cm">
          <text:p/>
        </draw:circle>
        <draw:circle draw:style-name="gr50" draw:text-style-name="P1" draw:layer="layout" svg:width="1.624cm" svg:height="1.624cm" svg:x="7.559cm" svg:y="5.989cm">
          <text:p/>
        </draw:circle>
        <draw:custom-shape draw:style-name="gr51" draw:text-style-name="P1" draw:layer="layout" svg:width="1.427cm" svg:height="0.935cm" svg:x="5.49cm" svg:y="6.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50" draw:text-style-name="P1" draw:layer="layout" svg:width="1.624cm" svg:height="1.624cm" svg:x="3.175cm" svg:y="5.989cm">
          <text:p/>
        </draw:circle>
        <draw:circle draw:style-name="gr49" draw:text-style-name="P1" draw:layer="layout" svg:width="1.624cm" svg:height="1.624cm" svg:x="7.555cm" svg:y="5.989cm">
          <text:p/>
        </draw:circle>
        <draw:custom-shape draw:style-name="gr51" draw:text-style-name="P1" draw:layer="layout" svg:width="1.427cm" svg:height="0.935cm" svg:x="5.49cm" svg:y="6.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50" draw:text-style-name="P1" draw:layer="layout" svg:width="1.624cm" svg:height="1.624cm" svg:x="3.175cm" svg:y="3.527cm">
          <text:p/>
        </draw:circle>
        <draw:custom-shape draw:style-name="gr52" draw:text-style-name="P1" draw:layer="layout" svg:width="1.427cm" svg:height="0.935cm" svg:x="5.49cm" svg:y="3.8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50" draw:text-style-name="P1" draw:layer="layout" svg:width="1.624cm" svg:height="1.624cm" svg:x="3.225cm" svg:y="1.091cm">
          <text:p/>
        </draw:circle>
        <draw:line draw:style-name="gr53" draw:text-style-name="P1" draw:layer="layout" svg:x1="8.331cm" svg:y1="5.465cm" svg:x2="8.331cm" svg:y2="0.567cm">
          <text:p/>
        </draw:line>
        <draw:frame draw:style-name="gr2" draw:text-style-name="P28" draw:layer="layout" svg:width="4.443cm" svg:height="1.725cm" svg:x="8.983cm" svg:y="0.813cm">
          <draw:text-box>
            <text:p><text:span text:style-name="T34">Svn commits</text:span></text:p>
            <text:p><text:span text:style-name="T34">are blocked</text:span></text:p>
          </draw:text-box>
        </draw:frame>
        <draw:frame draw:style-name="gr2" draw:text-style-name="P29" draw:layer="layout" svg:width="5.387cm" svg:height="1.725cm" svg:x="8.909cm" svg:y="3.398cm">
          <draw:text-box>
            <text:p><text:span text:style-name="T35">Git to Svn</text:span></text:p>
            <text:p><text:span text:style-name="T35">translation <text:s/>fails</text:span></text:p>
          </draw:text-box>
        </draw:frame>
        <draw:frame draw:style-name="gr2" draw:text-style-name="P28" draw:layer="layout" svg:width="1.158cm" svg:height="0.988cm" svg:x="9.439cm" svg:y="6.321cm">
          <draw:text-box>
            <text:p><text:span text:style-name="T34">r1</text:span></text:p>
          </draw:text-box>
        </draw:frame>
        <draw:line draw:style-name="gr54" draw:text-style-name="P1" draw:layer="layout" svg:x1="0.899cm" svg:y1="0.592cm" svg:x2="0.899cm" svg:y2="8cm">
          <text:p/>
        </draw:line>
        <draw:frame draw:style-name="gr2" draw:text-style-name="P30" draw:layer="layout" svg:width="0.676cm" svg:height="0.827cm" svg:x="0.935cm" svg:y="7.532cm">
          <draw:text-box>
            <text:p><text:span text:style-name="T36">t</text:span></text:p>
          </draw:text-box>
        </draw:frame>
        <draw:frame draw:style-name="gr2" draw:text-style-name="P28" draw:layer="layout" svg:width="1.256cm" svg:height="0.988cm" svg:x="1.464cm" svg:y="6.382cm">
          <draw:text-box>
            <text:p><text:span text:style-name="T34">c1</text:span></text:p>
          </draw:text-box>
        </draw:frame>
        <draw:frame draw:style-name="gr2" draw:text-style-name="P28" draw:layer="layout" svg:width="1.256cm" svg:height="0.988cm" svg:x="1.513cm" svg:y="3.92cm">
          <draw:text-box>
            <text:p><text:span text:style-name="T34">c2</text:span></text:p>
          </draw:text-box>
        </draw:frame>
        <draw:frame draw:style-name="gr2" draw:text-style-name="P28" draw:layer="layout" svg:width="1.256cm" svg:height="0.988cm" svg:x="1.513cm" svg:y="1.484cm">
          <draw:text-box>
            <text:p><text:span text:style-name="T34">c3</text:span></text:p>
          </draw:text-box>
        </draw:frame>
        <presentation:notes draw:style-name="dp2">
          <draw:page-thumbnail draw:style-name="gr9"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draw:circle draw:style-name="gr49" draw:text-style-name="P1" draw:layer="layout" svg:width="1.624cm" svg:height="1.624cm" svg:x="3.126cm" svg:y="8.08cm">
          <text:p/>
        </draw:circle>
        <draw:custom-shape draw:style-name="gr51" draw:text-style-name="P1" draw:layer="layout" svg:width="1.427cm" svg:height="0.935cm" svg:x="5.441cm" svg:y="8.4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50" draw:text-style-name="P1" draw:layer="layout" svg:width="1.624cm" svg:height="1.624cm" svg:x="3.126cm" svg:y="8.08cm">
          <text:p/>
        </draw:circle>
        <draw:circle draw:style-name="gr49" draw:text-style-name="P1" draw:layer="layout" svg:width="1.624cm" svg:height="1.624cm" svg:x="7.604cm" svg:y="8.079cm">
          <text:p/>
        </draw:circle>
        <draw:custom-shape draw:style-name="gr51" draw:text-style-name="P1" draw:layer="layout" svg:width="1.427cm" svg:height="0.935cm" svg:x="5.441cm" svg:y="8.4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50" draw:text-style-name="P1" draw:layer="layout" svg:width="1.624cm" svg:height="1.624cm" svg:x="3.126cm" svg:y="5.618cm">
          <text:p/>
        </draw:circle>
        <draw:custom-shape draw:style-name="gr52" draw:text-style-name="P1" draw:layer="layout" svg:width="1.427cm" svg:height="0.935cm" svg:x="5.441cm" svg:y="5.9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7.604cm" svg:y="3.059cm">
          <text:p/>
        </draw:circle>
        <draw:line draw:style-name="gr53" draw:text-style-name="P1" draw:layer="layout" svg:x1="8.416cm" svg:y1="7.556cm" svg:x2="8.416cm" svg:y2="5.291cm">
          <text:p/>
        </draw:line>
        <draw:frame draw:style-name="gr2" draw:text-style-name="P28" draw:layer="layout" svg:width="5.988cm" svg:height="1.725cm" svg:x="10.533cm" svg:y="2.929cm">
          <draw:text-box>
            <text:p><text:span text:style-name="T34">Svn commits</text:span></text:p>
            <text:p><text:span text:style-name="T34">are never blocked</text:span></text:p>
          </draw:text-box>
        </draw:frame>
        <draw:frame draw:style-name="gr2" draw:text-style-name="P29" draw:layer="layout" svg:width="5.387cm" svg:height="1.725cm" svg:x="9.524cm" svg:y="5.489cm">
          <draw:text-box>
            <text:p><text:span text:style-name="T35">Git to Svn</text:span></text:p>
            <text:p><text:span text:style-name="T35">translation <text:s/>fails</text:span></text:p>
          </draw:text-box>
        </draw:frame>
        <draw:frame draw:style-name="gr2" draw:text-style-name="P28" draw:layer="layout" svg:width="1.158cm" svg:height="0.988cm" svg:x="9.427cm" svg:y="8.412cm">
          <draw:text-box>
            <text:p><text:span text:style-name="T34">r1</text:span></text:p>
          </draw:text-box>
        </draw:frame>
        <draw:line draw:style-name="gr54" draw:text-style-name="P1" draw:layer="layout" svg:x1="0.881cm" svg:y1="0.664cm" svg:x2="0.88cm" svg:y2="10.091cm">
          <text:p/>
        </draw:line>
        <draw:frame draw:style-name="gr2" draw:text-style-name="P30" draw:layer="layout" svg:width="0.676cm" svg:height="0.827cm" svg:x="0.886cm" svg:y="9.623cm">
          <draw:text-box>
            <text:p><text:span text:style-name="T36">t</text:span></text:p>
          </draw:text-box>
        </draw:frame>
        <draw:frame draw:style-name="gr2" draw:text-style-name="P28" draw:layer="layout" svg:width="1.256cm" svg:height="0.988cm" svg:x="1.415cm" svg:y="8.473cm">
          <draw:text-box>
            <text:p><text:span text:style-name="T34">c1</text:span></text:p>
          </draw:text-box>
        </draw:frame>
        <draw:frame draw:style-name="gr2" draw:text-style-name="P28" draw:layer="layout" svg:width="1.256cm" svg:height="0.988cm" svg:x="1.464cm" svg:y="6.011cm">
          <draw:text-box>
            <text:p><text:span text:style-name="T34">c2</text:span></text:p>
          </draw:text-box>
        </draw:frame>
        <draw:line draw:style-name="gr53" draw:text-style-name="P1" draw:layer="layout" svg:x1="4.002cm" svg:y1="5.12cm" svg:x2="4.002cm" svg:y2="0.787cm">
          <text:p/>
        </draw:line>
        <draw:circle draw:style-name="gr49" draw:text-style-name="P1" draw:layer="layout" svg:width="1.624cm" svg:height="1.624cm" svg:x="7.604cm" svg:y="0.647cm">
          <text:p/>
        </draw:circle>
        <draw:frame draw:style-name="gr2" draw:text-style-name="P28" draw:layer="layout" svg:width="1.158cm" svg:height="0.988cm" svg:x="9.427cm" svg:y="0.906cm">
          <draw:text-box>
            <text:p><text:span text:style-name="T34">r3</text:span></text:p>
          </draw:text-box>
        </draw:frame>
        <draw:frame draw:style-name="gr55" draw:text-style-name="P28" draw:layer="layout" svg:width="1.158cm" svg:height="1.033cm" svg:x="9.427cm" svg:y="3.347cm">
          <draw:text-box>
            <text:p><text:span text:style-name="T34">r2</text:span></text:p>
          </draw:text-box>
        </draw:frame>
        <presentation:notes draw:style-name="dp2">
          <draw:page-thumbnail draw:style-name="gr9"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draw:circle draw:style-name="gr49" draw:text-style-name="P1" draw:layer="layout" svg:width="1.624cm" svg:height="1.624cm" svg:x="3.127cm" svg:y="8.081cm">
          <text:p/>
        </draw:circle>
        <draw:custom-shape draw:style-name="gr51" draw:text-style-name="P1" draw:layer="layout" svg:width="1.427cm" svg:height="0.935cm" svg:x="5.442cm" svg:y="8.4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3.127cm" svg:y="8.081cm">
          <text:p/>
        </draw:circle>
        <draw:circle draw:style-name="gr50" draw:text-style-name="P1" draw:layer="layout" svg:width="1.624cm" svg:height="1.624cm" svg:x="7.605cm" svg:y="8.08cm">
          <text:p/>
        </draw:circle>
        <draw:custom-shape draw:style-name="gr51" draw:text-style-name="P1" draw:layer="layout" svg:width="1.427cm" svg:height="0.935cm" svg:x="5.442cm" svg:y="8.4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3.127cm" svg:y="5.619cm">
          <text:p/>
        </draw:circle>
        <draw:custom-shape draw:style-name="gr52" draw:text-style-name="P1" draw:layer="layout" svg:width="1.427cm" svg:height="0.935cm" svg:x="5.442cm" svg:y="5.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50" draw:text-style-name="P1" draw:layer="layout" svg:width="1.624cm" svg:height="1.624cm" svg:x="7.605cm" svg:y="3.06cm">
          <text:p/>
        </draw:circle>
        <draw:line draw:style-name="gr53" draw:text-style-name="P1" draw:layer="layout" svg:x1="8.417cm" svg:y1="7.557cm" svg:x2="8.417cm" svg:y2="5.292cm">
          <text:p/>
        </draw:line>
        <draw:frame draw:style-name="gr2" draw:text-style-name="P28" draw:layer="layout" svg:width="5.988cm" svg:height="1.725cm" svg:x="10.534cm" svg:y="2.93cm">
          <draw:text-box>
            <text:p><text:span text:style-name="T34">Git pushes </text:span></text:p>
            <text:p><text:span text:style-name="T34">are never blocked</text:span></text:p>
          </draw:text-box>
        </draw:frame>
        <draw:frame draw:style-name="gr2" draw:text-style-name="P29" draw:layer="layout" svg:width="5.387cm" svg:height="1.725cm" svg:x="9.525cm" svg:y="5.49cm">
          <draw:text-box>
            <text:p><text:span text:style-name="T35">Svn to Git</text:span></text:p>
            <text:p><text:span text:style-name="T35">translation <text:s/>fails</text:span></text:p>
          </draw:text-box>
        </draw:frame>
        <draw:frame draw:style-name="gr2" draw:text-style-name="P28" draw:layer="layout" svg:width="1.256cm" svg:height="0.988cm" svg:x="9.428cm" svg:y="8.413cm">
          <draw:text-box>
            <text:p><text:span text:style-name="T34">c1</text:span></text:p>
          </draw:text-box>
        </draw:frame>
        <draw:line draw:style-name="gr54" draw:text-style-name="P1" draw:layer="layout" svg:x1="0.882cm" svg:y1="0.665cm" svg:x2="0.881cm" svg:y2="10.092cm">
          <text:p/>
        </draw:line>
        <draw:frame draw:style-name="gr2" draw:text-style-name="P30" draw:layer="layout" svg:width="0.676cm" svg:height="0.827cm" svg:x="0.887cm" svg:y="9.624cm">
          <draw:text-box>
            <text:p><text:span text:style-name="T36">t</text:span></text:p>
          </draw:text-box>
        </draw:frame>
        <draw:frame draw:style-name="gr2" draw:text-style-name="P28" draw:layer="layout" svg:width="1.158cm" svg:height="0.988cm" svg:x="1.416cm" svg:y="8.474cm">
          <draw:text-box>
            <text:p><text:span text:style-name="T34">r1</text:span></text:p>
          </draw:text-box>
        </draw:frame>
        <draw:frame draw:style-name="gr2" draw:text-style-name="P28" draw:layer="layout" svg:width="1.158cm" svg:height="0.988cm" svg:x="1.465cm" svg:y="6.012cm">
          <draw:text-box>
            <text:p><text:span text:style-name="T34">r2</text:span></text:p>
          </draw:text-box>
        </draw:frame>
        <draw:line draw:style-name="gr53" draw:text-style-name="P1" draw:layer="layout" svg:x1="4.003cm" svg:y1="5.121cm" svg:x2="4.003cm" svg:y2="0.788cm">
          <text:p/>
        </draw:line>
        <draw:circle draw:style-name="gr50" draw:text-style-name="P1" draw:layer="layout" svg:width="1.624cm" svg:height="1.624cm" svg:x="7.605cm" svg:y="0.648cm">
          <text:p/>
        </draw:circle>
        <draw:frame draw:style-name="gr2" draw:text-style-name="P28" draw:layer="layout" svg:width="1.256cm" svg:height="0.988cm" svg:x="9.428cm" svg:y="0.907cm">
          <draw:text-box>
            <text:p><text:span text:style-name="T34">c3</text:span></text:p>
          </draw:text-box>
        </draw:frame>
        <draw:frame draw:style-name="gr55" draw:text-style-name="P28" draw:layer="layout" svg:width="1.256cm" svg:height="1.033cm" svg:x="9.428cm" svg:y="3.348cm">
          <draw:text-box>
            <text:p><text:span text:style-name="T34">c2</text:span></text:p>
          </draw:text-box>
        </draw:frame>
        <presentation:notes draw:style-name="dp2">
          <draw:page-thumbnail draw:style-name="gr9"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draw:circle draw:style-name="gr49" draw:text-style-name="P1" draw:layer="layout" svg:width="1.624cm" svg:height="1.624cm" svg:x="2.709cm" svg:y="10.37cm">
          <text:p/>
        </draw:circle>
        <draw:custom-shape draw:style-name="gr51" draw:text-style-name="P1" draw:layer="layout" svg:width="1.427cm" svg:height="0.935cm" svg:x="5.024cm" svg:y="10.7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2.709cm" svg:y="10.37cm">
          <text:p/>
        </draw:circle>
        <draw:circle draw:style-name="gr50" draw:text-style-name="P1" draw:layer="layout" svg:width="1.624cm" svg:height="1.624cm" svg:x="7.236cm" svg:y="10.369cm">
          <text:p/>
        </draw:circle>
        <draw:custom-shape draw:style-name="gr51" draw:text-style-name="P1" draw:layer="layout" svg:width="1.427cm" svg:height="0.935cm" svg:x="5.024cm" svg:y="10.7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2.709cm" svg:y="7.908cm">
          <text:p/>
        </draw:circle>
        <draw:custom-shape draw:style-name="gr51" draw:text-style-name="P1" draw:layer="layout" svg:width="1.427cm" svg:height="0.935cm" svg:x="5.024cm" svg:y="8.2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50" draw:text-style-name="P1" draw:layer="layout" svg:width="1.624cm" svg:height="1.624cm" svg:x="10.73cm" svg:y="7.712cm">
          <text:p/>
        </draw:circle>
        <draw:frame draw:style-name="gr2" draw:text-style-name="P28" draw:layer="layout" svg:width="3.008cm" svg:height="1.725cm" svg:x="6.4cm" svg:y="0.372cm">
          <draw:text-box>
            <text:p><text:span text:style-name="T34">original </text:span></text:p>
            <text:p><text:span text:style-name="T34">branch</text:span></text:p>
          </draw:text-box>
        </draw:frame>
        <draw:frame draw:style-name="gr2" draw:text-style-name="P28" draw:layer="layout" svg:width="1.256cm" svg:height="0.988cm" svg:x="9.01cm" svg:y="10.702cm">
          <draw:text-box>
            <text:p><text:span text:style-name="T34">c1</text:span></text:p>
          </draw:text-box>
        </draw:frame>
        <draw:line draw:style-name="gr54" draw:text-style-name="P1" draw:layer="layout" svg:x1="1.076cm" svg:y1="0.663cm" svg:x2="1.077cm" svg:y2="12.069cm">
          <text:p/>
        </draw:line>
        <draw:frame draw:style-name="gr56" draw:text-style-name="P30" draw:layer="layout" svg:width="0.676cm" svg:height="0.827cm" svg:x="0.371cm" svg:y="11.683cm">
          <draw:text-box>
            <text:p><text:span text:style-name="T36">t</text:span></text:p>
          </draw:text-box>
        </draw:frame>
        <draw:frame draw:style-name="gr2" draw:text-style-name="P28" draw:layer="layout" svg:width="1.158cm" svg:height="0.988cm" svg:x="1.441cm" svg:y="10.714cm">
          <draw:text-box>
            <text:p><text:span text:style-name="T34">r1</text:span></text:p>
          </draw:text-box>
        </draw:frame>
        <draw:frame draw:style-name="gr2" draw:text-style-name="P28" draw:layer="layout" svg:width="1.158cm" svg:height="0.988cm" svg:x="1.49cm" svg:y="8.252cm">
          <draw:text-box>
            <text:p><text:span text:style-name="T34">r2</text:span></text:p>
          </draw:text-box>
        </draw:frame>
        <draw:circle draw:style-name="gr50" draw:text-style-name="P1" draw:layer="layout" svg:width="1.624cm" svg:height="1.624cm" svg:x="10.73cm" svg:y="5.373cm">
          <text:p/>
        </draw:circle>
        <draw:frame draw:style-name="gr57" draw:text-style-name="P28" draw:layer="layout" svg:width="1.256cm" svg:height="0.988cm" svg:x="12.504cm" svg:y="5.611cm">
          <draw:text-box>
            <text:p><text:span text:style-name="T34">c3</text:span></text:p>
          </draw:text-box>
        </draw:frame>
        <draw:frame draw:style-name="gr55" draw:text-style-name="P28" draw:layer="layout" svg:width="1.256cm" svg:height="1.033cm" svg:x="12.455cm" svg:y="8.122cm">
          <draw:text-box>
            <text:p><text:span text:style-name="T34">c2</text:span></text:p>
          </draw:text-box>
        </draw:frame>
        <draw:circle draw:style-name="gr50" draw:text-style-name="P1" draw:layer="layout" svg:width="1.624cm" svg:height="1.624cm" svg:x="7.236cm" svg:y="7.86cm">
          <text:p/>
        </draw:circle>
        <draw:frame draw:style-name="gr58" draw:text-style-name="P28" draw:layer="layout" svg:width="1.408cm" svg:height="1.012cm" svg:x="9.083cm" svg:y="8.121cm">
          <draw:text-box>
            <text:p><text:span text:style-name="T34">c2'</text:span></text:p>
          </draw:text-box>
        </draw:frame>
        <draw:frame draw:style-name="gr2" draw:text-style-name="P28" draw:layer="layout" svg:width="5.993cm" svg:height="1.725cm" svg:x="10.511cm" svg:y="0.396cm">
          <draw:text-box>
            <text:p><text:span text:style-name="T34">branch with </text:span></text:p>
            <text:p><text:span text:style-name="T34">diverged commits</text:span></text:p>
          </draw:text-box>
        </draw:frame>
        <draw:line draw:style-name="gr59" draw:text-style-name="P1" draw:layer="layout" svg:x1="11.518cm" svg:y1="9.45cm" svg:x2="8.933cm" svg:y2="10.927cm">
          <text:p/>
        </draw:line>
        <draw:line draw:style-name="gr59" draw:text-style-name="P1" draw:layer="layout" svg:x1="11.53cm" svg:y1="7.063cm" svg:x2="11.555cm" svg:y2="7.629cm">
          <text:p/>
        </draw:line>
        <draw:line draw:style-name="gr59" draw:text-style-name="P1" draw:layer="layout" svg:x1="8.024cm" svg:y1="9.574cm" svg:x2="8.024cm" svg:y2="10.288cm">
          <text:p/>
        </draw:line>
        <draw:line draw:style-name="gr59" draw:text-style-name="P1" draw:layer="layout" svg:x1="7.951cm" svg:y1="5.267cm" svg:x2="7.951cm" svg:y2="7.753cm">
          <text:p/>
        </draw:line>
        <draw:line draw:style-name="gr59" draw:text-style-name="P1" draw:layer="layout" svg:x1="11.494cm" svg:y1="2.289cm" svg:x2="11.518cm" svg:y2="5.267cm">
          <text:p/>
        </draw:line>
        <draw:circle draw:style-name="gr60" draw:text-style-name="P1" draw:layer="layout" svg:width="1.624cm" svg:height="1.624cm" svg:x="7.089cm" svg:y="3.552cm">
          <text:p/>
        </draw:circle>
        <draw:line draw:style-name="gr61" draw:text-style-name="P1" draw:layer="layout" svg:x1="8.811cm" svg:y1="4.455cm" svg:x2="10.829cm" svg:y2="5.562cm">
          <text:p/>
        </draw:line>
        <draw:line draw:style-name="gr59" draw:text-style-name="P1" draw:layer="layout" svg:x1="7.915cm" svg:y1="2.289cm" svg:x2="7.915cm" svg:y2="3.519cm">
          <text:p/>
        </draw:line>
        <draw:frame draw:style-name="gr2" draw:text-style-name="P28" draw:layer="layout" svg:width="2.788cm" svg:height="1.725cm" svg:x="8.467cm" svg:y="2.515cm">
          <draw:text-box>
            <text:p><text:span text:style-name="T34">merge</text:span></text:p>
            <text:p><text:span text:style-name="T34">commit</text:span></text:p>
          </draw:text-box>
        </draw:frame>
        <draw:circle draw:style-name="gr62" draw:text-style-name="P1" draw:layer="layout" svg:width="1.624cm" svg:height="1.624cm" svg:x="2.758cm" svg:y="3.65cm">
          <text:p/>
        </draw:circle>
        <draw:custom-shape draw:style-name="gr51" draw:text-style-name="P1" draw:layer="layout" svg:width="-1.427cm" svg:height="-0.935cm" svg:x="6.451cm" svg:y="4.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8" draw:layer="layout" svg:width="1.264cm" svg:height="0.988cm" svg:x="1.392cm" svg:y="3.968cm">
          <draw:text-box>
            <text:p><text:span text:style-name="T34">rN</text:span></text:p>
          </draw:text-box>
        </draw:frame>
        <presentation:notes draw:style-name="dp2">
          <draw:page-thumbnail draw:style-name="gr9"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draw:circle draw:style-name="gr49" draw:text-style-name="P1" draw:layer="layout" svg:width="1.624cm" svg:height="1.624cm" svg:x="2.71cm" svg:y="7.072cm">
          <text:p/>
        </draw:circle>
        <draw:custom-shape draw:style-name="gr51" draw:text-style-name="P1" draw:layer="layout" svg:width="1.427cm" svg:height="0.935cm" svg:x="5.025cm" svg:y="7.4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2.71cm" svg:y="7.072cm">
          <text:p/>
        </draw:circle>
        <draw:circle draw:style-name="gr50" draw:text-style-name="P1" draw:layer="layout" svg:width="1.624cm" svg:height="1.624cm" svg:x="7.237cm" svg:y="7.071cm">
          <text:p/>
        </draw:circle>
        <draw:custom-shape draw:style-name="gr51" draw:text-style-name="P1" draw:layer="layout" svg:width="1.427cm" svg:height="0.935cm" svg:x="5.025cm" svg:y="7.4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63" draw:text-style-name="P1" draw:layer="layout" svg:width="1.624cm" svg:height="1.624cm" svg:x="2.71cm" svg:y="4.61cm">
          <text:p/>
        </draw:circle>
        <draw:frame draw:style-name="gr2" draw:text-style-name="P31" draw:layer="layout" svg:width="2.665cm" svg:height="1.725cm" svg:x="6.647cm" svg:y="1.184cm">
          <draw:text-box>
            <text:p text:style-name="P1"><text:span text:style-name="T34">Git</text:span></text:p>
            <text:p text:style-name="P1"><text:span text:style-name="T34">master</text:span></text:p>
          </draw:text-box>
        </draw:frame>
        <draw:frame draw:style-name="gr2" draw:text-style-name="P28" draw:layer="layout" svg:width="1.256cm" svg:height="0.988cm" svg:x="9.011cm" svg:y="7.404cm">
          <draw:text-box>
            <text:p><text:span text:style-name="T34">c1</text:span></text:p>
          </draw:text-box>
        </draw:frame>
        <draw:line draw:style-name="gr54" draw:text-style-name="P1" draw:layer="layout" svg:x1="1.093cm" svg:y1="1.009cm" svg:x2="1.092cm" svg:y2="8.771cm">
          <text:p/>
        </draw:line>
        <draw:frame draw:style-name="gr56" draw:text-style-name="P30" draw:layer="layout" svg:width="0.676cm" svg:height="0.827cm" svg:x="0.348cm" svg:y="8.36cm">
          <draw:text-box>
            <text:p><text:span text:style-name="T36">t</text:span></text:p>
          </draw:text-box>
        </draw:frame>
        <draw:frame draw:style-name="gr2" draw:text-style-name="P28" draw:layer="layout" svg:width="1.158cm" svg:height="0.988cm" svg:x="1.442cm" svg:y="7.416cm">
          <draw:text-box>
            <text:p><text:span text:style-name="T34">r1</text:span></text:p>
          </draw:text-box>
        </draw:frame>
        <draw:frame draw:style-name="gr2" draw:text-style-name="P28" draw:layer="layout" svg:width="1.158cm" svg:height="0.988cm" svg:x="1.491cm" svg:y="4.954cm">
          <draw:text-box>
            <text:p><text:span text:style-name="T34">r2</text:span></text:p>
          </draw:text-box>
        </draw:frame>
        <draw:circle draw:style-name="gr64" draw:text-style-name="P1" draw:layer="layout" svg:width="1.624cm" svg:height="1.624cm" svg:x="7.237cm" svg:y="4.562cm">
          <text:p/>
        </draw:circle>
        <draw:frame draw:style-name="gr58" draw:text-style-name="P28" draw:layer="layout" svg:width="1.256cm" svg:height="1.012cm" svg:x="9.084cm" svg:y="4.823cm">
          <draw:text-box>
            <text:p><text:span text:style-name="T34">c2</text:span></text:p>
          </draw:text-box>
        </draw:frame>
        <draw:line draw:style-name="gr59" draw:text-style-name="P1" draw:layer="layout" svg:x1="8.025cm" svg:y1="6.276cm" svg:x2="8.025cm" svg:y2="6.99cm">
          <text:p/>
        </draw:line>
        <draw:line draw:style-name="gr59" draw:text-style-name="P1" draw:layer="layout" svg:x1="7.949cm" svg:y1="2.904cm" svg:x2="7.952cm" svg:y2="4.455cm">
          <text:p/>
        </draw:line>
        <draw:frame draw:style-name="gr2" draw:text-style-name="P31" draw:layer="layout" svg:width="3.961cm" svg:height="1.725cm" svg:x="1.577cm" svg:y="1.111cm">
          <draw:text-box>
            <text:p text:style-name="P1"><text:span text:style-name="T34">Subversion</text:span></text:p>
            <text:p text:style-name="P1"><text:span text:style-name="T34">trunk</text:span></text:p>
          </draw:text-box>
        </draw:frame>
        <draw:line draw:style-name="gr59" draw:text-style-name="P1" draw:layer="layout" svg:x1="3.544cm" svg:y1="2.831cm" svg:x2="3.544cm" svg:y2="4.529cm">
          <text:p/>
        </draw:line>
        <draw:line draw:style-name="gr59" draw:text-style-name="P1" draw:layer="layout" svg:x1="3.521cm" svg:y1="6.3cm" svg:x2="3.521cm" svg:y2="7.014cm">
          <text:p/>
        </draw:line>
        <presentation:notes draw:style-name="dp2">
          <draw:page-thumbnail draw:style-name="gr9"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draw:circle draw:style-name="gr49" draw:text-style-name="P1" draw:layer="layout" svg:width="1.624cm" svg:height="1.624cm" svg:x="2.71cm" svg:y="7.072cm">
          <text:p/>
        </draw:circle>
        <draw:custom-shape draw:style-name="gr51" draw:text-style-name="P1" draw:layer="layout" svg:width="1.427cm" svg:height="0.935cm" svg:x="5.025cm" svg:y="7.4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2.71cm" svg:y="7.072cm">
          <text:p/>
        </draw:circle>
        <draw:circle draw:style-name="gr50" draw:text-style-name="P1" draw:layer="layout" svg:width="1.624cm" svg:height="1.624cm" svg:x="7.237cm" svg:y="7.071cm">
          <text:p/>
        </draw:circle>
        <draw:custom-shape draw:style-name="gr51" draw:text-style-name="P1" draw:layer="layout" svg:width="1.427cm" svg:height="0.935cm" svg:x="5.025cm" svg:y="7.4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63" draw:text-style-name="P1" draw:layer="layout" svg:width="1.624cm" svg:height="1.624cm" svg:x="2.71cm" svg:y="4.61cm">
          <text:p/>
        </draw:circle>
        <draw:frame draw:style-name="gr2" draw:text-style-name="P31" draw:layer="layout" svg:width="2.665cm" svg:height="1.725cm" svg:x="5.613cm" svg:y="2.292cm">
          <draw:text-box>
            <text:p text:style-name="P1"><text:span text:style-name="T34">Git</text:span></text:p>
            <text:p text:style-name="P1"><text:span text:style-name="T34">master</text:span></text:p>
          </draw:text-box>
        </draw:frame>
        <draw:frame draw:style-name="gr2" draw:text-style-name="P28" draw:layer="layout" svg:width="1.256cm" svg:height="0.988cm" svg:x="9.011cm" svg:y="7.404cm">
          <draw:text-box>
            <text:p><text:span text:style-name="T34">c1</text:span></text:p>
          </draw:text-box>
        </draw:frame>
        <draw:line draw:style-name="gr54" draw:text-style-name="P1" draw:layer="layout" svg:x1="1.093cm" svg:y1="1.009cm" svg:x2="1.092cm" svg:y2="8.771cm">
          <text:p/>
        </draw:line>
        <draw:frame draw:style-name="gr56" draw:text-style-name="P30" draw:layer="layout" svg:width="0.676cm" svg:height="0.827cm" svg:x="0.348cm" svg:y="8.36cm">
          <draw:text-box>
            <text:p><text:span text:style-name="T36">t</text:span></text:p>
          </draw:text-box>
        </draw:frame>
        <draw:frame draw:style-name="gr2" draw:text-style-name="P28" draw:layer="layout" svg:width="1.158cm" svg:height="0.988cm" svg:x="1.442cm" svg:y="7.416cm">
          <draw:text-box>
            <text:p><text:span text:style-name="T34">r1</text:span></text:p>
          </draw:text-box>
        </draw:frame>
        <draw:frame draw:style-name="gr2" draw:text-style-name="P28" draw:layer="layout" svg:width="1.158cm" svg:height="0.988cm" svg:x="1.491cm" svg:y="4.954cm">
          <draw:text-box>
            <text:p><text:span text:style-name="T34">r2</text:span></text:p>
          </draw:text-box>
        </draw:frame>
        <draw:circle draw:style-name="gr64" draw:text-style-name="P1" draw:layer="layout" svg:width="1.624cm" svg:height="1.624cm" svg:x="7.237cm" svg:y="4.562cm">
          <text:p/>
        </draw:circle>
        <draw:frame draw:style-name="gr58" draw:text-style-name="P28" draw:layer="layout" svg:width="1.256cm" svg:height="1.012cm" svg:x="9.084cm" svg:y="4.823cm">
          <draw:text-box>
            <text:p><text:span text:style-name="T34">c2</text:span></text:p>
          </draw:text-box>
        </draw:frame>
        <draw:line draw:style-name="gr59" draw:text-style-name="P1" draw:layer="layout" svg:x1="8.025cm" svg:y1="6.276cm" svg:x2="8.025cm" svg:y2="6.99cm">
          <text:p/>
        </draw:line>
        <draw:frame draw:style-name="gr2" draw:text-style-name="P31" draw:layer="layout" svg:width="3.961cm" svg:height="1.725cm" svg:x="1.577cm" svg:y="1.111cm">
          <draw:text-box>
            <text:p text:style-name="P1"><text:span text:style-name="T34">Subversion</text:span></text:p>
            <text:p text:style-name="P1"><text:span text:style-name="T34">trunk</text:span></text:p>
          </draw:text-box>
        </draw:frame>
        <draw:line draw:style-name="gr59" draw:text-style-name="P1" draw:layer="layout" svg:x1="3.544cm" svg:y1="2.831cm" svg:x2="3.544cm" svg:y2="4.529cm">
          <text:p/>
        </draw:line>
        <draw:line draw:style-name="gr59" draw:text-style-name="P1" draw:layer="layout" svg:x1="3.521cm" svg:y1="6.3cm" svg:x2="3.521cm" svg:y2="7.014cm">
          <text:p/>
        </draw:line>
        <draw:line draw:style-name="gr59" draw:text-style-name="P1" draw:layer="layout" svg:x1="6.226cm" svg:y1="4.036cm" svg:x2="7.432cm" svg:y2="7.211cm">
          <text:p/>
        </draw:line>
        <presentation:notes draw:style-name="dp2">
          <draw:page-thumbnail draw:style-name="gr9"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draw:circle draw:style-name="gr49" draw:text-style-name="P1" draw:layer="layout" svg:width="1.624cm" svg:height="1.624cm" svg:x="2.71cm" svg:y="7.072cm">
          <text:p/>
        </draw:circle>
        <draw:custom-shape draw:style-name="gr51" draw:text-style-name="P1" draw:layer="layout" svg:width="1.427cm" svg:height="0.935cm" svg:x="5.025cm" svg:y="7.4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2.71cm" svg:y="7.072cm">
          <text:p/>
        </draw:circle>
        <draw:circle draw:style-name="gr50" draw:text-style-name="P1" draw:layer="layout" svg:width="1.624cm" svg:height="1.624cm" svg:x="7.237cm" svg:y="7.071cm">
          <text:p/>
        </draw:circle>
        <draw:custom-shape draw:style-name="gr51" draw:text-style-name="P1" draw:layer="layout" svg:width="1.427cm" svg:height="0.935cm" svg:x="5.025cm" svg:y="7.4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63" draw:text-style-name="P1" draw:layer="layout" svg:width="1.624cm" svg:height="1.624cm" svg:x="2.71cm" svg:y="4.61cm">
          <text:p/>
        </draw:circle>
        <draw:frame draw:style-name="gr2" draw:text-style-name="P31" draw:layer="layout" svg:width="2.665cm" svg:height="1.725cm" svg:x="6.844cm" svg:y="1.209cm">
          <draw:text-box>
            <text:p text:style-name="P1"><text:span text:style-name="T34">Git</text:span></text:p>
            <text:p text:style-name="P1"><text:span text:style-name="T34">master</text:span></text:p>
          </draw:text-box>
        </draw:frame>
        <draw:frame draw:style-name="gr2" draw:text-style-name="P28" draw:layer="layout" svg:width="1.256cm" svg:height="0.988cm" svg:x="9.011cm" svg:y="7.404cm">
          <draw:text-box>
            <text:p><text:span text:style-name="T34">c1</text:span></text:p>
          </draw:text-box>
        </draw:frame>
        <draw:line draw:style-name="gr54" draw:text-style-name="P1" draw:layer="layout" svg:x1="1.093cm" svg:y1="1.009cm" svg:x2="1.092cm" svg:y2="8.771cm">
          <text:p/>
        </draw:line>
        <draw:frame draw:style-name="gr56" draw:text-style-name="P30" draw:layer="layout" svg:width="0.676cm" svg:height="0.827cm" svg:x="0.348cm" svg:y="8.36cm">
          <draw:text-box>
            <text:p><text:span text:style-name="T36">t</text:span></text:p>
          </draw:text-box>
        </draw:frame>
        <draw:frame draw:style-name="gr2" draw:text-style-name="P28" draw:layer="layout" svg:width="1.158cm" svg:height="0.988cm" svg:x="1.442cm" svg:y="7.416cm">
          <draw:text-box>
            <text:p><text:span text:style-name="T34">r1</text:span></text:p>
          </draw:text-box>
        </draw:frame>
        <draw:frame draw:style-name="gr2" draw:text-style-name="P28" draw:layer="layout" svg:width="1.158cm" svg:height="0.988cm" svg:x="1.491cm" svg:y="4.954cm">
          <draw:text-box>
            <text:p><text:span text:style-name="T34">r2</text:span></text:p>
          </draw:text-box>
        </draw:frame>
        <draw:circle draw:style-name="gr50" draw:text-style-name="P1" draw:layer="layout" svg:width="1.624cm" svg:height="1.624cm" svg:x="7.237cm" svg:y="4.562cm">
          <text:p/>
        </draw:circle>
        <draw:frame draw:style-name="gr58" draw:text-style-name="P28" draw:layer="layout" svg:width="1.408cm" svg:height="1.012cm" svg:x="9.084cm" svg:y="4.823cm">
          <draw:text-box>
            <text:p><text:span text:style-name="T34">c2'</text:span></text:p>
          </draw:text-box>
        </draw:frame>
        <draw:line draw:style-name="gr59" draw:text-style-name="P1" draw:layer="layout" svg:x1="8.025cm" svg:y1="6.276cm" svg:x2="8.025cm" svg:y2="6.99cm">
          <text:p/>
        </draw:line>
        <draw:frame draw:style-name="gr2" draw:text-style-name="P31" draw:layer="layout" svg:width="3.961cm" svg:height="1.725cm" svg:x="1.577cm" svg:y="1.111cm">
          <draw:text-box>
            <text:p text:style-name="P1"><text:span text:style-name="T34">Subversion</text:span></text:p>
            <text:p text:style-name="P1"><text:span text:style-name="T34">trunk</text:span></text:p>
          </draw:text-box>
        </draw:frame>
        <draw:line draw:style-name="gr59" draw:text-style-name="P1" draw:layer="layout" svg:x1="3.544cm" svg:y1="2.831cm" svg:x2="3.544cm" svg:y2="4.529cm">
          <text:p/>
        </draw:line>
        <draw:line draw:style-name="gr59" draw:text-style-name="P1" draw:layer="layout" svg:x1="3.521cm" svg:y1="6.3cm" svg:x2="3.521cm" svg:y2="7.014cm">
          <text:p/>
        </draw:line>
        <draw:line draw:style-name="gr59" draw:text-style-name="P1" draw:layer="layout" svg:x1="7.95cm" svg:y1="2.905cm" svg:x2="7.953cm" svg:y2="4.456cm">
          <text:p/>
        </draw:line>
        <draw:custom-shape draw:style-name="gr51" draw:text-style-name="P1" draw:layer="layout" svg:width="1.427cm" svg:height="0.935cm" svg:x="5.125cm" svg:y="4.8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9"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draw:circle draw:style-name="gr49" draw:text-style-name="P1" draw:layer="layout" svg:width="1.624cm" svg:height="1.624cm" svg:x="2.636cm" svg:y="8.844cm">
          <text:p/>
        </draw:circle>
        <draw:custom-shape draw:style-name="gr51" draw:text-style-name="P1" draw:layer="layout" svg:width="1.427cm" svg:height="0.935cm" svg:x="4.951cm" svg:y="9.1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2.636cm" svg:y="8.844cm">
          <text:p/>
        </draw:circle>
        <draw:circle draw:style-name="gr50" draw:text-style-name="P1" draw:layer="layout" svg:width="1.624cm" svg:height="1.624cm" svg:x="7.163cm" svg:y="8.843cm">
          <text:p/>
        </draw:circle>
        <draw:custom-shape draw:style-name="gr51" draw:text-style-name="P1" draw:layer="layout" svg:width="1.427cm" svg:height="0.935cm" svg:x="4.951cm" svg:y="9.1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63" draw:text-style-name="P1" draw:layer="layout" svg:width="1.624cm" svg:height="1.624cm" svg:x="2.636cm" svg:y="6.382cm">
          <text:p/>
        </draw:circle>
        <draw:frame draw:style-name="gr2" draw:text-style-name="P31" draw:layer="layout" svg:width="2.665cm" svg:height="1.725cm" svg:x="6.844cm" svg:y="1.209cm">
          <draw:text-box>
            <text:p text:style-name="P1"><text:span text:style-name="T34">Git</text:span></text:p>
            <text:p text:style-name="P1"><text:span text:style-name="T34">master</text:span></text:p>
          </draw:text-box>
        </draw:frame>
        <draw:frame draw:style-name="gr2" draw:text-style-name="P28" draw:layer="layout" svg:width="1.256cm" svg:height="0.988cm" svg:x="8.937cm" svg:y="9.176cm">
          <draw:text-box>
            <text:p><text:span text:style-name="T34">c1</text:span></text:p>
          </draw:text-box>
        </draw:frame>
        <draw:line draw:style-name="gr54" draw:text-style-name="P1" draw:layer="layout" svg:x1="1.087cm" svg:y1="1.009cm" svg:x2="1.087cm" svg:y2="10.362cm">
          <text:p/>
        </draw:line>
        <draw:frame draw:style-name="gr56" draw:text-style-name="P30" draw:layer="layout" svg:width="0.676cm" svg:height="0.827cm" svg:x="0.224cm" svg:y="9.911cm">
          <draw:text-box>
            <text:p><text:span text:style-name="T36">t</text:span></text:p>
          </draw:text-box>
        </draw:frame>
        <draw:frame draw:style-name="gr2" draw:text-style-name="P28" draw:layer="layout" svg:width="1.158cm" svg:height="0.988cm" svg:x="1.368cm" svg:y="9.188cm">
          <draw:text-box>
            <text:p><text:span text:style-name="T34">r1</text:span></text:p>
          </draw:text-box>
        </draw:frame>
        <draw:frame draw:style-name="gr2" draw:text-style-name="P28" draw:layer="layout" svg:width="1.158cm" svg:height="0.988cm" svg:x="1.417cm" svg:y="6.726cm">
          <draw:text-box>
            <text:p><text:span text:style-name="T34">r2</text:span></text:p>
          </draw:text-box>
        </draw:frame>
        <draw:circle draw:style-name="gr50" draw:text-style-name="P1" draw:layer="layout" svg:width="1.624cm" svg:height="1.624cm" svg:x="7.163cm" svg:y="6.334cm">
          <text:p/>
        </draw:circle>
        <draw:frame draw:style-name="gr58" draw:text-style-name="P28" draw:layer="layout" svg:width="1.408cm" svg:height="1.012cm" svg:x="9.01cm" svg:y="6.595cm">
          <draw:text-box>
            <text:p><text:span text:style-name="T34">c2'</text:span></text:p>
          </draw:text-box>
        </draw:frame>
        <draw:line draw:style-name="gr59" draw:text-style-name="P1" draw:layer="layout" svg:x1="7.951cm" svg:y1="8.048cm" svg:x2="7.951cm" svg:y2="8.762cm">
          <text:p/>
        </draw:line>
        <draw:frame draw:style-name="gr2" draw:text-style-name="P31" draw:layer="layout" svg:width="3.961cm" svg:height="1.725cm" svg:x="1.577cm" svg:y="1.111cm">
          <draw:text-box>
            <text:p text:style-name="P1"><text:span text:style-name="T34">Subversion</text:span></text:p>
            <text:p text:style-name="P1"><text:span text:style-name="T34">trunk</text:span></text:p>
          </draw:text-box>
        </draw:frame>
        <draw:line draw:style-name="gr59" draw:text-style-name="P1" draw:layer="layout" svg:x1="3.544cm" svg:y1="2.831cm" svg:x2="3.544cm" svg:y2="3.815cm">
          <text:p/>
        </draw:line>
        <draw:line draw:style-name="gr59" draw:text-style-name="P1" draw:layer="layout" svg:x1="3.447cm" svg:y1="8.072cm" svg:x2="3.447cm" svg:y2="8.786cm">
          <text:p/>
        </draw:line>
        <draw:line draw:style-name="gr59" draw:text-style-name="P1" draw:layer="layout" svg:x1="7.95cm" svg:y1="2.905cm" svg:x2="7.949cm" svg:y2="3.741cm">
          <text:p/>
        </draw:line>
        <draw:custom-shape draw:style-name="gr51" draw:text-style-name="P1" draw:layer="layout" svg:width="1.427cm" svg:height="0.935cm" svg:x="5.051cm" svg:y="6.6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2.686cm" svg:y="3.847cm">
          <text:p/>
        </draw:circle>
        <draw:frame draw:style-name="gr2" draw:text-style-name="P28" draw:layer="layout" svg:width="1.158cm" svg:height="0.988cm" svg:x="1.467cm" svg:y="4.191cm">
          <draw:text-box>
            <text:p><text:span text:style-name="T34">r3</text:span></text:p>
          </draw:text-box>
        </draw:frame>
        <draw:circle draw:style-name="gr64" draw:text-style-name="P1" draw:layer="layout" svg:width="1.624cm" svg:height="1.624cm" svg:x="7.213cm" svg:y="3.799cm">
          <text:p/>
        </draw:circle>
        <draw:frame draw:style-name="gr58" draw:text-style-name="P28" draw:layer="layout" svg:width="1.256cm" svg:height="1.012cm" svg:x="9.06cm" svg:y="4.06cm">
          <draw:text-box>
            <text:p><text:span text:style-name="T34">c2</text:span></text:p>
          </draw:text-box>
        </draw:frame>
        <draw:line draw:style-name="gr59" draw:text-style-name="P1" draw:layer="layout" svg:x1="8.001cm" svg:y1="5.513cm" svg:x2="8.001cm" svg:y2="6.227cm">
          <text:p/>
        </draw:line>
        <draw:line draw:style-name="gr59" draw:text-style-name="P1" draw:layer="layout" svg:x1="3.497cm" svg:y1="5.537cm" svg:x2="3.497cm" svg:y2="6.251cm">
          <text:p/>
        </draw:line>
        <draw:custom-shape draw:style-name="gr51" draw:text-style-name="P1" draw:layer="layout" svg:width="1.427cm" svg:height="0.935cm" svg:x="5.093cm" svg:y="4.12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9"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draw:g>
          <draw:custom-shape draw:style-name="gr5" draw:text-style-name="P1" draw:layer="layout" svg:width="1.033cm" svg:height="1.062cm" draw:transform="skewX (-0.000872664625997001) rotate (1.55055050747147) translate (2.634cm 3.591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826cm" svg:y="2.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65" draw:text-style-name="P1" draw:layer="layout" svg:x1="3.175cm" svg:y1="3.81cm" svg:x2="3.175cm" svg:y2="19.05cm">
          <text:p/>
        </draw:line>
        <draw:line draw:style-name="gr65" draw:text-style-name="P1" draw:layer="layout" svg:x1="7.62cm" svg:y1="3.81cm" svg:x2="7.62cm" svg:y2="19.05cm">
          <text:p/>
        </draw:line>
        <draw:custom-shape draw:style-name="gr32" draw:text-style-name="P1" draw:layer="layout" svg:width="1.27cm" svg:height="1.905cm" svg:x="6.985cm" svg:y="1.90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65" draw:text-style-name="P1" draw:layer="layout" svg:x1="20.331cm" svg:y1="3.81cm" svg:x2="20.331cm" svg:y2="19.05cm">
          <text:p/>
        </draw:line>
        <draw:custom-shape draw:style-name="gr14" draw:text-style-name="P1" draw:layer="layout" svg:width="1.27cm" svg:height="1.905cm" svg:x="19.696cm" svg:y="1.90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65" draw:text-style-name="P1" draw:layer="layout" svg:x1="24.805cm" svg:y1="3.557cm" svg:x2="24.805cm" svg:y2="18.797cm">
          <text:p/>
        </draw:line>
        <draw:g>
          <draw:custom-shape draw:style-name="gr18" draw:text-style-name="P1" draw:layer="layout" svg:width="1.033cm" svg:height="1.062cm" draw:transform="skewX (-0.000872664625997001) rotate (1.55055050747147) translate (24.264cm 3.537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698cm" svg:height="0.698cm" svg:x="24.456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65" draw:text-style-name="P1" draw:layer="layout" svg:x1="14.287cm" svg:y1="3.891cm" svg:x2="14.287cm" svg:y2="19.131cm">
          <text:p/>
        </draw:line>
        <draw:custom-shape draw:style-name="gr66" draw:text-style-name="P1" draw:layer="layout" svg:width="1.905cm" svg:height="1.905cm" svg:x="13.335cm" svg:y="1.905cm">
          <text:p/>
          <draw:enhanced-geometry svg:viewBox="0 0 21600 21600" draw:mirror-horizontal="false" draw:mirror-vertical="false" draw:glue-points="10800 0 0 10800 10800 21600 21600 10800" draw:type="flowchart-process" draw:enhanced-path="M 0 0 L 21600 0 21600 21600 0 21600 0 0 Z N"/>
        </draw:custom-shape>
        <draw:rect draw:style-name="gr67" draw:text-style-name="P1" draw:layer="layout" svg:width="1.27cm" svg:height="6.35cm" svg:x="2.54cm" svg:y="5.08cm">
          <text:p/>
        </draw:rect>
        <draw:rect draw:style-name="gr67" draw:text-style-name="P1" draw:layer="layout" svg:width="1.27cm" svg:height="1.905cm" svg:x="6.985cm" svg:y="5.08cm">
          <text:p/>
        </draw:rect>
        <draw:rect draw:style-name="gr67" draw:text-style-name="P1" draw:layer="layout" svg:width="1.27cm" svg:height="0.635cm" svg:x="6.985cm" svg:y="7.62cm">
          <text:p/>
        </draw:rect>
        <draw:rect draw:style-name="gr67" draw:text-style-name="P1" draw:layer="layout" svg:width="1.27cm" svg:height="1.27cm" svg:x="6.985cm" svg:y="8.89cm">
          <text:p/>
        </draw:rect>
        <draw:rect draw:style-name="gr67" draw:text-style-name="P1" draw:layer="layout" svg:width="1.27cm" svg:height="0.635cm" svg:x="6.985cm" svg:y="10.795cm">
          <text:p/>
        </draw:rect>
        <draw:rect draw:style-name="gr67" draw:text-style-name="P1" draw:layer="layout" svg:width="1.27cm" svg:height="4.494cm" svg:x="13.652cm" svg:y="10.16cm">
          <text:p/>
        </draw:rect>
        <draw:rect draw:style-name="gr67" draw:text-style-name="P1" draw:layer="layout" svg:width="1.27cm" svg:height="0.635cm" svg:x="13.652cm" svg:y="7.62cm">
          <text:p/>
        </draw:rect>
        <draw:rect draw:style-name="gr68" draw:text-style-name="P1" draw:layer="layout" svg:width="1.27cm" svg:height="0.975cm" svg:x="19.696cm" svg:y="8.255cm">
          <text:p/>
        </draw:rect>
        <draw:rect draw:style-name="gr68" draw:text-style-name="P1" draw:layer="layout" svg:width="1.27cm" svg:height="0.635cm" svg:x="19.615cm" svg:y="17.416cm">
          <text:p/>
        </draw:rect>
        <draw:custom-shape draw:style-name="gr69" draw:text-style-name="P1" draw:layer="layout" svg:width="0.635cm" svg:height="6.649cm" svg:x="12.065cm" svg:y="7.978cm">
          <text:p/>
          <draw:enhanced-geometry svg:viewBox="0 0 21600 21600" draw:mirror-horizontal="false" draw:mirror-vertical="false"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rect draw:style-name="gr68" draw:text-style-name="P1" draw:layer="layout" svg:width="1.27cm" svg:height="1.905cm" svg:x="24.17cm" svg:y="8.201cm">
          <text:p/>
        </draw:rect>
        <draw:line draw:style-name="gr70" draw:text-style-name="P1" draw:layer="layout" svg:x1="3.907cm" svg:y1="5.053cm" svg:x2="6.905cm" svg:y2="5.053cm">
          <text:p/>
        </draw:line>
        <draw:line draw:style-name="gr70" draw:text-style-name="P1" draw:layer="layout" svg:x1="8.255cm" svg:y1="7.62cm" svg:x2="13.512cm" svg:y2="7.605cm">
          <text:p/>
        </draw:line>
        <draw:line draw:style-name="gr70" draw:text-style-name="P1" draw:layer="layout" svg:x1="8.283cm" svg:y1="10.144cm" svg:x2="13.487cm" svg:y2="10.116cm">
          <text:p/>
        </draw:line>
        <draw:line draw:style-name="gr71" draw:text-style-name="P1" draw:layer="layout" svg:x1="3.907cm" svg:y1="11.404cm" svg:x2="6.905cm" svg:y2="11.404cm">
          <text:p/>
        </draw:line>
        <draw:custom-shape draw:style-name="gr72" draw:text-style-name="P1" draw:layer="layout" svg:width="1.194cm" svg:height="1.384cm" svg:x="19.734cm" svg:y="13.08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70" draw:text-style-name="P1" draw:layer="layout" svg:x1="15.007cm" svg:y1="13.053cm" svg:x2="19.648cm" svg:y2="13.053cm">
          <text:p/>
        </draw:line>
        <draw:line draw:style-name="gr73" draw:text-style-name="P1" draw:layer="layout" svg:x1="15.035cm" svg:y1="14.464cm" svg:x2="19.676cm" svg:y2="14.464cm">
          <text:p/>
        </draw:line>
        <draw:line draw:style-name="gr73" draw:text-style-name="P1" draw:layer="layout" svg:x1="16.361cm" svg:y1="8.314cm" svg:x2="19.594cm" svg:y2="8.314cm">
          <text:p/>
        </draw:line>
        <draw:line draw:style-name="gr74" draw:text-style-name="P1" draw:layer="layout" svg:x1="16.31cm" svg:y1="9.877cm" svg:x2="24.021cm" svg:y2="9.894cm">
          <text:p/>
        </draw:line>
        <draw:line draw:style-name="gr73" draw:text-style-name="P1" draw:layer="layout" svg:x1="21.112cm" svg:y1="8.328cm" svg:x2="24.019cm" svg:y2="8.3cm">
          <text:p/>
        </draw:line>
        <draw:rect draw:style-name="gr68" draw:text-style-name="P1" draw:layer="layout" svg:width="1.27cm" svg:height="1.872cm" svg:x="24.17cm" svg:y="17.287cm">
          <text:p/>
        </draw:rect>
        <draw:line draw:style-name="gr75" draw:text-style-name="P1" draw:layer="layout" svg:x1="15.185cm" svg:y1="18.952cm" svg:x2="24.015cm" svg:y2="18.968cm">
          <text:p/>
        </draw:line>
        <draw:line draw:style-name="gr73" draw:text-style-name="P1" draw:layer="layout" svg:x1="15.034cm" svg:y1="17.368cm" svg:x2="19.513cm" svg:y2="17.378cm">
          <text:p/>
        </draw:line>
        <draw:line draw:style-name="gr73" draw:text-style-name="P1" draw:layer="layout" svg:x1="21.031cm" svg:y1="17.366cm" svg:x2="24.07cm" svg:y2="17.366cm">
          <text:p/>
        </draw:line>
        <draw:line draw:style-name="gr76" draw:text-style-name="P1" draw:layer="layout" svg:x1="15.821cm" svg:y1="7.761cm" svg:x2="15.834cm" svg:y2="10.796cm">
          <text:p/>
        </draw:line>
        <draw:rect draw:style-name="gr68" draw:text-style-name="P1" draw:layer="layout" svg:width="1.27cm" svg:height="1.395cm" svg:x="19.638cm" svg:y="15.389cm">
          <text:p/>
        </draw:rect>
        <draw:rect draw:style-name="gr68" draw:text-style-name="P1" draw:layer="layout" svg:width="1.27cm" svg:height="1.395cm" svg:x="24.224cm" svg:y="15.335cm">
          <text:p/>
        </draw:rect>
        <draw:line draw:style-name="gr73" draw:text-style-name="P1" draw:layer="layout" svg:x1="21.059cm" svg:y1="15.467cm" svg:x2="24.098cm" svg:y2="15.467cm">
          <text:p/>
        </draw:line>
        <draw:line draw:style-name="gr75" draw:text-style-name="P1" draw:layer="layout" svg:x1="21.068cm" svg:y1="16.638cm" svg:x2="24.07cm" svg:y2="16.661cm">
          <text:p/>
        </draw:line>
        <draw:frame draw:style-name="gr77" draw:text-style-name="P17" draw:layer="layout" svg:width="2.132cm" svg:height="1.233cm" svg:x="4.856cm" svg:y="5.319cm">
          <draw:text-box>
            <text:p><text:span text:style-name="T15">data</text:span></text:p>
            <text:p><text:span text:style-name="T15">transfer</text:span></text:p>
          </draw:text-box>
        </draw:frame>
        <draw:frame draw:style-name="gr78" draw:text-style-name="P17" draw:layer="layout" svg:width="2.847cm" svg:height="0.742cm" svg:x="4.141cm" svg:y="7.437cm">
          <draw:text-box>
            <text:p><text:span text:style-name="T15">pre-commit</text:span></text:p>
          </draw:text-box>
        </draw:frame>
        <draw:frame draw:style-name="gr78" draw:text-style-name="P17" draw:layer="layout" svg:width="2.242cm" svg:height="1.233cm" svg:x="4.746cm" svg:y="8.685cm">
          <draw:text-box>
            <text:p><text:span text:style-name="T15">txn</text:span></text:p>
            <text:p><text:span text:style-name="T15">installed</text:span></text:p>
          </draw:text-box>
        </draw:frame>
        <draw:frame draw:style-name="gr78" draw:text-style-name="P17" draw:layer="layout" svg:width="3.05cm" svg:height="0.742cm" svg:x="3.938cm" svg:y="10.558cm">
          <draw:text-box>
            <text:p><text:span text:style-name="T15">post-commit</text:span></text:p>
          </draw:text-box>
        </draw:frame>
        <draw:frame draw:style-name="gr78" draw:text-style-name="P32" draw:layer="layout" svg:width="3.554cm" svg:height="0.742cm" svg:x="8.409cm" svg:y="6.878cm">
          <draw:text-box>
            <text:p><text:span text:style-name="T37">obtain svn lock</text:span></text:p>
          </draw:text-box>
        </draw:frame>
        <draw:frame draw:style-name="gr78" draw:text-style-name="P32" draw:layer="layout" svg:width="3.757cm" svg:height="0.742cm" svg:x="8.308cm" svg:y="9.418cm">
          <draw:text-box>
            <text:p><text:span text:style-name="T37">start translation</text:span></text:p>
          </draw:text-box>
        </draw:frame>
        <draw:frame draw:style-name="gr78" draw:text-style-name="P32" draw:layer="layout" svg:width="2.559cm" svg:height="1.233cm" svg:x="14.984cm" svg:y="11.803cm">
          <draw:text-box>
            <text:p><text:span text:style-name="T37">create git </text:span></text:p>
            <text:p><text:span text:style-name="T37">commit(s)</text:span></text:p>
          </draw:text-box>
        </draw:frame>
        <draw:frame draw:style-name="gr78" draw:text-style-name="P32" draw:layer="layout" svg:width="3.787cm" svg:height="0.742cm" svg:x="14.984cm" svg:y="13.57cm">
          <draw:text-box>
            <text:p><text:span text:style-name="T37">release svn lock</text:span></text:p>
          </draw:text-box>
        </draw:frame>
        <draw:frame draw:style-name="gr2" draw:text-style-name="P17" draw:layer="layout" svg:width="1.251cm" svg:height="0.742cm" svg:x="25.751cm" svg:y="15.335cm">
          <draw:text-box>
            <text:p><text:span text:style-name="T15">pull</text:span></text:p>
          </draw:text-box>
        </draw:frame>
        <draw:frame draw:style-name="gr79" draw:text-style-name="P17" draw:layer="layout" svg:width="1.505cm" svg:height="0.934cm" svg:x="25.624cm" svg:y="17.287cm">
          <draw:text-box>
            <text:p><text:span text:style-name="T15">push</text:span></text:p>
          </draw:text-box>
        </draw:frame>
        <draw:frame draw:style-name="gr78" draw:text-style-name="P17" draw:layer="layout" svg:width="1.505cm" svg:height="0.742cm" svg:x="25.624cm" svg:y="8.201cm">
          <draw:text-box>
            <text:p><text:span text:style-name="T15">push</text:span></text:p>
          </draw:text-box>
        </draw:frame>
        <draw:frame draw:style-name="gr80" draw:text-style-name="P17" draw:layer="layout" svg:width="2.013cm" svg:height="0.77cm" svg:x="0.301cm" svg:y="5.047cm">
          <draw:text-box>
            <text:p><text:span text:style-name="T15">commit</text:span></text:p>
          </draw:text-box>
        </draw:frame>
        <draw:frame draw:style-name="gr80" draw:text-style-name="P17" draw:layer="layout" svg:width="2.852cm" svg:height="0.77cm" svg:x="20.949cm" svg:y="8.65cm">
          <draw:text-box>
            <text:p><text:span text:style-name="T15">pre-receive</text:span></text:p>
          </draw:text-box>
        </draw:frame>
        <draw:frame draw:style-name="gr80" draw:text-style-name="P32" draw:layer="layout" svg:width="2.737cm" svg:height="0.77cm" svg:x="17.09cm" svg:y="7.606cm">
          <draw:text-box>
            <text:p><text:span text:style-name="T37">obtain lock</text:span></text:p>
          </draw:text-box>
        </draw:frame>
        <draw:frame draw:style-name="gr80" draw:text-style-name="P33" draw:layer="layout" svg:width="8.999cm" svg:height="0.77cm" svg:x="16.181cm" svg:y="10.352cm">
          <draw:text-box>
            <text:p><text:span text:style-name="T38">“</text:span><text:span text:style-name="T38">translation is in progress, try again later”</text:span></text:p>
          </draw:text-box>
        </draw:frame>
        <draw:custom-shape draw:style-name="gr81" draw:text-style-name="P1" draw:layer="layout" svg:width="1.194cm" svg:height="2.307cm" svg:x="13.731cm" svg:y="16.96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80" draw:text-style-name="P17" draw:layer="layout" svg:width="2.852cm" svg:height="0.77cm" svg:x="20.866cm" svg:y="17.62cm">
          <draw:text-box>
            <text:p><text:span text:style-name="T15">pre-receive</text:span></text:p>
          </draw:text-box>
        </draw:frame>
        <draw:frame draw:style-name="gr80" draw:text-style-name="P32" draw:layer="layout" svg:width="4.185cm" svg:height="1.233cm" svg:x="14.877cm" svg:y="15.988cm">
          <draw:text-box>
            <text:p><text:span text:style-name="T37">lock and schedule</text:span></text:p>
            <text:p><text:span text:style-name="T37">translation</text:span></text:p>
          </draw:text-box>
        </draw:frame>
        <draw:custom-shape draw:style-name="gr82" draw:text-style-name="P1" draw:layer="layout" svg:width="0.635cm" svg:height="2.441cm" svg:x="12.175cm" svg:y="17.043cm">
          <text:p/>
          <draw:enhanced-geometry svg:viewBox="0 0 21600 21600" draw:mirror-horizontal="false" draw:mirror-vertical="false" draw:glue-points="21600 0 0 10800 21600 21600" draw:text-areas="6350 ?f3 21600 ?f4" draw:type="left-bracket" draw:modifiers="5585.26048284625"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frame draw:style-name="gr78" draw:text-style-name="P9" draw:layer="layout" svg:width="2.161cm" svg:height="0.742cm" svg:x="9.984cm" svg:y="12.81cm">
          <draw:text-box>
            <text:p><text:span text:style-name="T7">svn lock</text:span></text:p>
          </draw:text-box>
        </draw:frame>
        <draw:frame draw:style-name="gr78" draw:text-style-name="P34" draw:layer="layout" svg:width="1.979cm" svg:height="0.742cm" svg:x="10.147cm" svg:y="17.151cm">
          <draw:text-box>
            <text:p><text:span text:style-name="T39">git lock</text:span></text:p>
          </draw:text-box>
        </draw:frame>
        <draw:frame draw:style-name="gr80" draw:text-style-name="P32" draw:layer="layout" svg:width="3.376cm" svg:height="1.233cm" svg:x="1.492cm" svg:y="0.6cm">
          <draw:text-box>
            <text:p text:style-name="P1"><text:span text:style-name="T37">subversion </text:span></text:p>
            <text:p><text:span text:style-name="T37">client process</text:span></text:p>
          </draw:text-box>
        </draw:frame>
        <draw:frame draw:style-name="gr80" draw:text-style-name="P32" draw:layer="layout" svg:width="3.575cm" svg:height="1.233cm" svg:x="6.082cm" svg:y="0.625cm">
          <draw:text-box>
            <text:p text:style-name="P1"><text:span text:style-name="T37">subversion </text:span></text:p>
            <text:p><text:span text:style-name="T37">server process</text:span></text:p>
          </draw:text-box>
        </draw:frame>
        <draw:frame draw:style-name="gr83" draw:text-style-name="P32" draw:layer="layout" svg:width="4.879cm" svg:height="1.233cm" svg:x="11.89cm" svg:y="0.597cm">
          <draw:text-box>
            <text:p text:style-name="P1"><text:span text:style-name="T7">Sub</text:span><text:span text:style-name="T39">Git</text:span><text:span text:style-name="T37"> asynchronous</text:span></text:p>
            <text:p text:style-name="P1"><text:span text:style-name="T37">translation engine</text:span></text:p>
          </draw:text-box>
        </draw:frame>
        <draw:frame draw:style-name="gr80" draw:text-style-name="P32" draw:layer="layout" svg:width="3.575cm" svg:height="1.233cm" svg:x="18.62cm" svg:y="0.625cm">
          <draw:text-box>
            <text:p text:style-name="P1"><text:span text:style-name="T37">git</text:span></text:p>
            <text:p><text:span text:style-name="T37">server process</text:span></text:p>
          </draw:text-box>
        </draw:frame>
        <draw:frame draw:style-name="gr80" draw:text-style-name="P32" draw:layer="layout" svg:width="3.376cm" svg:height="1.233cm" svg:x="23.153cm" svg:y="0.625cm">
          <draw:text-box>
            <text:p text:style-name="P1"><text:span text:style-name="T37">git</text:span></text:p>
            <text:p><text:span text:style-name="T37">client process</text:span></text:p>
          </draw:text-box>
        </draw:frame>
        <presentation:notes draw:style-name="dp2">
          <draw:page-thumbnail draw:style-name="gr9" draw:layer="layout" svg:width="13.968cm" svg:height="10.476cm" svg:x="3.81cm" svg:y="2.123cm" draw:page-number="19" presentation:class="page"/>
          <draw:frame presentation:style-name="pr2" draw:layer="layout" svg:width="17.271cm" svg:height="12.322cm" svg:x="2.159cm" svg:y="13.271cm" presentation:class="notes" presentation:placeholder="true">
            <draw:text-box/>
          </draw:frame>
        </presentation:notes>
      </draw:page>
      <draw:page draw:name="page20" draw:style-name="dp1" draw:master-page-name="Default">
        <draw:g>
          <draw:custom-shape draw:style-name="gr5" draw:text-style-name="P1" draw:layer="layout" svg:width="1.033cm" svg:height="1.062cm" draw:transform="skewX (-0.000872664625997001) rotate (1.55055050747147) translate (2.634cm 3.592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826cm" svg:y="2.1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65" draw:text-style-name="P1" draw:layer="layout" svg:x1="3.175cm" svg:y1="3.811cm" svg:x2="3.175cm" svg:y2="19.051cm">
          <text:p/>
        </draw:line>
        <draw:line draw:style-name="gr65" draw:text-style-name="P1" draw:layer="layout" svg:x1="7.62cm" svg:y1="3.811cm" svg:x2="7.62cm" svg:y2="19.051cm">
          <text:p/>
        </draw:line>
        <draw:custom-shape draw:style-name="gr32" draw:text-style-name="P1" draw:layer="layout" svg:width="1.27cm" svg:height="1.905cm" svg:x="6.983cm" svg:y="1.96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65" draw:text-style-name="P1" draw:layer="layout" svg:x1="20.331cm" svg:y1="3.811cm" svg:x2="20.331cm" svg:y2="19.051cm">
          <text:p/>
        </draw:line>
        <draw:custom-shape draw:style-name="gr14" draw:text-style-name="P1" draw:layer="layout" svg:width="1.27cm" svg:height="1.905cm" svg:x="19.691cm" svg:y="1.906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65" draw:text-style-name="P1" draw:layer="layout" svg:x1="24.805cm" svg:y1="3.558cm" svg:x2="24.805cm" svg:y2="18.798cm">
          <text:p/>
        </draw:line>
        <draw:g>
          <draw:custom-shape draw:style-name="gr18" draw:text-style-name="P1" draw:layer="layout" svg:width="1.033cm" svg:height="1.062cm" draw:transform="skewX (-0.000872664625997001) rotate (1.55055050747147) translate (24.264cm 3.538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698cm" svg:height="0.698cm" svg:x="24.456cm" svg:y="2.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65" draw:text-style-name="P1" draw:layer="layout" svg:x1="14.287cm" svg:y1="3.892cm" svg:x2="14.287cm" svg:y2="19.132cm">
          <text:p/>
        </draw:line>
        <draw:custom-shape draw:style-name="gr66" draw:text-style-name="P1" draw:layer="layout" svg:width="1.905cm" svg:height="1.905cm" svg:x="13.335cm" svg:y="1.906cm">
          <text:p/>
          <draw:enhanced-geometry svg:viewBox="0 0 21600 21600" draw:mirror-horizontal="false" draw:mirror-vertical="false" draw:glue-points="10800 0 0 10800 10800 21600 21600 10800" draw:type="flowchart-process" draw:enhanced-path="M 0 0 L 21600 0 21600 21600 0 21600 0 0 Z N"/>
        </draw:custom-shape>
        <draw:rect draw:style-name="gr67" draw:text-style-name="P1" draw:layer="layout" svg:width="1.216cm" svg:height="1.053cm" svg:x="7.068cm" svg:y="5.482cm">
          <text:p/>
        </draw:rect>
        <draw:rect draw:style-name="gr67" draw:text-style-name="P1" draw:layer="layout" svg:width="1.27cm" svg:height="1.806cm" svg:x="13.652cm" svg:y="8.967cm">
          <text:p/>
        </draw:rect>
        <draw:rect draw:style-name="gr67" draw:text-style-name="P1" draw:layer="layout" svg:width="1.27cm" svg:height="0.635cm" svg:x="13.652cm" svg:y="6.427cm">
          <text:p/>
        </draw:rect>
        <draw:rect draw:style-name="gr68" draw:text-style-name="P1" draw:layer="layout" svg:width="1.27cm" svg:height="5.237cm" svg:x="24.17cm" svg:y="4.885cm">
          <text:p/>
        </draw:rect>
        <draw:line draw:style-name="gr70" draw:text-style-name="P1" draw:layer="layout" svg:x1="3.961cm" svg:y1="5.498cm" svg:x2="6.959cm" svg:y2="5.498cm">
          <text:p/>
        </draw:line>
        <draw:line draw:style-name="gr73" draw:text-style-name="P1" draw:layer="layout" svg:x1="15.061cm" svg:y1="6.459cm" svg:x2="19.593cm" svg:y2="6.433cm">
          <text:p/>
        </draw:line>
        <draw:line draw:style-name="gr70" draw:text-style-name="P1" draw:layer="layout" svg:x1="19.674cm" svg:y1="9.064cm" svg:x2="15.034cm" svg:y2="9.118cm">
          <text:p/>
        </draw:line>
        <draw:custom-shape draw:style-name="gr72" draw:text-style-name="P1" draw:layer="layout" svg:width="1.194cm" svg:height="1.166cm" svg:x="7.079cm" svg:y="8.87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7" draw:text-style-name="P17" draw:layer="layout" svg:width="2.132cm" svg:height="1.233cm" svg:x="4.652cm" svg:y="5.547cm">
          <draw:text-box>
            <text:p><text:span text:style-name="T15">data</text:span></text:p>
            <text:p><text:span text:style-name="T15">transfer</text:span></text:p>
          </draw:text-box>
        </draw:frame>
        <draw:frame draw:style-name="gr78" draw:text-style-name="P17" draw:layer="layout" svg:width="2.847cm" svg:height="0.742cm" svg:x="3.937cm" svg:y="6.932cm">
          <draw:text-box>
            <text:p><text:span text:style-name="T15">pre-commit</text:span></text:p>
          </draw:text-box>
        </draw:frame>
        <draw:frame draw:style-name="gr84" draw:text-style-name="P32" draw:layer="layout" svg:width="3.372cm" svg:height="0.742cm" svg:x="15.91cm" svg:y="5.803cm">
          <draw:text-box>
            <text:p><text:span text:style-name="T37">obtain git lock</text:span></text:p>
          </draw:text-box>
        </draw:frame>
        <draw:frame draw:style-name="gr78" draw:text-style-name="P32" draw:layer="layout" svg:width="3.757cm" svg:height="0.742cm" svg:x="15.796cm" svg:y="8.387cm">
          <draw:text-box>
            <text:p><text:span text:style-name="T37">start translation</text:span></text:p>
          </draw:text-box>
        </draw:frame>
        <draw:frame draw:style-name="gr78" draw:text-style-name="P17" draw:layer="layout" svg:width="2.741cm" svg:height="1.233cm" svg:x="15.147cm" svg:y="9.47cm">
          <draw:text-box>
            <text:p><text:span text:style-name="T15">create svn </text:span></text:p>
            <text:p><text:span text:style-name="T15">revision(s)</text:span></text:p>
          </draw:text-box>
        </draw:frame>
        <draw:frame draw:style-name="gr85" draw:text-style-name="P32" draw:layer="layout" svg:width="3.605cm" svg:height="0.754cm" svg:x="9.201cm" svg:y="9.082cm">
          <draw:text-box>
            <text:p><text:span text:style-name="T37">release git lock</text:span></text:p>
          </draw:text-box>
        </draw:frame>
        <draw:frame draw:style-name="gr78" draw:text-style-name="P17" draw:layer="layout" svg:width="1.505cm" svg:height="0.742cm" svg:x="25.678cm" svg:y="4.701cm">
          <draw:text-box>
            <text:p><text:span text:style-name="T15">push</text:span></text:p>
          </draw:text-box>
        </draw:frame>
        <draw:frame draw:style-name="gr86" draw:text-style-name="P17" draw:layer="layout" svg:width="2.013cm" svg:height="0.742cm" svg:x="0.301cm" svg:y="5.427cm">
          <draw:text-box>
            <text:p><text:span text:style-name="T15">commit</text:span></text:p>
          </draw:text-box>
        </draw:frame>
        <draw:frame draw:style-name="gr87" draw:text-style-name="P34" draw:layer="layout" svg:width="1.979cm" svg:height="0.742cm" svg:x="11.212cm" svg:y="5.855cm">
          <draw:text-box>
            <text:p><text:span text:style-name="T39">git lock</text:span></text:p>
          </draw:text-box>
        </draw:frame>
        <draw:frame draw:style-name="gr80" draw:text-style-name="P32" draw:layer="layout" svg:width="3.376cm" svg:height="1.233cm" svg:x="1.591cm" svg:y="0.626cm">
          <draw:text-box>
            <text:p text:style-name="P1"><text:span text:style-name="T37">subversion </text:span></text:p>
            <text:p><text:span text:style-name="T37">client process</text:span></text:p>
          </draw:text-box>
        </draw:frame>
        <draw:frame draw:style-name="gr80" draw:text-style-name="P32" draw:layer="layout" svg:width="3.575cm" svg:height="1.233cm" svg:x="6.082cm" svg:y="0.626cm">
          <draw:text-box>
            <text:p text:style-name="P1"><text:span text:style-name="T37">subversion </text:span></text:p>
            <text:p><text:span text:style-name="T37">server process</text:span></text:p>
          </draw:text-box>
        </draw:frame>
        <draw:frame draw:style-name="gr83" draw:text-style-name="P32" draw:layer="layout" svg:width="4.879cm" svg:height="1.233cm" svg:x="11.89cm" svg:y="0.598cm">
          <draw:text-box>
            <text:p text:style-name="P1"><text:span text:style-name="T7">Sub</text:span><text:span text:style-name="T39">Git</text:span><text:span text:style-name="T37"> asynchronous</text:span></text:p>
            <text:p text:style-name="P1"><text:span text:style-name="T37">translation engine</text:span></text:p>
          </draw:text-box>
        </draw:frame>
        <draw:frame draw:style-name="gr80" draw:text-style-name="P32" draw:layer="layout" svg:width="3.575cm" svg:height="1.233cm" svg:x="18.62cm" svg:y="0.626cm">
          <draw:text-box>
            <text:p text:style-name="P1"><text:span text:style-name="T37">git</text:span></text:p>
            <text:p><text:span text:style-name="T37">server process</text:span></text:p>
          </draw:text-box>
        </draw:frame>
        <draw:frame draw:style-name="gr80" draw:text-style-name="P32" draw:layer="layout" svg:width="3.376cm" svg:height="1.233cm" svg:x="23.153cm" svg:y="0.626cm">
          <draw:text-box>
            <text:p text:style-name="P1"><text:span text:style-name="T37">git</text:span></text:p>
            <text:p><text:span text:style-name="T37">client process</text:span></text:p>
          </draw:text-box>
        </draw:frame>
        <draw:rect draw:style-name="gr67" draw:text-style-name="P1" draw:layer="layout" svg:width="1.27cm" svg:height="1.086cm" svg:x="19.718cm" svg:y="4.803cm">
          <text:p/>
        </draw:rect>
        <draw:rect draw:style-name="gr67" draw:text-style-name="P1" draw:layer="layout" svg:width="1.27cm" svg:height="0.635cm" svg:x="19.718cm" svg:y="6.426cm">
          <text:p/>
        </draw:rect>
        <draw:rect draw:style-name="gr67" draw:text-style-name="P1" draw:layer="layout" svg:width="1.27cm" svg:height="0.662cm" svg:x="19.718cm" svg:y="7.696cm">
          <text:p/>
        </draw:rect>
        <draw:frame draw:style-name="gr77" draw:text-style-name="P17" draw:layer="layout" svg:width="2.132cm" svg:height="1.233cm" svg:x="17.683cm" svg:y="4.587cm">
          <draw:text-box>
            <text:p><text:span text:style-name="T15">data</text:span></text:p>
            <text:p><text:span text:style-name="T15">transfer</text:span></text:p>
          </draw:text-box>
        </draw:frame>
        <draw:frame draw:style-name="gr88" draw:text-style-name="P17" draw:layer="layout" svg:width="2.852cm" svg:height="0.814cm" svg:x="20.967cm" svg:y="6.254cm">
          <draw:text-box>
            <text:p><text:span text:style-name="T15">pre-receive</text:span></text:p>
          </draw:text-box>
        </draw:frame>
        <draw:frame draw:style-name="gr78" draw:text-style-name="P17" draw:layer="layout" svg:width="2.725cm" svg:height="1.233cm" svg:x="20.94cm" svg:y="7.409cm">
          <draw:text-box>
            <text:p><text:span text:style-name="T15">references</text:span></text:p>
            <text:p><text:span text:style-name="T15">updated</text:span></text:p>
          </draw:text-box>
        </draw:frame>
        <draw:frame draw:style-name="gr2" draw:text-style-name="P17" draw:layer="layout" svg:width="3.055cm" svg:height="0.742cm" svg:x="20.967cm" svg:y="8.927cm">
          <draw:text-box>
            <text:p><text:span text:style-name="T15">post-receive</text:span></text:p>
          </draw:text-box>
        </draw:frame>
        <draw:rect draw:style-name="gr67" draw:text-style-name="P1" draw:layer="layout" svg:width="1.27cm" svg:height="0.791cm" svg:x="19.718cm" svg:y="9.087cm">
          <text:p/>
        </draw:rect>
        <draw:line draw:style-name="gr89" draw:text-style-name="P1" draw:layer="layout" svg:x1="21.037cm" svg:y1="9.913cm" svg:x2="23.874cm" svg:y2="9.944cm">
          <text:p/>
        </draw:line>
        <draw:line draw:style-name="gr73" draw:text-style-name="P1" draw:layer="layout" svg:x1="21.092cm" svg:y1="4.839cm" svg:x2="24.159cm" svg:y2="4.839cm">
          <text:p/>
        </draw:line>
        <draw:custom-shape draw:style-name="gr82" draw:text-style-name="P1" draw:layer="layout" svg:width="0.434cm" svg:height="3.861cm" svg:x="12.673cm" svg:y="6.649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line draw:style-name="gr70" draw:text-style-name="P1" draw:layer="layout" svg:x1="8.351cm" svg:y1="9.748cm" svg:x2="13.572cm" svg:y2="9.748cm">
          <text:p/>
        </draw:line>
        <draw:line draw:style-name="gr73" draw:text-style-name="P1" draw:layer="layout" svg:x1="8.323cm" svg:y1="8.987cm" svg:x2="13.544cm" svg:y2="8.987cm">
          <text:p/>
        </draw:line>
        <draw:line draw:style-name="gr90" draw:text-style-name="P1" draw:layer="layout" svg:x1="8.488cm" svg:y1="17.1cm" svg:x2="12.133cm" svg:y2="17.057cm">
          <text:p/>
        </draw:line>
        <draw:custom-shape draw:style-name="gr81" draw:text-style-name="P1" draw:layer="layout" svg:width="1.255cm" svg:height="0.869cm" svg:x="7.049cm" svg:y="7.02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1" draw:text-style-name="P1" draw:layer="layout" svg:width="1.223cm" svg:height="0.94cm" draw:transform="rotate (3.12658282202205) translate (8.254cm 11.64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91" draw:text-style-name="P1" draw:layer="layout" svg:x1="8.353cm" svg:y1="11.266cm" svg:x2="12.773cm" svg:y2="11.273cm">
          <text:p/>
        </draw:line>
        <draw:custom-shape draw:style-name="gr69" draw:text-style-name="P1" draw:layer="layout" svg:width="0.434cm" svg:height="4.27cm" svg:x="12.7cm" svg:y="11.507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rect draw:style-name="gr67" draw:text-style-name="P1" draw:layer="layout" svg:width="1.27cm" svg:height="2.388cm" draw:transform="rotate (3.1415926535892) translate (14.841cm 15.658cm)">
          <text:p/>
        </draw:rect>
        <draw:custom-shape draw:style-name="gr92" draw:text-style-name="P1" draw:layer="layout" svg:width="1.194cm" svg:height="1.286cm" svg:x="7.103cm" svg:y="16.526cm">
          <text:p/>
          <draw:enhanced-geometry svg:viewBox="0 0 21600 21600" draw:mirror-horizontal="false" draw:mirror-vertical="false" draw:glue-points="10800 0 0 10800 10800 21600 21600 10800" draw:type="flowchart-process" draw:enhanced-path="M 0 0 L 21600 0 21600 21600 0 21600 0 0 Z N"/>
        </draw:custom-shape>
        <draw:rect draw:style-name="gr67" draw:text-style-name="P1" draw:layer="layout" svg:width="1.27cm" svg:height="9.416cm" draw:transform="rotate (3.1415926535892) translate (3.823cm 14.681cm)">
          <text:p/>
        </draw:rect>
        <draw:frame draw:style-name="gr93" draw:text-style-name="P17" draw:layer="layout" svg:width="2.242cm" svg:height="1.233cm" svg:x="4.542cm" svg:y="12.267cm">
          <draw:text-box>
            <text:p><text:span text:style-name="T15">txn</text:span></text:p>
            <text:p><text:span text:style-name="T15">installed</text:span></text:p>
          </draw:text-box>
        </draw:frame>
        <draw:rect draw:style-name="gr67" draw:text-style-name="P1" draw:layer="layout" svg:width="1.27cm" svg:height="0.635cm" svg:x="7.041cm" svg:y="13.782cm">
          <text:p/>
        </draw:rect>
        <draw:line draw:style-name="gr71" draw:text-style-name="P1" draw:layer="layout" svg:x1="3.935cm" svg:y1="14.37cm" svg:x2="6.933cm" svg:y2="14.37cm">
          <text:p/>
        </draw:line>
        <draw:frame draw:style-name="gr78" draw:text-style-name="P17" draw:layer="layout" svg:width="3.05cm" svg:height="0.742cm" svg:x="3.734cm" svg:y="13.526cm">
          <draw:text-box>
            <text:p><text:span text:style-name="T15">post-commit</text:span></text:p>
          </draw:text-box>
        </draw:frame>
        <draw:custom-shape draw:style-name="gr81" draw:text-style-name="P1" draw:layer="layout" svg:width="1.223cm" svg:height="1.054cm" draw:transform="rotate (3.12658282202205) translate (3.744cm 17.81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 draw:text-style-name="P35" draw:layer="layout" svg:width="1.891cm" svg:height="1.314cm" svg:x="6.785cm" svg:y="14.708cm">
          <draw:text-box>
            <text:p><text:span text:style-name="T40">OR</text:span></text:p>
          </draw:text-box>
        </draw:frame>
        <draw:frame draw:style-name="gr93" draw:text-style-name="P32" draw:layer="layout" svg:width="2.242cm" svg:height="1.233cm" svg:x="4.759cm" svg:y="16.122cm">
          <draw:text-box>
            <text:p><text:span text:style-name="T15">txn</text:span><text:span text:style-name="T37"> </text:span><text:span text:style-name="T38">NOT</text:span></text:p>
            <text:p><text:span text:style-name="T15">installed</text:span></text:p>
          </draw:text-box>
        </draw:frame>
        <draw:line draw:style-name="gr94" draw:text-style-name="P1" draw:layer="layout" svg:x1="3.907cm" svg:y1="17.599cm" svg:x2="6.947cm" svg:y2="17.585cm">
          <text:p/>
        </draw:line>
        <draw:frame draw:style-name="gr80" draw:text-style-name="P33" draw:layer="layout" svg:width="4.333cm" svg:height="0.77cm" svg:x="3.643cm" svg:y="17.991cm">
          <draw:text-box>
            <text:p><text:span text:style-name="T38">“</text:span><text:span text:style-name="T38">Out of date error”</text:span></text:p>
          </draw:text-box>
        </draw:frame>
        <draw:frame draw:style-name="gr95" draw:text-style-name="P9" draw:layer="layout" svg:width="3.165cm" svg:height="0.742cm" svg:x="9.19cm" svg:y="17.232cm">
          <draw:text-box>
            <text:p><text:span text:style-name="T7">drop the lock</text:span></text:p>
          </draw:text-box>
        </draw:frame>
        <draw:frame draw:style-name="gr96" draw:text-style-name="P9" draw:layer="layout" svg:width="4.071cm" svg:height="0.742cm" svg:x="9.086cm" svg:y="10.543cm">
          <draw:text-box>
            <text:p><text:span text:style-name="T7">svn lock obtained</text:span></text:p>
          </draw:text-box>
        </draw:frame>
        <draw:custom-shape draw:style-name="gr92" draw:text-style-name="P1" draw:layer="layout" svg:width="1.194cm" svg:height="1.049cm" svg:x="7.079cm" svg:y="12.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7" draw:text-style-name="P9" draw:layer="layout" svg:width="2.161cm" svg:height="0.742cm" svg:x="10.392cm" svg:y="14.627cm">
          <draw:text-box>
            <text:p><text:span text:style-name="T7">svn lock</text:span></text:p>
          </draw:text-box>
        </draw:frame>
        <draw:custom-shape draw:style-name="gr72" draw:text-style-name="P1" draw:layer="layout" svg:width="1.194cm" svg:height="1.049cm" svg:x="19.724cm" svg:y="14.365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70" draw:text-style-name="P1" draw:layer="layout" svg:x1="14.988cm" svg:y1="14.374cm" svg:x2="19.616cm" svg:y2="14.374cm">
          <text:p/>
        </draw:line>
        <draw:line draw:style-name="gr73" draw:text-style-name="P1" draw:layer="layout" svg:x1="14.979cm" svg:y1="15.414cm" svg:x2="19.493cm" svg:y2="15.407cm">
          <text:p/>
        </draw:line>
        <draw:frame draw:style-name="gr78" draw:text-style-name="P32" draw:layer="layout" svg:width="2.559cm" svg:height="1.233cm" svg:x="15.013cm" svg:y="13.08cm">
          <draw:text-box>
            <text:p><text:span text:style-name="T37">create git </text:span></text:p>
            <text:p><text:span text:style-name="T37">commit(s)</text:span></text:p>
          </draw:text-box>
        </draw:frame>
        <draw:line draw:style-name="gr70" draw:text-style-name="P1" draw:layer="layout" svg:x1="8.378cm" svg:y1="13.313cm" svg:x2="13.461cm" svg:y2="13.313cm">
          <text:p/>
        </draw:line>
        <draw:line draw:style-name="gr90" draw:text-style-name="P1" draw:layer="layout" svg:x1="8.442cm" svg:y1="7.581cm" svg:x2="12.281cm" svg:y2="7.581cm">
          <text:p/>
        </draw:line>
        <draw:frame draw:style-name="gr97" draw:text-style-name="P9" draw:layer="layout" svg:width="3.8cm" svg:height="0.742cm" svg:x="8.346cm" svg:y="6.867cm">
          <draw:text-box>
            <text:p><text:span text:style-name="T7">wait for svn lock</text:span></text:p>
          </draw:text-box>
        </draw:frame>
        <draw:frame draw:style-name="gr78" draw:text-style-name="P36" draw:layer="layout" svg:width="3.537cm" svg:height="0.742cm" svg:x="9.118cm" svg:y="8.314cm">
          <draw:text-box>
            <text:p><text:span text:style-name="T41">create revision</text:span></text:p>
          </draw:text-box>
        </draw:frame>
        <presentation:notes draw:style-name="dp2">
          <draw:page-thumbnail draw:style-name="gr9" draw:layer="layout" svg:width="13.968cm" svg:height="10.476cm" svg:x="3.81cm" svg:y="2.123cm" draw:page-number="20" presentation:class="page"/>
          <draw:frame presentation:style-name="pr2" draw:layer="layout" svg:width="17.271cm" svg:height="12.322cm" svg:x="2.159cm" svg:y="13.271cm" presentation:class="notes" presentation:placeholder="true">
            <draw:text-box/>
          </draw:frame>
        </presentation:notes>
      </draw:page>
      <draw:page draw:name="page21" draw:style-name="dp1" draw:master-page-name="Default">
        <draw:g>
          <draw:custom-shape draw:style-name="gr1" draw:text-style-name="P1" draw:layer="layout" svg:width="5.838cm" svg:height="7.168cm" svg:x="8.092cm" svg:y="11.88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8" draw:text-style-name="P7" draw:layer="layout" svg:width="4.511cm" svg:height="1.068cm" svg:x="8.954cm" svg:y="12.194cm">
            <draw:text-box>
              <text:p><text:span text:style-name="T5">SVN Server</text:span></text:p>
            </draw:text-box>
          </draw:frame>
          <draw:custom-shape draw:style-name="gr3" draw:text-style-name="P3" draw:layer="layout" svg:width="4.887cm" svg:height="4.78cm" svg:x="8.599cm" svg:y="13.689cm">
            <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9" draw:text-style-name="P8" draw:layer="layout" svg:width="3.984cm" svg:height="1.555cm" svg:x="9.201cm" svg:y="13.891cm">
            <draw:text-box>
              <text:p><text:span text:style-name="T6">subversion </text:span></text:p>
              <text:p><text:span text:style-name="T6">repository</text:span></text:p>
            </draw:text-box>
          </draw:frame>
          <draw:frame draw:style-name="gr100" draw:text-style-name="P9" draw:layer="layout" svg:width="3.2cm" svg:height="2.706cm" svg:x="9.21cm" svg:y="15.431cm">
            <draw:text-box>
              <text:p><text:span text:style-name="T7">project1/</text:span></text:p>
              <text:p><text:span text:style-name="T7"><text:s text:c="3"/></text:span><text:span text:style-name="T7">trunk/</text:span></text:p>
              <text:p><text:span text:style-name="T7"><text:s text:c="3"/></text:span><text:span text:style-name="T7">branches/</text:span></text:p>
              <text:p><text:span text:style-name="T7"><text:s text:c="3"/></text:span><text:span text:style-name="T7">tags/</text:span></text:p>
              <text:p><text:span text:style-name="T7">project2/</text:span></text:p>
            </draw:text-box>
          </draw:frame>
        </draw:g>
        <draw:g>
          <draw:custom-shape draw:style-name="gr5" draw:text-style-name="P1" draw:layer="layout" svg:width="1.116cm" svg:height="1.147cm" draw:transform="skewX (-0.001745329251994) rotate (1.55055050747147) translate (1.818cm 14.311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2.025cm" svg:y="12.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 draw:text-style-name="P1" draw:layer="layout" svg:width="5.838cm" svg:height="6.92cm" svg:x="8.086cm" svg:y="0.8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1" draw:text-style-name="P7" draw:layer="layout" svg:width="5.341cm" svg:height="2.22cm" svg:x="8.443cm" svg:y="1.051cm">
            <draw:text-box>
              <text:p text:style-name="P1"><text:span text:style-name="T5"><text:s/></text:span><text:span text:style-name="T5">Git Server</text:span></text:p>
              <text:p text:style-name="P10"><text:span text:style-name="T42">Git Repositories</text:span></text:p>
              <text:p><text:span text:style-name="T42">created with SubGit</text:span></text:p>
            </draw:text-box>
          </draw:frame>
          <draw:custom-shape draw:style-name="gr14" draw:text-style-name="P1" draw:layer="layout" svg:width="4.552cm" svg:height="1.716cm" svg:x="8.729cm" svg:y="3.38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2" draw:text-style-name="P11" draw:layer="layout" svg:width="4.118cm" svg:height="1.372cm" svg:x="8.946cm" svg:y="3.611cm">
            <draw:text-box>
              <text:p text:style-name="P10"><text:span text:style-name="T8">project1.git</text:span></text:p>
            </draw:text-box>
          </draw:frame>
          <draw:custom-shape draw:style-name="gr14" draw:text-style-name="P1" draw:layer="layout" svg:width="4.552cm" svg:height="1.716cm" svg:x="8.729cm" svg:y="5.4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3" draw:text-style-name="P11" draw:layer="layout" svg:width="4.118cm" svg:height="1.373cm" svg:x="8.946cm" svg:y="5.757cm">
            <draw:text-box>
              <text:p text:style-name="P10"><text:span text:style-name="T8">project2.git</text:span></text:p>
            </draw:text-box>
          </draw:frame>
        </draw:g>
        <draw:g>
          <draw:custom-shape draw:style-name="gr18" draw:text-style-name="P1" draw:layer="layout" svg:width="1.116cm" svg:height="1.147cm" draw:transform="skewX (-0.001745329251994) rotate (1.55055050747147) translate (1.818cm 6.697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2.025cm" svg:y="5.0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 draw:layer="layout" svg:width="1.116cm" svg:height="1.147cm" draw:transform="skewX (-0.001745329251994) rotate (1.55055050747147) translate (1.818cm 4.1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2.025cm" svg:y="2.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 draw:text-style-name="P1" draw:layer="layout" svg:width="1.954cm" svg:height="3.772cm" svg:x="10.055cm" svg:y="7.97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 draw:text-style-name="P1" draw:layer="layout" svg:width="3.799cm" svg:height="1.791cm" svg:x="3.749cm" svg:y="4.3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 draw:text-style-name="P1" draw:layer="layout" svg:width="3.799cm" svg:height="1.791cm" svg:x="3.749cm" svg:y="12.78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4" draw:text-style-name="P1" draw:layer="layout" svg:width="2.632cm" svg:height="1.655cm" draw:transform="rotate (-1.58301363155974) translate (3.246cm 8.285cm)">
          <text:p/>
          <draw:enhanced-geometry draw:mirror-vertical="true" draw:mirror-horizont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2" draw:text-style-name="P16" draw:layer="layout" svg:width="2.775cm" svg:height="1.979cm" svg:x="3.448cm" svg:y="8.333cm">
          <draw:text-box>
            <text:p><text:span text:style-name="T14">users</text:span></text:p>
            <text:p><text:span text:style-name="T14">migration</text:span></text:p>
            <text:p><text:span text:style-name="T14">path</text:span></text:p>
          </draw:text-box>
        </draw:frame>
        <draw:custom-shape draw:style-name="gr105" draw:text-style-name="P37" draw:layer="layout" svg:width="3.283cm" svg:height="1.467cm" svg:x="9.363cm" svg:y="9.198cm">
          <text:p text:style-name="P1"><text:span text:style-name="T43">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9" draw:layer="layout" svg:width="13.968cm" svg:height="10.476cm" svg:x="3.81cm" svg:y="2.123cm" draw:page-number="21" presentation:class="page"/>
          <draw:frame presentation:style-name="pr2" draw:text-style-name="P38" draw:layer="layout" svg:width="17.271cm" svg:height="12.322cm" svg:x="2.159cm" svg:y="13.271cm" presentation:class="notes" presentation:placeholder="true">
            <draw:text-box/>
          </draw:frame>
        </presentation:notes>
      </draw:page>
      <draw:page draw:name="page22" draw:style-name="dp1" draw:master-page-name="Default">
        <draw:custom-shape draw:style-name="gr3" draw:text-style-name="P3" draw:layer="layout" svg:width="5.552cm" svg:height="5.395cm" svg:x="4.12cm" svg:y="2.4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3" draw:layer="layout" svg:width="4.49cm" svg:height="1.905cm" svg:x="4.779cm" svg:y="2.722cm">
          <draw:text-box>
            <text:p><text:span text:style-name="T10">subversion </text:span></text:p>
            <text:p><text:span text:style-name="T10">repository</text:span></text:p>
          </draw:text-box>
        </draw:frame>
        <draw:frame draw:style-name="gr2" draw:text-style-name="P14" draw:layer="layout" svg:width="3.144cm" svg:height="2.555cm" svg:x="4.78cm" svg:y="4.471cm">
          <draw:text-box>
            <text:p><text:span text:style-name="T11">/</text:span></text:p>
            <text:p><text:span text:style-name="T12"><text:s text:c="2"/></text:span><text:span text:style-name="T12">/trunk</text:span></text:p>
            <text:p><text:span text:style-name="T12"><text:s text:c="2"/></text:span><text:span text:style-name="T12">/branches</text:span></text:p>
            <text:p><text:span text:style-name="T12"><text:s text:c="2"/></text:span><text:span text:style-name="T12">/tags</text:span></text:p>
          </draw:text-box>
        </draw:frame>
        <draw:custom-shape draw:style-name="gr21" draw:text-style-name="P3" draw:layer="layout" svg:width="6.325cm" svg:height="5.396cm" svg:x="12.134cm" svg:y="2.4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5" draw:layer="layout" svg:width="4.062cm" svg:height="1.905cm" svg:x="13.346cm" svg:y="2.647cm">
          <draw:text-box>
            <text:p><text:span text:style-name="T13">git </text:span></text:p>
            <text:p><text:span text:style-name="T13">repository</text:span></text:p>
          </draw:text-box>
        </draw:frame>
        <draw:frame draw:style-name="gr22" draw:text-style-name="P16" draw:layer="layout" svg:width="5.134cm" svg:height="2.544cm" svg:x="12.902cm" svg:y="4.913cm">
          <draw:text-box>
            <text:p><text:span text:style-name="T14"><text:s/></text:span><text:span text:style-name="T14">/refs/heads/master</text:span></text:p>
            <text:p><text:span text:style-name="T14"><text:s/></text:span><text:span text:style-name="T14">/refs/heads/*</text:span></text:p>
            <text:p><text:span text:style-name="T14"><text:s/></text:span><text:span text:style-name="T14">/refs/tags/*</text:span></text:p>
          </draw:text-box>
        </draw:frame>
        <draw:line draw:style-name="gr23" draw:text-style-name="P1" draw:layer="layout" svg:x1="8.048cm" svg:y1="5.365cm" svg:x2="12.872cm" svg:y2="5.348cm">
          <text:p/>
        </draw:line>
        <draw:line draw:style-name="gr23" draw:text-style-name="P1" draw:layer="layout" svg:x1="8.068cm" svg:y1="5.956cm" svg:x2="12.844cm" svg:y2="5.956cm">
          <text:p/>
        </draw:line>
        <draw:line draw:style-name="gr23" draw:text-style-name="P1" draw:layer="layout" svg:x1="8.068cm" svg:y1="6.548cm" svg:x2="12.844cm" svg:y2="6.548cm">
          <text:p/>
        </draw:line>
        <draw:connector draw:style-name="gr24" draw:text-style-name="P1" draw:layer="layout" draw:type="curve" svg:x1="6.694cm" svg:y1="4.972cm" svg:x2="11.937cm" svg:y2="3.372cm" svg:d="m6694 4972c3933 0 1312-1600 5243-1600">
          <text:p/>
        </draw:connector>
        <draw:frame draw:style-name="gr2" draw:text-style-name="P17" draw:layer="layout" svg:width="4.693cm" svg:height="0.742cm" svg:x="4.558cm" svg:y="1.576cm">
          <draw:text-box>
            <text:p><text:span text:style-name="T15">http://host/svn/repos</text:span></text:p>
          </draw:text-box>
        </draw:frame>
        <presentation:notes draw:style-name="dp2">
          <draw:page-thumbnail draw:style-name="gr9" draw:layer="layout" svg:width="13.968cm" svg:height="10.476cm" svg:x="3.81cm" svg:y="2.123cm" draw:page-number="22" presentation:class="page"/>
          <draw:frame presentation:style-name="pr3" draw:text-style-name="P38" draw:layer="layout" svg:width="17.271cm" svg:height="12.572cm" svg:x="2.159cm" svg:y="13.271cm" presentation:class="notes" presentation:placeholder="true">
            <draw:text-box/>
          </draw:frame>
        </presentation:notes>
      </draw:page>
      <draw:page draw:name="page23" draw:style-name="dp1" draw:master-page-name="Default">
        <draw:custom-shape draw:style-name="gr3" draw:text-style-name="P3" draw:layer="layout" svg:width="5.552cm" svg:height="12.681cm" svg:x="4.121cm" svg:y="2.4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3" draw:layer="layout" svg:width="4.49cm" svg:height="1.905cm" svg:x="4.805cm" svg:y="2.919cm">
          <draw:text-box>
            <text:p><text:span text:style-name="T10">subversion </text:span></text:p>
            <text:p><text:span text:style-name="T10">repository</text:span></text:p>
          </draw:text-box>
        </draw:frame>
        <draw:frame draw:style-name="gr2" draw:text-style-name="P14" draw:layer="layout" svg:width="3.266cm" svg:height="8.891cm" svg:x="4.756cm" svg:y="4.963cm">
          <draw:text-box>
            <text:p><text:span text:style-name="T11">/project1</text:span></text:p>
            <text:p><text:span text:style-name="T12"><text:s text:c="3"/></text:span><text:span text:style-name="T12">/trunk</text:span></text:p>
            <text:p><text:span text:style-name="T12"><text:s text:c="3"/></text:span><text:span text:style-name="T12">/branches</text:span></text:p>
            <text:p><text:span text:style-name="T12"><text:s text:c="3"/></text:span><text:span text:style-name="T12">/tags</text:span></text:p>
            <text:p><text:span text:style-name="T12"/></text:p>
            <text:p><text:span text:style-name="T11"/></text:p>
            <text:p><text:span text:style-name="T11"/></text:p>
            <text:p><text:span text:style-name="T11"/></text:p>
            <text:p><text:span text:style-name="T11"/></text:p>
            <text:p><text:span text:style-name="T11"/></text:p>
            <text:p><text:span text:style-name="T11"/></text:p>
            <text:p><text:span text:style-name="T11">/project2</text:span></text:p>
            <text:p><text:span text:style-name="T12"><text:s text:c="3"/></text:span><text:span text:style-name="T12">/main</text:span></text:p>
            <text:p><text:span text:style-name="T12"><text:s text:c="3"/></text:span><text:span text:style-name="T12">/versions</text:span></text:p>
            <text:p><text:span text:style-name="T12"><text:s text:c="3"/></text:span><text:span text:style-name="T12">/stamps</text:span></text:p>
          </draw:text-box>
        </draw:frame>
        <draw:custom-shape draw:style-name="gr21" draw:text-style-name="P3" draw:layer="layout" svg:width="6.325cm" svg:height="5.593cm" svg:x="12.627cm" svg:y="2.4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5" draw:layer="layout" svg:width="5.138cm" svg:height="1.905cm" svg:x="13.544cm" svg:y="2.968cm">
          <draw:text-box>
            <text:p><text:span text:style-name="T13">project1.git </text:span></text:p>
            <text:p><text:span text:style-name="T13">git repository</text:span></text:p>
          </draw:text-box>
        </draw:frame>
        <draw:frame draw:style-name="gr22" draw:text-style-name="P16" draw:layer="layout" svg:width="5.011cm" svg:height="2.555cm" svg:x="13.469cm" svg:y="4.963cm">
          <draw:text-box>
            <text:p><text:span text:style-name="T14"/></text:p>
            <text:p><text:span text:style-name="T14">/refs/heads/master</text:span></text:p>
            <text:p><text:span text:style-name="T14">/refs/heads/*</text:span></text:p>
            <text:p><text:span text:style-name="T14">/refs/tags/*</text:span></text:p>
          </draw:text-box>
        </draw:frame>
        <draw:frame draw:style-name="gr2" draw:text-style-name="P17" draw:layer="layout" svg:width="4.693cm" svg:height="0.742cm" svg:x="4.531cm" svg:y="1.494cm">
          <draw:text-box>
            <text:p><text:span text:style-name="T15">http://host/svn/repos</text:span></text:p>
          </draw:text-box>
        </draw:frame>
        <draw:line draw:style-name="gr23" draw:text-style-name="P1" draw:layer="layout" svg:x1="8.393cm" svg:y1="5.907cm" svg:x2="13.217cm" svg:y2="5.89cm">
          <text:p/>
        </draw:line>
        <draw:line draw:style-name="gr23" draw:text-style-name="P1" draw:layer="layout" svg:x1="8.393cm" svg:y1="6.498cm" svg:x2="13.169cm" svg:y2="6.498cm">
          <text:p/>
        </draw:line>
        <draw:line draw:style-name="gr23" draw:text-style-name="P1" draw:layer="layout" svg:x1="8.393cm" svg:y1="7.09cm" svg:x2="13.169cm" svg:y2="7.09cm">
          <text:p/>
        </draw:line>
        <draw:custom-shape draw:style-name="gr21" draw:text-style-name="P3" draw:layer="layout" svg:width="6.325cm" svg:height="5.593cm" svg:x="12.627cm" svg:y="9.42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5" draw:layer="layout" svg:width="5.138cm" svg:height="1.905cm" svg:x="13.544cm" svg:y="9.908cm">
          <draw:text-box>
            <text:p><text:span text:style-name="T13">project2.git </text:span></text:p>
            <text:p><text:span text:style-name="T13">git repository</text:span></text:p>
          </draw:text-box>
        </draw:frame>
        <draw:frame draw:style-name="gr22" draw:text-style-name="P16" draw:layer="layout" svg:width="5.011cm" svg:height="2.544cm" svg:x="13.469cm" svg:y="11.903cm">
          <draw:text-box>
            <text:p><text:span text:style-name="T14">/refs/heads/master</text:span></text:p>
            <text:p><text:span text:style-name="T14">/refs/heads/*</text:span></text:p>
            <text:p><text:span text:style-name="T14">/refs/tags/*</text:span></text:p>
          </draw:text-box>
        </draw:frame>
        <draw:line draw:style-name="gr23" draw:text-style-name="P1" draw:layer="layout" svg:x1="8.393cm" svg:y1="12.307cm" svg:x2="13.217cm" svg:y2="12.29cm">
          <text:p/>
        </draw:line>
        <draw:line draw:style-name="gr23" draw:text-style-name="P1" draw:layer="layout" svg:x1="8.393cm" svg:y1="12.898cm" svg:x2="13.169cm" svg:y2="12.898cm">
          <text:p/>
        </draw:line>
        <draw:line draw:style-name="gr23" draw:text-style-name="P1" draw:layer="layout" svg:x1="8.393cm" svg:y1="13.49cm" svg:x2="13.169cm" svg:y2="13.49cm">
          <text:p/>
        </draw:line>
        <draw:connector draw:style-name="gr24" draw:text-style-name="P1" draw:layer="layout" draw:type="curve" svg:x1="7.335cm" svg:y1="5.39cm" svg:x2="12.578cm" svg:y2="3.79cm" svg:d="m7335 5390c3933 0 1312-1600 5243-1600">
          <text:p/>
        </draw:connector>
        <draw:connector draw:style-name="gr24" draw:text-style-name="P1" draw:layer="layout" draw:type="curve" svg:x1="7.386cm" svg:y1="11.666cm" svg:x2="12.552cm" svg:y2="10.411cm" svg:d="m7386 11666c3874 0 1292-1255 5166-1255">
          <text:p/>
        </draw:connector>
        <presentation:notes draw:style-name="dp2">
          <draw:page-thumbnail draw:style-name="gr9" draw:layer="layout" svg:width="13.968cm" svg:height="10.476cm" svg:x="3.81cm" svg:y="2.123cm" draw:page-number="23" presentation:class="page"/>
          <draw:frame presentation:style-name="pr3" draw:text-style-name="P38" draw:layer="layout" svg:width="17.271cm" svg:height="12.572cm" svg:x="2.159cm" svg:y="13.271cm" presentation:class="notes" presentation:placeholder="true">
            <draw:text-box/>
          </draw:frame>
        </presentation:notes>
      </draw:page>
      <draw:page draw:name="page24" draw:style-name="dp1" draw:master-page-name="Default">
        <draw:frame draw:style-name="gr26" draw:text-style-name="P21" draw:layer="layout" svg:width="6.945cm" svg:height="3.346cm" svg:x="6.571cm" svg:y="1.725cm">
          <draw:text-box>
            <text:p text:style-name="P39"><text:span text:style-name="T24">configure</text:span></text:p>
            <text:p text:style-name="P39"><text:span text:style-name="T25"><text:s text:c="4"/></text:span><text:span text:style-name="T25">git repository created</text:span></text:p>
            <text:p text:style-name="P39"><text:span text:style-name="T25"><text:s text:c="4"/></text:span><text:span text:style-name="T25">default configuration</text:span></text:p>
            <text:p text:style-name="P39"><text:span text:style-name="T25"><text:s text:c="4"/></text:span><text:span text:style-name="T25">generated </text:span></text:p>
          </draw:text-box>
        </draw:frame>
        <draw:custom-shape draw:style-name="gr29" draw:text-style-name="P23" xml:id="id12" draw:id="id12" draw:layer="layout" svg:width="1.797cm" svg:height="1.944cm" svg:x="4.65cm" svg:y="2.242cm">
          <text:p text:style-name="P40"><text:span text:style-name="T2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4" xml:id="id13" draw:id="id13" draw:layer="layout" svg:width="1.797cm" svg:height="1.944cm" svg:x="4.627cm" svg:y="6.179cm">
          <text:p text:style-name="P41"><text:span text:style-name="T2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4" xml:id="id14" draw:id="id14" draw:layer="layout" svg:width="1.797cm" svg:height="1.944cm" svg:x="4.626cm" svg:y="9.921cm">
          <text:p text:style-name="P41"><text:span text:style-name="T27">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6" draw:text-style-name="P21" draw:layer="layout" svg:width="10.069cm" svg:height="1.39cm" svg:x="8.444cm" svg:y="6.228cm">
          <draw:text-box>
            <text:p text:style-name="P39"><text:span text:style-name="T24">adjust configuration</text:span></text:p>
          </draw:text-box>
        </draw:frame>
        <draw:frame draw:style-name="gr26" draw:text-style-name="P21" draw:layer="layout" svg:width="8.389cm" svg:height="2.694cm" svg:x="6.521cm" svg:y="9.405cm">
          <draw:text-box>
            <text:p text:style-name="P39"><text:span text:style-name="T24">install</text:span></text:p>
            <text:p text:style-name="P39"><text:span text:style-name="T25"><text:s text:c="4"/></text:span><text:span text:style-name="T25">existing revisions imported</text:span></text:p>
            <text:p text:style-name="P39"><text:span text:style-name="T25"><text:s text:c="4"/></text:span><text:span text:style-name="T25">synchronization enabled</text:span></text:p>
          </draw:text-box>
        </draw:frame>
        <draw:g>
          <draw:custom-shape draw:style-name="gr30" draw:text-style-name="P1" draw:layer="layout" svg:width="1.033cm" svg:height="1.378cm" svg:x="7.236cm" svg:y="6.42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1" draw:text-style-name="P1" draw:layer="layout" svg:x1="7.457cm" svg:y1="6.868cm" svg:x2="7.974cm" svg:y2="6.868cm">
            <text:p/>
          </draw:line>
          <draw:line draw:style-name="gr31" draw:text-style-name="P1" draw:layer="layout" svg:x1="7.458cm" svg:y1="7.238cm" svg:x2="7.975cm" svg:y2="7.238cm">
            <text:p/>
          </draw:line>
        </draw:g>
        <draw:g>
          <draw:custom-shape draw:style-name="gr14" draw:text-style-name="P1" draw:layer="layout" svg:width="1.181cm" svg:height="1.625cm" svg:x="15.473cm" svg:y="2.51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30" draw:text-style-name="P1" draw:layer="layout" svg:width="1.033cm" svg:height="1.378cm" svg:x="16.261cm" svg:y="3.474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1" draw:text-style-name="P1" draw:layer="layout" svg:x1="16.482cm" svg:y1="3.916cm" svg:x2="16.999cm" svg:y2="3.916cm">
              <text:p/>
            </draw:line>
            <draw:line draw:style-name="gr31" draw:text-style-name="P1" draw:layer="layout" svg:x1="16.483cm" svg:y1="4.286cm" svg:x2="17cm" svg:y2="4.286cm">
              <text:p/>
            </draw:line>
          </draw:g>
        </draw:g>
        <draw:custom-shape draw:style-name="gr14" draw:text-style-name="P1" draw:layer="layout" svg:width="1.181cm" svg:height="1.625cm" svg:x="15.522cm" svg:y="9.90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2" draw:text-style-name="P1" draw:layer="layout" svg:width="1.181cm" svg:height="1.625cm" svg:x="16.064cm" svg:y="10.59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3" draw:text-style-name="P1" draw:layer="layout" draw:type="line" svg:x1="5.549cm" svg:y1="4.186cm" svg:x2="5.526cm" svg:y2="6.179cm" draw:start-shape="id12" draw:start-glue-point="8" draw:end-shape="id13" draw:end-glue-point="4" svg:d="m5549 4186-23 1993">
          <text:p/>
        </draw:connector>
        <draw:connector draw:style-name="gr33" draw:text-style-name="P1" draw:layer="layout" draw:type="line" svg:x1="5.501cm" svg:y1="8.246cm" svg:x2="5.525cm" svg:y2="9.921cm" draw:end-shape="id14" draw:end-glue-point="4" svg:d="m5501 8246 24 1675">
          <text:p/>
        </draw:connector>
        <presentation:notes draw:style-name="dp2">
          <draw:page-thumbnail draw:style-name="gr9" draw:layer="layout" svg:width="13.968cm" svg:height="10.476cm" svg:x="3.81cm" svg:y="2.123cm" draw:page-number="24" presentation:class="page"/>
          <draw:frame presentation:style-name="pr3" draw:text-style-name="P3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Rounded_20_large_20_Arrow" draw:display-name="Rounded large Arrow" svg:viewBox="0 0 1131 2256" svg:d="m1127 2120-449-2006-9-42-25-39-38-25-38-8-43 8-38 25-25 39-9 42-449 2006v13l-4 9 9 42 25 38 38 25 42 9h903l42-9 38-25 26-38 8-42v-9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2cm" svg:stroke-color="#c0c0c0" draw:marker-start-width="0.15cm" draw:marker-start-center="false" draw:marker-end-width="0.15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8-08T15:59:48.94</meta:creation-date>
    <meta:editing-duration>P1DT14H40M38S</meta:editing-duration>
    <meta:editing-cycles>105</meta:editing-cycles>
    <dc:date>2013-07-10T14:34:09.77</dc:date>
    <meta:generator>OpenOffice.org/3.4.1$Win32 OpenOffice.org_project/341m1$Build-9593</meta:generator>
    <meta:document-statistic meta:object-count="697"/>
  </office:meta>
</office:document-meta>
</file>